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D300000044E7D48172030F5CD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Monospace1" svg:font-family="Monospace" style:font-family-generic="roma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8cm" fo:min-width="18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style:text-autospace="none"/>
    </style:style>
    <style:style style:name="P6" style:family="paragraph">
      <loext:graphic-properties draw:fill="gradient" draw:fill-color="#ff9966" draw:fill-gradient-name="Gradient_20_16"/>
      <style:paragraph-properties fo:text-align="start" style:text-autospace="none"/>
      <style:text-properties style:font-name="Monospace" fo:font-size="22pt" style:text-underline-style="none" fo:font-weight="normal" style:font-name-asian="Monospace" style:font-size-asian="22pt" style:font-weight-asian="normal" style:font-name-complex="Monospace" style:font-size-complex="22pt" style:font-weight-complex="normal"/>
    </style:style>
    <style:style style:name="P7" style:family="paragraph">
      <loext:graphic-properties draw:fill="gradient" draw:fill-color="#ff9966" draw:fill-gradient-name="Gradient_20_16"/>
      <style:paragraph-properties fo:text-align="start" style:text-autospace="none"/>
      <style:text-properties fo:color="#000000" style:font-name="Monospace" fo:font-size="16pt" style:text-underline-style="none" fo:font-weight="normal" style:font-name-asian="Monospace" style:font-size-asian="16pt" style:font-weight-asian="normal" style:font-name-complex="Monospace" style:font-size-complex="16pt" style:font-weight-complex="normal"/>
    </style:style>
    <style:style style:name="P8" style:family="paragraph">
      <loext:graphic-properties draw:fill="gradient" draw:fill-color="#ff9966" draw:fill-gradient-name="Gradient_20_16"/>
      <style:paragraph-properties fo:text-align="start" style:text-autospace="none"/>
      <style:text-properties fo:color="#000000" style:font-name="Monospace" fo:font-size="17pt" style:text-underline-style="none" fo:font-weight="normal" style:font-name-asian="Monospace" style:font-size-asian="17pt" style:font-weight-asian="normal" style:font-name-complex="Monospace" style:font-size-complex="17pt" style:font-weight-complex="normal"/>
    </style:style>
    <style:style style:name="P9" style:family="paragraph">
      <loext:graphic-properties draw:fill="gradient" draw:fill-color="#ff9966" draw:fill-gradient-name="Gradient_20_16"/>
      <style:paragraph-properties fo:text-align="start" style:text-autospace="none"/>
      <style:text-properties fo:color="#000000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gradient" draw:fill-color="#ff9966" draw:fill-gradient-name="Gradient_20_16"/>
      <style:paragraph-properties fo:text-align="start" style:text-autospace="none"/>
      <style:text-properties fo:color="#646464" style:font-name="Monospace1" fo:font-size="16pt" style:text-underline-style="none" fo:font-weight="normal" style:font-name-asian="Monospace" style:font-size-asian="16pt" style:font-weight-asian="normal" style:font-name-complex="Monospace" style:font-size-complex="16pt" style:font-weight-complex="normal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gradient" draw:fill-color="#ff9966" draw:fill-gradient-name="Gradient_20_16"/>
      <style:paragraph-properties fo:text-align="start" style:text-autospace="none"/>
      <style:text-properties fo:color="#000000" style:font-name="Monospace" fo:font-size="19pt" style:text-underline-style="none" fo:font-weight="normal" style:font-name-asian="Monospace" style:font-size-asian="19pt" style:font-weight-asian="normal" style:font-name-complex="Monospace" style:font-size-complex="19pt" style:font-weight-complex="normal"/>
    </style:style>
    <style:style style:name="P14" style:family="paragraph">
      <loext:graphic-properties draw:fill="gradient" draw:fill-color="#ff9966" draw:fill-gradient-name="Gradient_20_16"/>
      <style:paragraph-properties fo:text-align="start" style:text-autospace="none"/>
      <style:text-properties fo:color="#000000" style:font-name="Monospace" fo:font-size="20pt" style:text-underline-style="none" fo:font-weight="normal" style:font-name-asian="Monospace" style:font-size-asian="20pt" style:font-weight-asian="normal" style:font-name-complex="Monospace" style:font-size-complex="20pt" style:font-weight-complex="normal"/>
    </style:style>
    <style:style style:name="P15" style:family="paragraph">
      <loext:graphic-properties draw:fill="gradient" draw:fill-color="#ff9966" draw:fill-gradient-name="Gradient_20_16"/>
      <style:paragraph-properties fo:text-align="start" style:text-autospace="none"/>
      <style:text-properties fo:color="#646464" style:font-name="Monospace1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P16" style:family="paragraph">
      <loext:graphic-properties draw:fill="gradient" draw:fill-color="#ff9966" draw:fill-gradient-name="Gradient_20_16"/>
      <style:paragraph-properties fo:text-align="start" style:text-autospace="none"/>
      <style:text-properties fo:color="#000000" style:font-name="Monospace" fo:font-size="14pt" style:text-underline-style="none" fo:font-weight="normal" style:font-name-asian="Monospace" style:font-size-asian="14pt" style:font-weight-asian="normal" style:font-name-complex="Monospace" style:font-size-complex="14pt" style:font-weight-complex="normal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loext:graphic-properties draw:fill="gradient" draw:fill-color="#ff9966" draw:fill-gradient-name="Gradient_20_25"/>
      <style:paragraph-properties fo:text-align="center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gradient" draw:fill-color="#ff9966" draw:fill-gradient-name="Gradient_20_26"/>
      <style:paragraph-properties fo:text-align="center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gradient" draw:fill-color="#ff9966" draw:fill-gradient-name="Gradient_20_28"/>
      <style:paragraph-properties fo:text-align="center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gradient" draw:fill-color="#ff9966" draw:fill-gradient-name="Gradient_20_16"/>
      <style:paragraph-properties fo:text-align="start" style:text-autospace="none"/>
      <style:text-properties fo:color="#000000" style:font-name="Monospace" fo:font-size="15pt" style:text-underline-style="none" fo:font-weight="normal" style:font-name-asian="Monospace" style:font-size-asian="15pt" style:font-weight-asian="normal" style:font-name-complex="Monospace" style:font-size-complex="15pt" style:font-weight-complex="normal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="gradient" draw:fill-color="#ff9966" draw:fill-gradient-name="Gradient_20_16"/>
      <style:paragraph-properties fo:text-align="start" style:text-autospace="none"/>
      <style:text-properties fo:color="#3f5fbf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P25" style:family="paragraph">
      <loext:graphic-properties draw:fill="gradient" draw:fill-color="#ff9966" draw:fill-gradient-name="Gradient_20_16"/>
      <style:paragraph-properties fo:text-align="start" style:text-autospace="none"/>
      <style:text-properties style:use-window-font-color="true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P26" style:family="paragraph">
      <loext:graphic-properties draw:fill="gradient" draw:fill-color="#ff9966" draw:fill-gradient-name="Gradient_20_16"/>
      <style:paragraph-properties fo:text-align="start" style:text-autospace="none"/>
      <style:text-properties fo:color="#3f5fbf" style:font-name="Monospace" fo:font-size="14pt" style:text-underline-style="none" fo:font-weight="normal" style:font-name-asian="Monospace" style:font-size-asian="14pt" style:font-weight-asian="normal" style:font-name-complex="Monospace" style:font-size-complex="14pt" style:font-weight-complex="normal"/>
    </style:style>
    <style:style style:name="P27" style:family="paragraph">
      <loext:graphic-properties draw:fill="gradient" draw:fill-color="#ff9966" draw:fill-gradient-name="Gradient_20_16"/>
      <style:paragraph-properties fo:text-align="start" style:text-autospace="none"/>
      <style:text-properties fo:color="#000000" style:font-name="Monospace" fo:font-size="8pt" style:text-underline-style="none" fo:font-weight="normal" style:font-name-asian="Monospace" style:font-size-asian="8pt" style:font-weight-asian="normal" style:font-name-complex="Monospace" style:font-size-complex="8pt" style:font-weight-complex="normal"/>
    </style:style>
    <style:style style:name="P28" style:family="paragraph">
      <loext:graphic-properties draw:fill="gradient" draw:fill-color="#ff9966" draw:fill-gradient-name="Gradient_20_16"/>
      <style:paragraph-properties fo:text-align="start" style:text-autospace="none"/>
      <style:text-properties fo:color="#646464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P29" style:family="paragraph">
      <loext:graphic-properties draw:fill="gradient" draw:fill-color="#ff9966" draw:fill-gradient-name="Gradient_20_16"/>
      <style:paragraph-properties fo:text-align="start" style:text-autospace="none"/>
      <style:text-properties fo:color="#000000" style:font-name="Monospace" fo:font-size="10pt" style:text-underline-style="none" fo:font-weight="normal" style:font-name-asian="Monospace" style:font-size-asian="10pt" style:font-weight-asian="normal" style:font-name-complex="Monospace" style:font-size-complex="10pt" style:font-weight-complex="normal"/>
    </style:style>
    <style:style style:name="P30" style:family="paragraph">
      <loext:graphic-properties draw:fill="gradient" draw:fill-color="#ff9966" draw:fill-gradient-name="Gradient_20_16"/>
      <style:paragraph-properties fo:text-align="start" style:text-autospace="none"/>
      <style:text-properties fo:color="#3f5fbf" style:font-name="Monospace" fo:font-size="16pt" style:text-underline-style="none" fo:font-weight="normal" style:font-name-asian="Monospace" style:font-size-asian="16pt" style:font-weight-asian="normal" style:font-name-complex="Monospace" style:font-size-complex="16pt" style:font-weight-complex="normal"/>
    </style:style>
    <style:style style:name="P31" style:family="paragraph">
      <loext:graphic-properties draw:fill="gradient" draw:fill-color="#ff9966" draw:fill-gradient-name="Gradient_20_16"/>
      <style:paragraph-properties fo:text-align="start" style:text-autospace="none"/>
      <style:text-properties fo:color="#000000" style:font-name="Monospace" fo:font-size="12pt" style:text-underline-style="none" fo:font-weight="normal" style:font-name-asian="Monospace" style:font-size-asian="12pt" style:font-weight-asian="normal" style:font-name-complex="Monospace" style:font-size-complex="12pt" style:font-weight-complex="normal"/>
    </style:style>
    <style:style style:name="P32" style:family="paragraph">
      <loext:graphic-properties draw:fill="gradient" draw:fill-color="#ff9966" draw:fill-gradient-name="Gradient_20_16"/>
      <style:paragraph-properties fo:text-align="start" style:text-autospace="none"/>
      <style:text-properties fo:color="#646464" style:font-name="Monospace" fo:font-size="16pt" style:text-underline-style="none" fo:font-weight="normal" style:font-name-asian="Monospace" style:font-size-asian="16pt" style:font-weight-asian="normal" style:font-name-complex="Monospace" style:font-size-complex="16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font-name="Monospace" fo:font-size="22pt" style:text-underline-style="none" fo:font-weight="normal" style:font-name-asian="Monospace" style:font-size-asian="22pt" style:font-weight-asian="normal" style:font-name-complex="Monospace" style:font-size-complex="22pt" style:font-weight-complex="normal"/>
    </style:style>
    <style:style style:name="T3" style:family="text">
      <style:text-properties fo:color="#0000c0" style:font-name="Monospace" fo:font-size="22pt" style:text-underline-style="none" fo:font-weight="normal" style:font-name-asian="Monospace" style:font-size-asian="22pt" style:font-weight-asian="normal" style:font-name-complex="Monospace" style:font-size-complex="22pt" style:font-weight-complex="normal"/>
    </style:style>
    <style:style style:name="T4" style:family="text">
      <style:text-properties fo:color="#7f0055" style:font-name="Monospace" fo:font-size="22pt" style:text-underline-style="none" fo:font-weight="normal" style:font-name-asian="Monospace" style:font-size-asian="22pt" style:font-weight-asian="normal" style:font-name-complex="Monospace" style:font-size-complex="22pt" style:font-weight-complex="normal"/>
    </style:style>
    <style:style style:name="T5" style:family="text">
      <style:text-properties fo:color="#0000c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style:font-name-asian="Monospace" style:font-size-asian="22pt" style:font-style-asian="normal" style:font-weight-asian="normal" style:font-name-complex="Monospac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style:font-name-asian="Monospace" style:font-size-asian="22pt" style:font-style-asian="normal" style:font-weight-asian="normal" style:font-name-complex="Monospace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a00ff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style:font-name-asian="Monospace" style:font-size-asian="22pt" style:font-style-asian="normal" style:font-weight-asian="normal" style:font-name-complex="Monospace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c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f0055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2a00ff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Monospace" fo:font-size="16pt" style:font-name-asian="Monospace" style:font-size-asian="16pt" style:font-name-complex="Monospace" style:font-size-complex="16pt"/>
    </style:style>
    <style:style style:name="T13" style:family="text">
      <style:text-properties fo:color="#646464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7f0055" style:text-outline="false" style:text-line-through-style="none" style:text-line-through-type="none" style:font-name="Monospace" fo:font-size="17pt" fo:font-style="normal" fo:text-shadow="none" style:text-underline-style="none" fo:font-weight="bold" style:letter-kerning="true" style:font-name-asian="Monospace" style:font-size-asian="17pt" style:font-style-asian="normal" style:font-weight-asian="bold" style:font-name-complex="Monospace" style:font-size-complex="17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Monospace" fo:font-size="17pt" fo:font-style="normal" fo:text-shadow="none" style:text-underline-style="none" fo:font-weight="normal" style:letter-kerning="true" style:font-name-asian="Monospace" style:font-size-asian="17pt" style:font-style-asian="normal" style:font-weight-asian="normal" style:font-name-complex="Monospace" style:font-size-complex="1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c0" style:text-outline="false" style:text-line-through-style="none" style:text-line-through-type="none" style:font-name="Monospace" fo:font-size="17pt" fo:font-style="normal" fo:text-shadow="none" style:text-underline-style="none" fo:font-weight="normal" style:letter-kerning="true" style:font-name-asian="Monospace" style:font-size-asian="17pt" style:font-style-asian="normal" style:font-weight-asian="normal" style:font-name-complex="Monospace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2a00ff" style:text-outline="false" style:text-line-through-style="none" style:text-line-through-type="none" style:font-name="Monospace" fo:font-size="17pt" fo:font-style="normal" fo:text-shadow="none" style:text-underline-style="none" fo:font-weight="normal" style:letter-kerning="true" style:font-name-asian="Monospace" style:font-size-asian="17pt" style:font-style-asian="normal" style:font-weight-asian="normal" style:font-name-complex="Monospace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f0055" style:text-outline="false" style:text-line-through-style="none" style:text-line-through-type="none" style:font-name="Monospace" fo:font-size="18pt" fo:font-style="normal" fo:text-shadow="none" style:text-underline-style="none" fo:font-weight="bold" style:letter-kerning="true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c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646464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Monospace" fo:font-size="18pt" fo:font-style="italic" fo:text-shadow="none" style:text-underline-style="none" fo:font-weight="normal" style:letter-kerning="true" style:font-name-asian="Monospace" style:font-size-asian="18pt" style:font-style-asian="italic" style:font-weight-asian="normal" style:font-name-complex="Monospace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2a00ff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3f7f5f" style:text-outline="false" style:text-line-through-style="none" style:text-line-through-type="none" style:font-name="Monospace" fo:font-size="17pt" fo:font-style="normal" fo:text-shadow="none" style:text-underline-style="none" fo:font-weight="normal" style:letter-kerning="true" style:font-name-asian="Monospace" style:font-size-asian="17pt" style:font-style-asian="normal" style:font-weight-asian="normal" style:font-name-complex="Monospace" style:font-size-complex="17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Monospace" fo:font-size="17pt" style:text-underline-style="none" style:font-name-asian="Monospace" style:font-size-asian="17pt" style:font-name-complex="Monospace" style:font-size-complex="17pt"/>
    </style:style>
    <style:style style:name="T26" style:family="text">
      <style:text-properties fo:color="#000000" style:text-outline="false" style:text-line-through-style="none" style:text-line-through-type="none" style:font-name="Monospace" fo:font-size="17pt" fo:font-style="normal" fo:text-shadow="none" style:text-underline-style="none" style:letter-kerning="true" style:font-name-asian="Monospace" style:font-size-asian="17pt" style:font-style-asian="normal" style:font-name-complex="Monospace" style:font-size-complex="17pt" style:font-style-complex="normal" style:text-emphasize="none" style:font-relief="none" style:text-overline-style="none" style:text-overline-color="font-color"/>
    </style:style>
    <style:style style:name="T27" style:family="text">
      <style:text-properties fo:color="#646464" style:text-outline="false" style:text-line-through-style="none" style:text-line-through-type="none" style:font-name="Monospace" fo:font-size="16pt" fo:text-shadow="none" style:text-underline-style="none" fo:font-weight="bold" style:letter-kerning="true" style:font-name-asian="Monospace" style:font-size-asian="16pt" style:font-weight-asian="bold" style:font-name-complex="Monospace" style:font-size-complex="16pt" style:font-weight-complex="bold" style:text-emphasize="none" style:font-relief="none" style:text-overline-style="none" style:text-overline-color="font-color"/>
    </style:style>
    <style:style style:name="T28" style:family="text">
      <style:text-properties fo:color="#7f0055" style:text-outline="false" style:text-line-through-style="none" style:text-line-through-type="none" style:font-name="Monospace" fo:font-size="16pt" fo:text-shadow="none" style:text-underline-style="none" fo:font-weight="bold" style:letter-kerning="true" style:font-name-asian="Monospace" style:font-size-asian="16pt" style:font-weight-asian="bold" style:font-name-complex="Monospace" style:font-size-complex="16pt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Monospace" fo:font-size="16pt" fo:text-shadow="none" style:text-underline-style="none" fo:font-weight="normal" style:letter-kerning="true" style:font-name-asian="Monospace" style:font-size-asian="16pt" style:font-weight-asian="normal" style:font-name-complex="Monospace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646464" style:text-outline="false" style:text-line-through-style="none" style:text-line-through-type="none" style:font-name="Monospace" fo:font-size="16pt" fo:text-shadow="none" style:text-underline-style="none" fo:font-weight="normal" style:letter-kerning="true" style:font-name-asian="Monospace" style:font-size-asian="16pt" style:font-weight-asian="normal" style:font-name-complex="Monospace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c0" style:text-outline="false" style:text-line-through-style="none" style:text-line-through-type="none" style:font-name="Monospace" fo:font-size="16pt" fo:font-style="italic" fo:text-shadow="none" style:text-underline-style="none" fo:font-weight="normal" style:letter-kerning="true" style:font-name-asian="Monospace" style:font-size-asian="16pt" style:font-style-asian="italic" style:font-weight-asian="normal" style:font-name-complex="Monospace" style:font-size-complex="16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style:text-line-through-type="none" style:font-name="Monospace" fo:font-size="16pt" fo:text-shadow="none" style:text-underline-style="none" fo:font-weight="normal" style:letter-kerning="true" style:font-name-asian="Monospace" style:font-size-asian="16pt" style:font-weight-asian="normal" style:font-name-complex="Monospace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Monospace" fo:font-size="16pt" fo:text-shadow="none" style:text-underline-style="none" fo:font-weight="normal" style:letter-kerning="true" style:font-name-asian="Monospace" style:font-size-asian="16pt" style:font-weight-asian="normal" style:font-name-complex="Monospace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Monospace" fo:font-size="16pt" fo:text-shadow="none" style:text-underline-style="none" fo:font-weight="bold" style:letter-kerning="true" style:font-name-asian="Monospace" style:font-size-asian="16pt" style:font-weight-asian="bold" style:font-name-complex="Monospace" style:font-size-complex="16pt" style:font-weight-complex="bold" style:text-emphasize="none" style:font-relief="none" style:text-overline-style="none" style:text-overline-color="font-color"/>
    </style:style>
    <style:style style:name="T35" style:family="text">
      <style:text-properties fo:font-size="18pt"/>
    </style:style>
    <style:style style:name="T36" style:family="text">
      <style:text-properties fo:color="#646464" style:text-outline="false" style:text-line-through-style="none" style:text-line-through-type="none" style:font-name="Monospace" fo:font-size="18pt" fo:text-shadow="none" style:text-underline-style="none" fo:font-weight="normal" style:letter-kerning="true" style:font-name-asian="Monospace" style:font-size-asian="18pt" style:font-weight-asian="normal" style:font-name-complex="Monospace" style:font-size-complex="18pt" style:font-weight-complex="normal" style:text-emphasize="none" style:font-relief="none" style:text-overline-style="none" style:text-overline-color="font-color"/>
    </style:style>
    <style:style style:name="T37" style:family="text">
      <style:text-properties fo:color="#646464" style:text-outline="false" style:text-line-through-style="none" style:text-line-through-type="none" style:font-name="Monospace1" fo:font-size="18pt" fo:text-shadow="none" style:text-underline-style="none" fo:font-weight="bold" style:letter-kerning="true" style:font-name-asian="Monospace" style:font-size-asian="18pt" style:font-weight-asian="bold" style:font-name-complex="Monospace" style:font-size-complex="18pt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bold" style:letter-kerning="true" style:font-name-asian="Monospace" style:font-size-asian="18pt" style:font-weight-asian="bold" style:font-name-complex="Monospace" style:font-size-complex="18pt" style:font-weight-complex="bold" style:text-emphasize="none" style:font-relief="none" style:text-overline-style="none" style:text-overline-color="font-color"/>
    </style:style>
    <style:style style:name="T39" style:family="text">
      <style:text-properties fo:color="#7f0055" style:text-outline="false" style:text-line-through-style="none" style:text-line-through-type="none" style:font-name="Monospace1" fo:font-size="18pt" fo:text-shadow="none" style:text-underline-style="none" fo:font-weight="bold" style:letter-kerning="true" style:font-name-asian="Monospace" style:font-size-asian="18pt" style:font-weight-asian="bold" style:font-name-complex="Monospace" style:font-size-complex="18pt" style:font-weight-complex="bold" style:text-emphasize="none" style:font-relief="none" style:text-overline-style="none" style:text-overline-color="font-color"/>
    </style:style>
    <style:style style:name="T40" style:family="text">
      <style:text-properties fo:color="#7f0055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" style:font-size-asian="18pt" style:font-weight-asian="normal" style:font-name-complex="Monospace" style:font-size-complex="18pt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" style:font-size-asian="18pt" style:font-weight-asian="normal" style:font-name-complex="Monospace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color="#7f0055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" style:font-size-asian="16pt" style:font-weight-asian="bold" style:font-name-complex="Monospace" style:font-size-complex="16pt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" style:font-size-asian="16pt" style:font-weight-asian="normal" style:font-name-complex="Monospace" style:font-size-complex="16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" style:font-size-asian="16pt" style:font-weight-asian="bold" style:font-name-complex="Monospace" style:font-size-complex="16pt" style:font-weight-complex="bold" style:text-emphasize="none" style:font-relief="none" style:text-overline-style="none" style:text-overline-color="font-color"/>
    </style:style>
    <style:style style:name="T45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" style:font-size-asian="16pt" style:font-weight-asian="bold" style:font-name-complex="Monospace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color="#6a3e3e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" style:font-size-asian="16pt" style:font-weight-asian="normal" style:font-name-complex="Monospace" style:font-size-complex="16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808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7f007f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1a1a1a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2a00ff" style:text-outline="false" style:text-line-through-style="none" style:text-line-through-type="none" style:font-name="Monospace" fo:font-size="16pt" fo:font-style="italic" fo:text-shadow="none" style:text-underline-style="none" fo:font-weight="normal" style:letter-kerning="true" style:font-name-asian="Monospace" style:font-size-asian="16pt" style:font-style-asian="italic" style:font-weight-asian="normal" style:font-name-complex="Monospace" style:font-size-complex="16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Courier New"/>
    </style:style>
    <style:style style:name="T53" style:family="text">
      <style:text-properties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style-asian="normal" style:font-weight-asian="normal" style:font-name-complex="Monospac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3f7f7f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7f007f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1a1a1a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2a00ff" style:text-outline="false" style:text-line-through-style="none" style:text-line-through-type="none" style:font-name="Monospace" fo:font-size="18pt" fo:font-style="italic" fo:text-shadow="none" style:text-underline-style="none" fo:font-weight="normal" style:letter-kerning="true" style:font-name-asian="Monospace" style:font-size-asian="18pt" style:font-style-asian="italic" style:font-weight-asian="normal" style:font-name-complex="Monospace" style:font-size-complex="18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7f007f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1a1a1a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2a00ff" style:text-outline="false" style:text-line-through-style="none" style:text-line-through-type="none" style:font-name="Monospace" fo:font-size="16pt" fo:font-style="italic" fo:text-shadow="none" style:text-underline-style="none" fo:font-weight="bold" style:letter-kerning="true" style:font-name-asian="Monospace" style:font-size-asian="16pt" style:font-style-asian="italic" style:font-weight-asian="bold" style:font-name-complex="Monospace" style:font-size-complex="16pt" style:font-style-complex="italic" style:font-weight-complex="bold" style:text-emphasize="none" style:font-relief="none" style:text-overline-style="none" style:text-overline-color="font-color"/>
    </style:style>
    <style:style style:name="T63" style:family="text">
      <style:text-properties fo:font-size="26pt" style:font-size-asian="26pt" style:font-size-complex="26pt"/>
    </style:style>
    <style:style style:name="T64" style:family="text">
      <style:text-properties fo:color="#646464" style:font-name="Monospace" fo:font-size="19pt" fo:font-weight="bold" style:font-name-asian="Monospace" style:font-size-asian="19pt" style:font-weight-asian="bold" style:font-name-complex="Monospace" style:font-size-complex="19pt" style:font-weight-complex="bold"/>
    </style:style>
    <style:style style:name="T65" style:family="text">
      <style:text-properties fo:color="#7f0055" style:font-name="Monospace" fo:font-size="19pt" fo:font-weight="bold" style:font-name-asian="Monospace" style:font-size-asian="19pt" style:font-weight-asian="bold" style:font-name-complex="Monospace" style:font-size-complex="19pt" style:font-weight-complex="bold"/>
    </style:style>
    <style:style style:name="T66" style:family="text">
      <style:text-properties fo:color="#000000" style:font-name="Monospace" fo:font-size="19pt" style:font-name-asian="Monospace" style:font-size-asian="19pt" style:font-name-complex="Monospace" style:font-size-complex="19pt"/>
    </style:style>
    <style:style style:name="T67" style:family="text">
      <style:text-properties fo:color="#00808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3f7f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fo:color="#7f00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71" style:family="text">
      <style:text-properties fo:color="#1a1a1a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72" style:family="text">
      <style:text-properties fo:color="#2a00ff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style:font-name-asian="Monospace" style:font-size-asian="20pt" style:font-style-asian="italic" style:font-weight-asian="normal" style:font-name-complex="Monospace" style:font-size-complex="20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808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646464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76" style:family="text">
      <style:text-properties fo:color="#646464" style:text-outline="false" style:text-line-through-style="none" style:text-line-through-type="none" style:font-name="Monospace" fo:font-size="20pt" fo:text-shadow="none" style:text-underline-style="none" fo:font-weight="bold" style:letter-kerning="true" style:font-name-asian="Monospace" style:font-size-asian="20pt" style:font-weight-asian="bold" style:font-name-complex="Monospace" style:font-size-complex="20pt" style:font-weight-complex="bold" style:text-emphasize="none" style:font-relief="none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Monospace" fo:font-size="20pt" fo:text-shadow="none" style:text-underline-style="none" fo:font-weight="bold" style:letter-kerning="true" style:font-name-asian="Monospace" style:font-size-asian="20pt" style:font-weight-asian="bold" style:font-name-complex="Monospace" style:font-size-complex="20pt" style:font-weight-complex="bold" style:text-emphasize="none" style:font-relief="none" style:text-overline-style="none" style:text-overline-color="font-color"/>
    </style:style>
    <style:style style:name="T78" style:family="text">
      <style:text-properties fo:color="#2a00ff" style:text-outline="false" style:text-line-through-style="none" style:text-line-through-type="none" style:font-name="Monospace" fo:font-size="20pt" fo:text-shadow="none" style:text-underline-style="none" fo:font-weight="bold" style:letter-kerning="true" style:font-name-asian="Monospace" style:font-size-asian="20pt" style:font-weight-asian="bold" style:font-name-complex="Monospace" style:font-size-complex="20pt" style:font-weight-complex="bold" style:text-emphasize="none" style:font-relief="none" style:text-overline-style="none" style:text-overline-color="font-color"/>
    </style:style>
    <style:style style:name="T79" style:family="text">
      <style:text-properties fo:color="#7f0055" style:text-outline="false" style:text-line-through-style="none" style:text-line-through-type="none" style:font-name="Monospace" fo:font-size="20pt" fo:text-shadow="none" style:text-underline-style="none" fo:font-weight="bold" style:letter-kerning="true" style:font-name-asian="Monospace" style:font-size-asian="20pt" style:font-weight-asian="bold" style:font-name-complex="Monospace" style:font-size-complex="20pt" style:font-weight-complex="bold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c0" style:text-outline="false" style:text-line-through-style="none" style:text-line-through-type="none" style:font-name="Monospace1" fo:font-size="18pt" fo:text-shadow="none" style:text-underline-style="none" fo:font-weight="bold" style:letter-kerning="true" style:font-name-asian="Monospace" style:font-size-asian="18pt" style:font-weight-asian="bold" style:font-name-complex="Monospace" style:font-size-complex="18pt" style:font-weight-complex="bold" style:text-emphasize="none" style:font-relief="none" style:text-overline-style="none" style:text-overline-color="font-color"/>
    </style:style>
    <style:style style:name="T82" style:family="text">
      <style:text-properties fo:color="#646464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" style:font-size-asian="18pt" style:font-weight-asian="normal" style:font-name-complex="Monospace" style:font-size-complex="18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646464" style:text-outline="false" style:text-line-through-style="none" style:text-line-through-type="none" style:font-name="Monospace" fo:font-size="19pt" fo:text-shadow="none" style:text-underline-style="none" fo:font-weight="normal" style:letter-kerning="true" style:font-name-asian="Monospace" style:font-size-asian="19pt" style:font-weight-asian="normal" style:font-name-complex="Monospace" style:font-size-complex="19pt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style:font-name="Monospace" fo:font-size="19pt" fo:text-shadow="none" style:text-underline-style="none" fo:font-weight="normal" style:letter-kerning="true" style:font-name-asian="Monospace" style:font-size-asian="19pt" style:font-weight-asian="normal" style:font-name-complex="Monospace" style:font-size-complex="19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2a00ff" style:text-outline="false" style:text-line-through-style="none" style:text-line-through-type="none" style:font-name="Monospace" fo:font-size="19pt" fo:text-shadow="none" style:text-underline-style="none" fo:font-weight="normal" style:letter-kerning="true" style:font-name-asian="Monospace" style:font-size-asian="19pt" style:font-weight-asian="normal" style:font-name-complex="Monospace" style:font-size-complex="19pt" style:font-weight-complex="normal" style:text-emphasize="none" style:font-relief="none" style:text-overline-style="none" style:text-overline-color="font-color"/>
    </style:style>
    <style:style style:name="T86" style:family="text">
      <style:text-properties fo:color="#7f0055" style:text-outline="false" style:text-line-through-style="none" style:text-line-through-type="none" style:font-name="Monospace" fo:font-size="19pt" fo:text-shadow="none" style:text-underline-style="none" fo:font-weight="bold" style:letter-kerning="true" style:font-name-asian="Monospace" style:font-size-asian="19pt" style:font-weight-asian="bold" style:font-name-complex="Monospace" style:font-size-complex="19pt" style:font-weight-complex="bold" style:text-emphasize="none" style:font-relief="none" style:text-overline-style="none" style:text-overline-color="font-color"/>
    </style:style>
    <style:style style:name="T87" style:family="text">
      <style:text-properties fo:color="#0000c0" style:text-outline="false" style:text-line-through-style="none" style:text-line-through-type="none" style:font-name="Monospace" fo:font-size="19pt" fo:text-shadow="none" style:text-underline-style="none" fo:font-weight="normal" style:letter-kerning="true" style:font-name-asian="Monospace" style:font-size-asian="19pt" style:font-weight-asian="normal" style:font-name-complex="Monospace" style:font-size-complex="19pt" style:font-weight-complex="normal" style:text-emphasize="none" style:font-relief="none" style:text-overline-style="none" style:text-overline-color="font-color"/>
    </style:style>
    <style:style style:name="T88" style:family="text">
      <style:text-properties fo:color="#646464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7f0055" style:text-outline="false" style:text-line-through-style="none" style:text-line-through-type="none" style:font-name="Monospace" fo:font-size="14pt" fo:text-shadow="none" style:text-underline-style="none" fo:font-weight="bold" style:letter-kerning="true" style:font-name-asian="Monospace" style:font-size-asian="14pt" style:font-weight-asian="bold" style:font-name-complex="Monospace" style:font-size-complex="14pt" style:font-weight-complex="bold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style:font-name="Monospace" fo:font-size="14pt" fo:text-shadow="none" style:text-underline-style="none" fo:font-weight="normal" style:letter-kerning="true" style:font-name-asian="Monospace" style:font-size-asian="14pt" style:font-weight-asian="normal" style:font-name-complex="Monospace" style:font-size-complex="14pt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Monospace" fo:font-size="14pt" fo:text-shadow="none" style:text-underline-style="none" fo:font-weight="normal" style:letter-kerning="true" style:font-name-asian="Monospace" style:font-size-asian="14pt" style:font-weight-asian="normal" style:font-name-complex="Monospace" style:font-size-complex="14pt" style:font-weight-complex="normal" style:text-emphasize="none" style:font-relief="none" style:text-overline-style="none" style:text-overline-color="font-color"/>
    </style:style>
    <style:style style:name="T92" style:family="text">
      <style:text-properties fo:color="#646464" style:text-outline="false" style:text-line-through-style="none" style:text-line-through-type="none" style:font-name="Monospace" fo:font-size="14pt" fo:text-shadow="none" style:text-underline-style="none" fo:font-weight="normal" style:letter-kerning="true" style:font-name-asian="Monospace" style:font-size-asian="14pt" style:font-weight-asian="normal" style:font-name-complex="Monospace" style:font-size-complex="14pt" style:font-weight-complex="normal" style:text-emphasize="none" style:font-relief="none" style:text-overline-style="none" style:text-overline-color="font-color"/>
    </style:style>
    <style:style style:name="T93" style:family="text">
      <style:text-properties fo:color="#6a3e3e" style:text-outline="false" style:text-line-through-style="none" style:text-line-through-type="none" style:font-name="Monospace" fo:font-size="14pt" fo:text-shadow="none" style:text-underline-style="none" fo:font-weight="normal" style:letter-kerning="true" style:font-name-asian="Monospace" style:font-size-asian="14pt" style:font-weight-asian="normal" style:font-name-complex="Monospace" style:font-size-complex="14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2a00ff" style:text-outline="false" style:text-line-through-style="none" style:text-line-through-type="none" style:font-name="Monospace" fo:font-size="14pt" fo:text-shadow="none" style:text-underline-style="none" fo:font-weight="normal" style:letter-kerning="true" style:font-name-asian="Monospace" style:font-size-asian="14pt" style:font-weight-asian="normal" style:font-name-complex="Monospace" style:font-size-complex="14pt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96" style:family="text">
      <style:text-properties fo:color="#2a00f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97" style:family="text">
      <style:text-properties fo:color="#646464" style:text-outline="false" style:text-line-through-style="none" style:text-line-through-type="none" style:font-name="Monospace" fo:font-size="19pt" fo:text-shadow="none" style:text-underline-style="none" fo:font-weight="bold" style:letter-kerning="true" style:font-name-asian="Monospace" style:font-size-asian="19pt" style:font-weight-asian="bold" style:font-name-complex="Monospace" style:font-size-complex="19pt" style:font-weight-complex="bold" style:text-emphasize="none" style:font-relief="none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style:font-name="Monospace" fo:font-size="19pt" fo:text-shadow="none" style:text-underline-style="none" fo:font-weight="bold" style:letter-kerning="true" style:font-name-asian="Monospace" style:font-size-asian="19pt" style:font-weight-asian="bold" style:font-name-complex="Monospace" style:font-size-complex="19pt" style:font-weight-complex="bold" style:text-emphasize="none" style:font-relief="none" style:text-overline-style="none" style:text-overline-color="font-color"/>
    </style:style>
    <style:style style:name="T99" style:family="text">
      <style:text-properties fo:color="#646464" style:text-outline="false" style:text-line-through-style="none" style:text-line-through-type="none" style:font-name="Monospace" fo:font-size="19pt" fo:font-style="normal" fo:text-shadow="none" style:text-underline-style="none" fo:font-weight="bold" style:letter-kerning="true" style:font-name-asian="Monospace" style:font-size-asian="19pt" style:font-style-asian="normal" style:font-weight-asian="bold" style:font-name-complex="Monospace" style:font-size-complex="19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font-name="Monospace" fo:font-size="19pt" fo:font-style="normal" fo:text-shadow="none" style:text-underline-style="none" fo:font-weight="bold" style:letter-kerning="true" style:font-name-asian="Monospace" style:font-size-asian="19pt" style:font-style-asian="normal" style:font-weight-asian="bold" style:font-name-complex="Monospace" style:font-size-complex="19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7f0055" style:text-outline="false" style:text-line-through-style="none" style:text-line-through-type="none" style:font-name="Monospace" fo:font-size="19pt" fo:font-style="normal" fo:text-shadow="none" style:text-underline-style="none" fo:font-weight="bold" style:letter-kerning="true" style:font-name-asian="Monospace" style:font-size-asian="19pt" style:font-style-asian="normal" style:font-weight-asian="bold" style:font-name-complex="Monospace" style:font-size-complex="19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Monospace" fo:font-size="19pt" fo:text-shadow="none" style:text-underline-style="none" fo:font-weight="normal" style:letter-kerning="true" style:font-name-asian="Monospace" style:font-size-asian="19pt" style:font-weight-asian="normal" style:font-name-complex="Monospace" style:font-size-complex="19pt" style:font-weight-complex="normal" style:text-emphasize="none" style:font-relief="none" style:text-overline-style="none" style:text-overline-color="font-color"/>
    </style:style>
    <style:style style:name="T103" style:family="text">
      <style:text-properties fo:font-size="40pt" style:font-size-asian="40pt" style:font-size-complex="40pt"/>
    </style:style>
    <style:style style:name="T104" style:family="text">
      <style:text-properties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5" style:family="text">
      <style:text-properties style:font-name="Courier New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6" style:family="text">
      <style:text-properties fo:color="#000000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style-asian="normal" style:font-name-complex="Monospace" style:font-size-complex="16pt" style:font-style-complex="normal" style:text-emphasize="none" style:font-relief="none" style:text-overline-style="none" style:text-overline-color="font-color"/>
    </style:style>
    <style:style style:name="T107" style:family="text">
      <style:text-properties fo:color="#646464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style-asian="normal" style:font-name-complex="Monospace" style:font-size-complex="16pt" style:font-style-complex="normal" style:text-emphasize="none" style:font-relief="none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style:font-name="Monospace" fo:font-size="16pt" fo:font-style="italic" fo:text-shadow="none" style:text-underline-style="none" style:letter-kerning="true" style:font-name-asian="Monospace" style:font-size-asian="16pt" style:font-style-asian="italic" style:font-name-complex="Monospace" style:font-size-complex="16pt" style:font-style-complex="italic" style:text-emphasize="none" style:font-relief="none" style:text-overline-style="none" style:text-overline-color="font-color"/>
    </style:style>
    <style:style style:name="T110" style:family="text">
      <style:text-properties fo:color="#646464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style-asian="normal" style:font-name-complex="Monospace" style:font-size-complex="16pt" style:font-style-complex="normal" style:text-emphasize="none" style:font-relief="none" style:text-overline-style="none" style:text-overline-color="font-color"/>
    </style:style>
    <style:style style:name="T112" style:family="text">
      <style:text-properties fo:color="#2a00ff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color="#0000c0" style:text-outline="false" style:text-line-through-style="none" style:text-line-through-type="none" style:font-name="Monospace" fo:font-size="16pt" fo:font-style="italic" fo:text-shadow="none" style:text-underline-style="none" style:letter-kerning="true" style:font-name-asian="Monospace" style:font-size-asian="16pt" style:font-style-asian="italic" style:font-name-complex="Monospace" style:font-size-complex="16pt" style:font-style-complex="italic" style:text-emphasize="none" style:font-relief="none" style:text-overline-style="none" style:text-overline-color="font-color"/>
    </style:style>
    <style:style style:name="T114" style:family="text">
      <style:text-properties fo:color="#2a00ff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style-asian="normal" style:font-name-complex="Monospace" style:font-size-complex="16pt" style:font-style-complex="normal" style:text-emphasize="none" style:font-relief="none" style:text-overline-style="none" style:text-overline-color="font-color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color="#646464" style:font-name="Monospace" fo:font-size="20pt" style:text-underline-style="none" style:font-name-asian="Monospace" style:font-size-asian="20pt" style:font-name-complex="Monospace" style:font-size-complex="20pt"/>
    </style:style>
    <style:style style:name="T117" style:family="text">
      <style:text-properties fo:color="#646464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118" style:family="text">
      <style:text-properties fo:color="#7f0055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119" style:family="text">
      <style:text-properties fo:color="#000000" style:font-name="Monospace" fo:font-size="20pt" style:text-underline-style="none" style:font-name-asian="Monospace" style:font-size-asian="20pt" style:font-name-complex="Monospace" style:font-size-complex="20pt"/>
    </style:style>
    <style:style style:name="T120" style:family="text">
      <style:text-properties style:font-name="Monospace" fo:font-size="20pt" style:text-underline-style="none" style:font-name-asian="Monospace" style:font-size-asian="20pt" style:font-name-complex="Monospace" style:font-size-complex="20pt"/>
    </style:style>
    <style:style style:name="T121" style:family="text">
      <style:text-properties fo:color="#646464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122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123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124" style:family="text">
      <style:text-properties fo:color="#3f7f5f" style:font-name="Monospace" fo:font-size="13pt" style:font-name-asian="Monospace" style:font-size-asian="13pt" style:font-name-complex="Monospace" style:font-size-complex="13pt"/>
    </style:style>
    <style:style style:name="T125" style:family="text">
      <style:text-properties fo:color="#646464" style:font-name="Monospace" fo:font-size="18pt" style:font-name-asian="Monospace" style:font-size-asian="18pt" style:font-name-complex="Monospace" style:font-size-complex="18pt"/>
    </style:style>
    <style:style style:name="T126" style:family="text">
      <style:text-properties fo:color="#000000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127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" style:font-size-asian="16pt" style:font-weight-asian="normal" style:font-name-complex="Monospace" style:font-size-complex="16pt" style:font-weight-complex="normal" style:text-emphasize="none" style:font-relief="none" style:text-overline-style="none" style:text-overline-color="font-color"/>
    </style:style>
    <style:style style:name="T128" style:family="text">
      <style:text-properties fo:color="#00808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29" style:family="text">
      <style:text-properties fo:color="#3f7f7f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30" style:family="text">
      <style:text-properties fo:color="#00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31" style:family="text">
      <style:text-properties fo:color="#7f007f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32" style:family="text">
      <style:text-properties fo:color="#1a1a1a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33" style:family="text">
      <style:text-properties fo:color="#2a00ff" style:font-name="Monospace" fo:font-size="18pt" fo:font-style="italic" fo:font-weight="normal" style:font-name-asian="Monospace" style:font-size-asian="18pt" style:font-style-asian="italic" style:font-weight-asian="normal" style:font-name-complex="Monospace" style:font-size-complex="18pt" style:font-style-complex="italic" style:font-weight-complex="normal"/>
    </style:style>
    <style:style style:name="T134" style:family="text">
      <style:text-properties fo:color="#0000c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35" style:family="text">
      <style:text-properties fo:color="#0000c0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136" style:family="text">
      <style:text-properties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137" style:family="text">
      <style:text-properties fo:color="#646464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38" style:family="text">
      <style:text-properties fo:color="#000000" style:font-name="Monospace" fo:font-size="18pt" fo:font-style="italic" fo:font-weight="normal" style:font-name-asian="Monospace" style:font-size-asian="18pt" style:font-style-asian="italic" style:font-weight-asian="normal" style:font-name-complex="Monospace" style:font-size-complex="18pt" style:font-style-complex="italic" style:font-weight-complex="normal"/>
    </style:style>
    <style:style style:name="T139" style:family="text">
      <style:text-properties fo:color="#2a00ff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40" style:family="text">
      <style:text-properties fo:color="#646464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141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142" style:family="text">
      <style:text-properties fo:color="#6a3e3e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143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144" style:family="text">
      <style:text-properties fo:color="#2a00ff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145" style:family="text">
      <style:text-properties fo:color="#646464" style:font-name="Monospace" fo:font-size="15pt" fo:font-weight="normal" style:font-name-asian="Monospace" style:font-size-asian="15pt" style:font-weight-asian="normal" style:font-name-complex="Monospace" style:font-size-complex="15pt" style:font-weight-complex="normal"/>
    </style:style>
    <style:style style:name="T146" style:family="text">
      <style:text-properties fo:color="#7f0055" style:font-name="Monospace1" fo:font-size="15pt" fo:font-weight="bold" style:font-name-asian="Monospace" style:font-size-asian="15pt" style:font-weight-asian="bold" style:font-name-complex="Monospace" style:font-size-complex="15pt" style:font-weight-complex="bold"/>
    </style:style>
    <style:style style:name="T147" style:family="text">
      <style:text-properties fo:color="#000000" style:font-name="Monospace1" fo:font-size="15pt" fo:font-weight="normal" style:font-name-asian="Monospace" style:font-size-asian="15pt" style:font-weight-asian="normal" style:font-name-complex="Monospace" style:font-size-complex="15pt" style:font-weight-complex="normal"/>
    </style:style>
    <style:style style:name="T148" style:family="text">
      <style:text-properties fo:color="#646464" style:text-outline="false" style:text-line-through-style="none" style:text-line-through-type="none" style:font-name="Monospace" fo:font-size="15pt" fo:text-shadow="none" style:text-underline-style="none" fo:font-weight="normal" style:letter-kerning="true" style:font-name-asian="Monospace" style:font-size-asian="15pt" style:font-weight-asian="normal" style:font-name-complex="Monospace" style:font-size-complex="15pt" style:font-weight-complex="normal" style:text-emphasize="none" style:font-relief="none" style:text-overline-style="none" style:text-overline-color="font-color"/>
    </style:style>
    <style:style style:name="T149" style:family="text">
      <style:text-properties fo:color="#000000" style:text-outline="false" style:text-line-through-style="none" style:text-line-through-type="none" style:font-name="Monospace" fo:font-size="15pt" fo:text-shadow="none" style:text-underline-style="none" fo:font-weight="normal" style:letter-kerning="true" style:font-name-asian="Monospace" style:font-size-asian="15pt" style:font-weight-asian="normal" style:font-name-complex="Monospace" style:font-size-complex="15pt" style:font-weight-complex="normal" style:text-emphasize="none" style:font-relief="none" style:text-overline-style="none" style:text-overline-color="font-color"/>
    </style:style>
    <style:style style:name="T150" style:family="text">
      <style:text-properties fo:color="#7f0055" style:text-outline="false" style:text-line-through-style="none" style:text-line-through-type="none" style:font-name="Monospace" fo:font-size="15pt" fo:text-shadow="none" style:text-underline-style="none" fo:font-weight="bold" style:letter-kerning="true" style:font-name-asian="Monospace" style:font-size-asian="15pt" style:font-weight-asian="bold" style:font-name-complex="Monospace" style:font-size-complex="15pt" style:font-weight-complex="bold" style:text-emphasize="none" style:font-relief="none" style:text-overline-style="none" style:text-overline-color="font-color"/>
    </style:style>
    <style:style style:name="T151" style:family="text">
      <style:text-properties fo:color="#000000" style:text-outline="false" style:text-line-through-style="none" style:text-line-through-type="none" style:font-name="Monospace1" fo:font-size="15pt" fo:text-shadow="none" style:text-underline-style="none" fo:font-weight="normal" style:letter-kerning="true" style:font-name-asian="Monospace" style:font-size-asian="15pt" style:font-weight-asian="normal" style:font-name-complex="Monospace" style:font-size-complex="15pt" style:font-weight-complex="normal" style:text-emphasize="none" style:font-relief="none" style:text-overline-style="none" style:text-overline-color="font-color"/>
    </style:style>
    <style:style style:name="T152" style:family="text">
      <style:text-properties fo:color="#646464" style:font-name="Monospace1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53" style:family="text">
      <style:text-properties fo:color="#7f0055" style:font-name="Monospace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154" style:family="text">
      <style:text-properties fo:color="#000000" style:font-name="Monospace1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55" style:family="text">
      <style:text-properties fo:color="#0000c0" style:font-name="Monospace1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56" style:family="text">
      <style:text-properties fo:color="#6a3e3e" style:font-name="Monospace1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57" style:family="text">
      <style:text-properties fo:color="#2a00ff" style:font-name="Monospace1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58" style:family="text">
      <style:text-properties fo:color="#646464" style:font-name="Monospace" fo:font-size="20pt" style:text-underline-style="none" fo:font-weight="normal" style:font-name-asian="Monospace" style:font-size-asian="20pt" style:font-weight-asian="normal" style:font-name-complex="Monospace" style:font-size-complex="20pt" style:font-weight-complex="normal"/>
    </style:style>
    <style:style style:name="T159" style:family="text">
      <style:text-properties fo:color="#000000" style:font-name="Monospace" fo:font-size="20pt" style:text-underline-style="none" fo:font-weight="normal" style:font-name-asian="Monospace" style:font-size-asian="20pt" style:font-weight-asian="normal" style:font-name-complex="Monospace" style:font-size-complex="20pt" style:font-weight-complex="normal"/>
    </style:style>
    <style:style style:name="T160" style:family="text">
      <style:text-properties fo:color="#6a3e3e" style:font-name="Monospace" fo:font-size="20pt" style:text-underline-style="none" fo:font-weight="normal" style:font-name-asian="Monospace" style:font-size-asian="20pt" style:font-weight-asian="normal" style:font-name-complex="Monospace" style:font-size-complex="20pt" style:font-weight-complex="normal"/>
    </style:style>
    <style:style style:name="T161" style:family="text">
      <style:text-properties fo:color="#0000c0" style:font-name="Monospace" fo:font-size="20pt" fo:font-style="italic" style:text-underline-style="none" fo:font-weight="bold" style:font-name-asian="Monospace" style:font-size-asian="20pt" style:font-style-asian="italic" style:font-weight-asian="bold" style:font-name-complex="Monospace" style:font-size-complex="20pt" style:font-style-complex="italic" style:font-weight-complex="bold"/>
    </style:style>
    <style:style style:name="T162" style:family="text">
      <style:text-properties fo:color="#3c3c3c" style:font-name="Monospace" fo:font-size="20pt" style:text-underline-style="none" fo:font-weight="normal" style:font-name-asian="Monospace" style:font-size-asian="20pt" style:font-weight-asian="normal" style:font-name-complex="Monospace" style:font-size-complex="20pt" style:font-weight-complex="normal"/>
    </style:style>
    <style:style style:name="T163" style:family="text">
      <style:text-properties fo:color="#6a3e3e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64" style:family="text">
      <style:text-properties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165" style:family="text">
      <style:text-properties fo:color="#7f0055" style:font-name="Monospace" fo:font-size="18pt" style:text-underline-style="none" fo:font-weight="bold" style:font-name-asian="Monospace" style:font-size-asian="18pt" style:font-weight-asian="bold" style:font-name-complex="Monospace" style:font-size-complex="18pt" style:font-weight-complex="bold"/>
    </style:style>
    <style:style style:name="T166" style:family="text">
      <style:text-properties fo:color="#000000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67" style:family="text">
      <style:text-properties fo:color="#0000c0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68" style:family="text">
      <style:text-properties fo:color="#646464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69" style:family="text">
      <style:text-properties fo:color="#000000" style:font-name="Monospace" fo:font-size="18pt" fo:font-style="italic" style:text-underline-style="none" fo:font-weight="normal" style:font-name-asian="Monospace" style:font-size-asian="18pt" style:font-style-asian="italic" style:font-weight-asian="normal" style:font-name-complex="Monospace" style:font-size-complex="18pt" style:font-style-complex="italic" style:font-weight-complex="normal"/>
    </style:style>
    <style:style style:name="T170" style:family="text">
      <style:text-properties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71" style:family="text">
      <style:text-properties fo:color="#3f5fbf" style:font-name="Monospace" fo:font-size="15pt" style:text-underline-style="none" fo:font-weight="normal" style:font-name-asian="Monospace" style:font-size-asian="15pt" style:font-weight-asian="normal" style:font-name-complex="Monospace" style:font-size-complex="15pt" style:font-weight-complex="normal"/>
    </style:style>
    <style:style style:name="T172" style:family="text">
      <style:text-properties fo:color="#008080" style:font-name="Monospace" fo:font-size="15pt" style:text-underline-style="none" fo:font-weight="normal" style:font-name-asian="Monospace" style:font-size-asian="15pt" style:font-weight-asian="normal" style:font-name-complex="Monospace" style:font-size-complex="15pt" style:font-weight-complex="normal"/>
    </style:style>
    <style:style style:name="T173" style:family="text">
      <style:text-properties fo:color="#3f7f7f" style:font-name="Monospace" fo:font-size="15pt" style:text-underline-style="none" fo:font-weight="normal" style:font-name-asian="Monospace" style:font-size-asian="15pt" style:font-weight-asian="normal" style:font-name-complex="Monospace" style:font-size-complex="15pt" style:font-weight-complex="normal"/>
    </style:style>
    <style:style style:name="T174" style:family="text">
      <style:text-properties style:font-name="Monospace" fo:font-size="15pt" style:text-underline-style="none" fo:font-weight="normal" style:font-name-asian="Monospace" style:font-size-asian="15pt" style:font-weight-asian="normal" style:font-name-complex="Monospace" style:font-size-complex="15pt" style:font-weight-complex="normal"/>
    </style:style>
    <style:style style:name="T175" style:family="text">
      <style:text-properties fo:color="#7f007f" style:font-name="Monospace" fo:font-size="15pt" style:text-underline-style="none" fo:font-weight="normal" style:font-name-asian="Monospace" style:font-size-asian="15pt" style:font-weight-asian="normal" style:font-name-complex="Monospace" style:font-size-complex="15pt" style:font-weight-complex="normal"/>
    </style:style>
    <style:style style:name="T176" style:family="text">
      <style:text-properties fo:color="#1a1a1a" style:font-name="Monospace" fo:font-size="15pt" style:text-underline-style="none" fo:font-weight="normal" style:font-name-asian="Monospace" style:font-size-asian="15pt" style:font-weight-asian="normal" style:font-name-complex="Monospace" style:font-size-complex="15pt" style:font-weight-complex="normal"/>
    </style:style>
    <style:style style:name="T177" style:family="text">
      <style:text-properties fo:color="#2a00ff" style:font-name="Monospace" fo:font-size="15pt" fo:font-style="italic" style:text-underline-style="none" fo:font-weight="normal" style:font-name-asian="Monospace" style:font-size-asian="15pt" style:font-style-asian="italic" style:font-weight-asian="normal" style:font-name-complex="Monospace" style:font-size-complex="15pt" style:font-style-complex="italic" style:font-weight-complex="normal"/>
    </style:style>
    <style:style style:name="T178" style:family="text">
      <style:text-properties fo:color="#2a00ff" style:font-name="Monospace" fo:font-size="15pt" fo:font-style="italic" style:text-underline-style="none" fo:font-weight="bold" style:font-name-asian="Monospace" style:font-size-asian="15pt" style:font-style-asian="italic" style:font-weight-asian="bold" style:font-name-complex="Monospace" style:font-size-complex="15pt" style:font-style-complex="italic" style:font-weight-complex="bold"/>
    </style:style>
    <style:style style:name="T179" style:family="text">
      <style:text-properties fo:color="#008080" style:font-name="Monospace" fo:font-size="15pt" style:text-underline-style="none" fo:font-weight="bold" style:font-name-asian="Monospace" style:font-size-asian="15pt" style:font-weight-asian="bold" style:font-name-complex="Monospace" style:font-size-complex="15pt" style:font-weight-complex="bold"/>
    </style:style>
    <style:style style:name="T180" style:family="text">
      <style:text-properties fo:color="#3f7f7f" style:font-name="Monospace" fo:font-size="15pt" style:text-underline-style="none" fo:font-weight="bold" style:font-name-asian="Monospace" style:font-size-asian="15pt" style:font-weight-asian="bold" style:font-name-complex="Monospace" style:font-size-complex="15pt" style:font-weight-complex="bold"/>
    </style:style>
    <style:style style:name="T181" style:family="text">
      <style:text-properties style:font-name="Monospace" fo:font-size="15pt" style:text-underline-style="none" fo:font-weight="bold" style:font-name-asian="Monospace" style:font-size-asian="15pt" style:font-weight-asian="bold" style:font-name-complex="Monospace" style:font-size-complex="15pt" style:font-weight-complex="bold"/>
    </style:style>
    <style:style style:name="T182" style:family="text">
      <style:text-properties fo:color="#7f007f" style:font-name="Monospace" fo:font-size="15pt" style:text-underline-style="none" fo:font-weight="bold" style:font-name-asian="Monospace" style:font-size-asian="15pt" style:font-weight-asian="bold" style:font-name-complex="Monospace" style:font-size-complex="15pt" style:font-weight-complex="bold"/>
    </style:style>
    <style:style style:name="T183" style:family="text">
      <style:text-properties fo:color="#1a1a1a" style:font-name="Monospace" fo:font-size="15pt" style:text-underline-style="none" fo:font-weight="bold" style:font-name-asian="Monospace" style:font-size-asian="15pt" style:font-weight-asian="bold" style:font-name-complex="Monospace" style:font-size-complex="15pt" style:font-weight-complex="bold"/>
    </style:style>
    <style:style style:name="T184" style:family="text">
      <style:text-properties fo:color="#3f5fbf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85" style:family="text">
      <style:text-properties fo:color="#008080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86" style:family="text">
      <style:text-properties fo:color="#3f7f7f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87" style:family="text">
      <style:text-properties fo:color="#7f007f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88" style:family="text">
      <style:text-properties fo:color="#1a1a1a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89" style:family="text">
      <style:text-properties fo:color="#2a00ff" style:font-name="Monospace" fo:font-size="18pt" fo:font-style="italic" style:text-underline-style="none" fo:font-weight="normal" style:font-name-asian="Monospace" style:font-size-asian="18pt" style:font-style-asian="italic" style:font-weight-asian="normal" style:font-name-complex="Monospace" style:font-size-complex="18pt" style:font-style-complex="italic" style:font-weight-complex="normal"/>
    </style:style>
    <style:style style:name="T190" style:family="text">
      <style:text-properties style:use-window-font-color="true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91" style:family="text">
      <style:text-properties fo:color="#000000" style:text-outline="false" style:text-line-through-style="none" style:text-line-through-type="none" style:font-name="Monospace" fo:font-size="18pt" fo:text-shadow="none" style:text-underline-style="none" fo:font-weight="normal" style:letter-kerning="true" style:font-name-asian="Monospace" style:font-size-asian="18pt" style:font-weight-asian="normal" style:font-name-complex="Monospace" style:font-size-complex="18pt" style:font-weight-complex="normal" style:text-emphasize="none" style:font-relief="none" style:text-overline-style="none" style:text-overline-color="font-color"/>
    </style:style>
    <style:style style:name="T192" style:family="text">
      <style:text-properties fo:color="#3f7f5f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color="#7f0055" style:font-name="Monospace1" fo:font-size="18pt" style:text-underline-style="none" fo:font-weight="bold" style:font-name-asian="Monospace" style:font-size-asian="18pt" style:font-weight-asian="bold" style:font-name-complex="Monospace" style:font-size-complex="18pt" style:font-weight-complex="bold"/>
    </style:style>
    <style:style style:name="T194" style:family="text">
      <style:text-properties fo:color="#000000" style:font-name="Monospace1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95" style:family="text">
      <style:text-properties fo:color="#646464" style:font-name="Monospace1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96" style:family="text">
      <style:text-properties fo:color="#0000c0" style:font-name="Monospace1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97" style:family="text">
      <style:text-properties fo:color="#6a3e3e" style:font-name="Monospace1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98" style:family="text">
      <style:text-properties fo:color="#2a00ff" style:font-name="Monospace1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199" style:family="text">
      <style:text-properties fo:color="#0000c0" style:font-name="Monospace1" fo:font-size="18pt" fo:font-style="italic" style:text-underline-style="none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200" style:family="text">
      <style:text-properties fo:color="#008080" style:font-name="Monospace" fo:font-size="14pt" style:text-underline-style="none" fo:font-weight="normal" style:font-name-asian="Monospace" style:font-size-asian="14pt" style:font-weight-asian="normal" style:font-name-complex="Monospace" style:font-size-complex="14pt" style:font-weight-complex="normal"/>
    </style:style>
    <style:style style:name="T201" style:family="text">
      <style:text-properties fo:color="#3f7f7f" style:font-name="Monospace" fo:font-size="14pt" style:text-underline-style="none" fo:font-weight="normal" style:font-name-asian="Monospace" style:font-size-asian="14pt" style:font-weight-asian="normal" style:font-name-complex="Monospace" style:font-size-complex="14pt" style:font-weight-complex="normal"/>
    </style:style>
    <style:style style:name="T202" style:family="text">
      <style:text-properties fo:color="#3c3c3c" style:font-name="Monospace" fo:font-size="14pt" style:text-underline-style="none" fo:font-weight="normal" style:font-name-asian="Monospace" style:font-size-asian="14pt" style:font-weight-asian="normal" style:font-name-complex="Monospace" style:font-size-complex="14pt" style:font-weight-complex="normal"/>
    </style:style>
    <style:style style:name="T203" style:family="text">
      <style:text-properties fo:color="#646464" style:font-name="Monospace" fo:font-size="14pt" style:text-underline-style="none" fo:font-weight="normal" style:font-name-asian="Monospace" style:font-size-asian="14pt" style:font-weight-asian="normal" style:font-name-complex="Monospace" style:font-size-complex="14pt" style:font-weight-complex="normal"/>
    </style:style>
    <style:style style:name="T204" style:family="text">
      <style:text-properties fo:color="#6a3e3e" style:font-name="Monospace" fo:font-size="18pt" style:text-underline-style="none" fo:font-weight="normal" style:font-name-asian="Monospace" style:font-size-asian="18pt" style:font-weight-asian="normal" style:font-name-complex="Monospace" style:font-size-complex="18pt" style:font-weight-complex="normal"/>
    </style:style>
    <style:style style:name="T205" style:family="text">
      <style:text-properties fo:color="#000000" style:font-name="Monospace" fo:font-size="8pt" style:text-underline-style="none" fo:font-weight="normal" style:font-name-asian="Monospace" style:font-size-asian="8pt" style:font-weight-asian="normal" style:font-name-complex="Monospace" style:font-size-complex="8pt" style:font-weight-complex="normal"/>
    </style:style>
    <style:style style:name="T206" style:family="text">
      <style:text-properties fo:color="#000000" style:font-name="Monospace" fo:font-size="10pt" style:text-underline-style="none" fo:font-weight="normal" style:font-name-asian="Monospace" style:font-size-asian="10pt" style:font-weight-asian="normal" style:font-name-complex="Monospace" style:font-size-complex="10pt" style:font-weight-complex="normal"/>
    </style:style>
    <style:style style:name="T207" style:family="text">
      <style:text-properties fo:color="#000000" style:font-name="Monospace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T208" style:family="text">
      <style:text-properties fo:color="#008080" style:font-name="Monospace" fo:font-size="16pt" style:text-underline-style="none" fo:font-weight="normal" style:font-name-asian="Monospace" style:font-size-asian="16pt" style:font-weight-asian="normal" style:font-name-complex="Monospace" style:font-size-complex="16pt" style:font-weight-complex="normal"/>
    </style:style>
    <style:style style:name="T209" style:family="text">
      <style:text-properties fo:color="#3f7f7f" style:font-name="Monospace" fo:font-size="16pt" style:text-underline-style="none" fo:font-weight="normal" style:font-name-asian="Monospace" style:font-size-asian="16pt" style:font-weight-asian="normal" style:font-name-complex="Monospace" style:font-size-complex="16pt" style:font-weight-complex="normal"/>
    </style:style>
    <style:style style:name="T210" style:family="text">
      <style:text-properties fo:color="#3c3c3c" style:font-name="Monospace" fo:font-size="16pt" style:text-underline-style="none" fo:font-weight="normal" style:font-name-asian="Monospace" style:font-size-asian="16pt" style:font-weight-asian="normal" style:font-name-complex="Monospace" style:font-size-complex="16pt" style:font-weight-complex="normal"/>
    </style:style>
    <style:style style:name="T211" style:family="text">
      <style:text-properties fo:color="#000000" style:font-name="Monospace" fo:font-size="12pt" style:text-underline-style="none" fo:font-weight="normal" style:font-name-asian="Monospace" style:font-size-asian="12pt" style:font-weight-asian="normal" style:font-name-complex="Monospace" style:font-size-complex="12pt" style:font-weight-complex="normal"/>
    </style:style>
    <style:style style:name="T212" style:family="text">
      <style:text-properties fo:color="#000000" style:font-name="Monospace" fo:font-size="12pt" style:text-underline-style="none" fo:font-weight="bold" style:font-name-asian="Monospace" style:font-size-asian="12pt" style:font-weight-asian="bold" style:font-name-complex="Monospace" style:font-size-complex="12pt" style:font-weight-complex="bold"/>
    </style:style>
    <style:style style:name="T213" style:family="text">
      <style:text-properties fo:color="#646464" style:font-name="Monospace" fo:font-size="16pt" style:text-underline-style="none" fo:font-weight="normal" style:font-name-asian="Monospace" style:font-size-asian="16pt" style:font-weight-asian="normal" style:font-name-complex="Monospace" style:font-size-complex="16pt" style:font-weight-complex="normal"/>
    </style:style>
    <style:style style:name="T214" style:family="text">
      <style:text-properties fo:color="#7f0055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15" style:family="text">
      <style:text-properties fo:color="#000000" style:font-name="Monospace" fo:font-size="16pt" style:text-underline-style="none" fo:font-weight="normal" style:font-name-asian="Monospace" style:font-size-asian="16pt" style:font-weight-asian="normal" style:font-name-complex="Monospace" style:font-size-complex="16pt" style:font-weight-complex="normal"/>
    </style:style>
    <style:style style:name="T216" style:family="text">
      <style:text-properties fo:color="#6a3e3e" style:font-name="Monospace" fo:font-size="16pt" style:text-underline-style="none" fo:font-weight="normal" style:font-name-asian="Monospace" style:font-size-asian="16pt" style:font-weight-asian="normal" style:font-name-complex="Monospace" style:font-size-complex="16pt" style:font-weight-complex="normal"/>
    </style:style>
    <style:style style:name="T217" style:family="text">
      <style:text-properties fo:color="#000000" style:font-name="Monospace" fo:font-size="16pt" fo:font-style="italic" style:text-underline-style="none" fo:font-weight="normal" style:font-name-asian="Monospace" style:font-size-asian="16pt" style:font-style-asian="italic" style:font-weight-asian="normal" style:font-name-complex="Monospace" style:font-size-complex="16pt" style:font-style-complex="italic" style:font-weight-complex="normal"/>
    </style:style>
    <style:style style:name="T218" style:family="text">
      <style:text-properties fo:color="#2a00ff" style:font-name="Monospace" fo:font-size="16pt" style:text-underline-style="none" fo:font-weight="normal" style:font-name-asian="Monospace" style:font-size-asian="16pt" style:font-weight-asian="normal" style:font-name-complex="Monospace" style:font-size-complex="16pt" style:font-weight-complex="normal"/>
    </style:style>
    <style:style style:name="T219" style:family="text">
      <style:text-properties fo:font-weight="normal" style:font-weight-asian="normal" style:font-weight-complex="normal"/>
    </style:style>
    <style:style style:name="T220" style:family="text">
      <style:text-properties fo:color="#3c3c3c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color="#0000c0" style:font-name="Monospace" fo:font-size="16pt" style:text-underline-style="none" fo:font-weight="normal" style:font-name-asian="Monospace" style:font-size-asian="16pt" style:font-weight-asian="normal" style:font-name-complex="Monospace" style:font-size-complex="16pt" style:font-weight-complex="normal"/>
    </style:style>
    <style:style style:name="T222" style:family="text">
      <style:text-properties fo:color="#0000c0" style:font-name="Monospace" fo:font-size="16pt" fo:font-style="italic" style:text-underline-style="none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223" style:family="text">
      <style:text-properties fo:color="#0000c0" style:text-outline="false" style:text-line-through-style="none" style:text-line-through-type="none" style:font-name="Monospace" fo:font-size="16pt" fo:font-style="italic" fo:text-shadow="none" style:text-underline-style="none" fo:font-weight="bold" style:letter-kerning="true" style:font-name-asian="Monospace" style:font-size-asian="16pt" style:font-style-asian="italic" style:font-weight-asian="bold" style:font-name-complex="Monospace" style:font-size-complex="16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color="#000000" style:font-name="Monospace" fo:font-size="14pt" style:text-underline-style="none" fo:font-weight="normal" style:font-name-asian="Monospace" style:font-size-asian="14pt" style:font-weight-asian="normal" style:font-name-complex="Monospace" style:font-size-complex="14pt" style:font-weight-complex="normal"/>
    </style:style>
    <style:style style:name="T225" style:family="text">
      <style:text-properties fo:color="#000000" style:font-name="Monospace" fo:font-size="14pt" style:text-underline-style="none" fo:font-weight="bold" style:font-name-asian="Monospace" style:font-size-asian="14pt" style:font-weight-asian="bold" style:font-name-complex="Monospace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8cm" svg:x="5.914cm" svg:y="8.255cm">
          <draw:text-box>
            <text:p text:style-name="P1"><text:span text:style-name="T1">Workshop Spr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2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Java, annotations et XML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/JPA</text:p>
              </text:list-item>
              <text:list-item>
                <text:p>Intégration Web</text:p>
              </text:list-item>
              <text:list-item>
                <text:p>Spring Boo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3" draw:text-style-name="P6" draw:layer="layout" svg:width="24.762cm" svg:height="4.712cm" svg:x="1.4cm" svg:y="5.702cm">
          <text:p text:style-name="P5"><text:span text:style-name="T2">JdbcOperations </text:span><text:span text:style-name="T3">tpl</text:span><text:span text:style-name="T2"> = </text:span><text:span text:style-name="T4">new</text:span><text:span text:style-name="T2"> JdbcTemplate(dataSource);</text:span></text:p>
          <text:p text:style-name="P5"><text:span text:style-name="T5">tpl</text:span><text:span text:style-name="T6">.update(</text:span></text:p>
          <text:p text:style-name="P5"><text:span text:style-name="T6"><text:s text:c="2"/></text:span><text:span text:style-name="T7">"insert into users (login,password) values (?,?)"</text:span><text:span text:style-name="T6">,</text:span></text:p>
          <text:p text:style-name="P5"><text:span text:style-name="T6"><text:s text:c="2"/></text:span><text:span text:style-name="T6">login,password</text:span></text:p>
          <text:p text:style-name="P5"><text:span text:style-name="T6">);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3" draw:text-style-name="P7" xml:id="id1" draw:id="id1" draw:layer="layout" svg:width="24.762cm" svg:height="4.098cm" svg:x="1.4cm" svg:y="8.602cm">
          <text:p text:style-name="P5"><text:span text:style-name="T8">RowMapper&lt;User&gt; </text:span><text:span text:style-name="T9">rowMapper</text:span><text:span text:style-name="T8"> = </text:span><text:span text:style-name="T10">new</text:span><text:span text:style-name="T8"> UserRowMapper();</text:span></text:p>
          <text:p text:style-name="P5"><text:span text:style-name="T8">User user = </text:span><text:span text:style-name="T9">tpl</text:span><text:span text:style-name="T8">.queryForObject(</text:span></text:p>
          <text:p text:style-name="P5"><text:span text:style-name="T8"><text:s text:c="2"/></text:span><text:span text:style-name="T11">"select id,login,password from users where login = ?"</text:span><text:span text:style-name="T8">, </text:span></text:p>
          <text:p text:style-name="P5"><text:span text:style-name="T8"><text:s text:c="2"/></text:span><text:span text:style-name="T9">rowMapper</text:span><text:span text:style-name="T12">,</text:span></text:p>
          <text:p text:style-name="P5"><text:span text:style-name="T8"><text:s text:c="2"/></text:span><text:span text:style-name="T8">login</text:span></text:p>
          <text:p text:style-name="P5"><text:span text:style-name="T8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2" draw:id="id2" draw:layer="layout" svg:width="24.762cm" svg:height="6.355cm" svg:x="1.399cm" svg:y="13.201cm">
          <text:p text:style-name="P5"><text:span text:style-name="T10">private</text:span><text:span text:style-name="T8"> </text:span><text:span text:style-name="T10">static</text:span><text:span text:style-name="T8"> </text:span><text:span text:style-name="T10">class</text:span><text:span text:style-name="T8"> UserRowMapper </text:span><text:span text:style-name="T10">implements</text:span><text:span text:style-name="T8"> RowMapper&lt;User&gt; {</text:span></text:p>
          <text:p text:style-name="P5"><text:span text:style-name="T8"/></text:p>
          <text:p text:style-name="P5"><text:span text:style-name="T8"><text:s text:c="2"/></text:span><text:span text:style-name="T13">@Override</text:span></text:p>
          <text:p text:style-name="P5"><text:span text:style-name="T10"><text:s text:c="2"/></text:span><text:span text:style-name="T10">public</text:span><text:span text:style-name="T8"> User mapRow(ResultSet rs, </text:span><text:span text:style-name="T10">int</text:span><text:span text:style-name="T8"> rowNum) </text:span><text:span text:style-name="T10">throws</text:span><text:span text:style-name="T8"> SQLException {</text:span></text:p>
          <text:p text:style-name="P5"><text:span text:style-name="T10"><text:s text:c="4"/></text:span><text:span text:style-name="T10">return</text:span><text:span text:style-name="T8"> </text:span><text:span text:style-name="T10">new</text:span><text:span text:style-name="T8"> User(</text:span></text:p>
          <text:p text:style-name="P5"><text:span text:style-name="T8"><text:s text:c="6"/></text:span><text:span text:style-name="T8">rs.getLong(</text:span><text:span text:style-name="T11">"id"</text:span><text:span text:style-name="T8">),rs.getString(</text:span><text:span text:style-name="T11">"login"</text:span><text:span text:style-name="T8">),rs.getString(</text:span><text:span text:style-name="T11">"password"</text:span><text:span text:style-name="T8">)</text:span></text:p>
          <text:p text:style-name="P5"><text:span text:style-name="T8"><text:s text:c="4"/></text:span><text:span text:style-name="T8">);</text:span></text:p>
          <text:p text:style-name="P5"><text:span text:style-name="T8"><text:s text:c="2"/></text:span><text:span text:style-name="T8">}</text:span></text:p>
          <text:p text:style-name="P5"><text:span text:style-name="T8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3" draw:text-style-name="P8" draw:layer="layout" svg:width="24.762cm" svg:height="13.641cm" svg:x="1.399cm" svg:y="6.401cm">
          <text:p text:style-name="P5"><text:span text:style-name="T14">public</text:span><text:span text:style-name="T15"> </text:span><text:span text:style-name="T14">class</text:span><text:span text:style-name="T15"> UserServiceImpl </text:span><text:span text:style-name="T14">implements</text:span><text:span text:style-name="T15"> UserService {</text:span></text:p>
          <text:p text:style-name="P5"><text:span text:style-name="T15"><text:s text:c="2"/></text:span><text:span text:style-name="T15">(...)</text:span></text:p>
          <text:p text:style-name="P5"><text:span text:style-name="T15"><text:s text:c="2"/></text:span><text:span text:style-name="T14">public</text:span><text:span text:style-name="T15"> User authenticate(String login, String password) {</text:span></text:p>
          <text:p text:style-name="P5"><text:span text:style-name="T15"><text:s text:c="4"/></text:span><text:span text:style-name="T15">User user = </text:span><text:span text:style-name="T16">userRepository</text:span><text:span text:style-name="T15">.getByLogin(login);</text:span></text:p>
          <text:p text:style-name="P5"><text:span text:style-name="T14"><text:s text:c="4"/></text:span><text:span text:style-name="T14">if</text:span><text:span text:style-name="T15">(user == </text:span><text:span text:style-name="T14">null</text:span><text:span text:style-name="T15">) {</text:span></text:p>
          <text:p text:style-name="P5"><text:span text:style-name="T14"><text:s text:c="6"/></text:span><text:span text:style-name="T14">return</text:span><text:span text:style-name="T15"> </text:span><text:span text:style-name="T14">null</text:span><text:span text:style-name="T15">;</text:span></text:p>
          <text:p text:style-name="P5"><text:span text:style-name="T15"><text:s text:c="4"/></text:span><text:span text:style-name="T15">} </text:span><text:span text:style-name="T14">else</text:span><text:span text:style-name="T15"> {</text:span></text:p>
          <text:p text:style-name="P5"><text:span text:style-name="T14"><text:s text:c="6"/></text:span><text:span text:style-name="T14">if</text:span><text:span text:style-name="T15">(password == </text:span><text:span text:style-name="T14">null</text:span><text:span text:style-name="T15">) {</text:span></text:p>
          <text:p text:style-name="P5"><text:span text:style-name="T14"><text:s text:c="8"/></text:span><text:span text:style-name="T14">throw</text:span><text:span text:style-name="T15"> </text:span><text:span text:style-name="T14">new</text:span><text:span text:style-name="T15"> IllegalArgumentException(</text:span><text:span text:style-name="T17">"Password can't be null"</text:span><text:span text:style-name="T15">);</text:span></text:p>
          <text:p text:style-name="P5"><text:span text:style-name="T15"><text:s text:c="6"/></text:span><text:span text:style-name="T15">}</text:span></text:p>
          <text:p text:style-name="P5"><text:span text:style-name="T15"><text:s text:c="6"/></text:span><text:span text:style-name="T15">password = </text:span><text:span text:style-name="T16">encoder</text:span><text:span text:style-name="T15">.encode(password);</text:span></text:p>
          <text:p text:style-name="P5"><text:span text:style-name="T14"><text:s text:c="6"/></text:span><text:span text:style-name="T14">if</text:span><text:span text:style-name="T15">(password.equals(user.getPassword())) {</text:span></text:p>
          <text:p text:style-name="P5"><text:span text:style-name="T14"><text:s text:c="8"/></text:span><text:span text:style-name="T14">return</text:span><text:span text:style-name="T15"> user;</text:span></text:p>
          <text:p text:style-name="P5"><text:span text:style-name="T15"><text:s text:c="6"/></text:span><text:span text:style-name="T15">} </text:span><text:span text:style-name="T14">else</text:span><text:span text:style-name="T15"> {</text:span></text:p>
          <text:p text:style-name="P5"><text:span text:style-name="T14"><text:s text:c="8"/></text:span><text:span text:style-name="T14">return</text:span><text:span text:style-name="T15"> </text:span><text:span text:style-name="T14">null</text:span><text:span text:style-name="T15">;</text:span></text:p>
          <text:p text:style-name="P5"><text:span text:style-name="T15"><text:s text:c="6"/></text:span><text:span text:style-name="T15">}</text:span></text:p>
          <text:p text:style-name="P5"><text:span text:style-name="T15"><text:s text:c="4"/></text:span><text:span text:style-name="T15">}</text:span></text:p>
          <text:p text:style-name="P5"><text:span text:style-name="T15"><text:s text:c="2"/></text:span><text:span text:style-name="T15">}</text:span></text:p>
          <text:p text:style-name="P5"><text:span text:style-name="T15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3" draw:text-style-name="P9" draw:layer="layout" svg:width="24.762cm" svg:height="15.058cm" svg:x="1.398cm" svg:y="4.5cm">
          <text:p text:style-name="P5"><text:span text:style-name="T18">public</text:span><text:span text:style-name="T19"> </text:span><text:span text:style-name="T18">class</text:span><text:span text:style-name="T19"> UserServiceImplTest {</text:span></text:p>
          <text:p text:style-name="P5"><text:span text:style-name="T19"/></text:p>
          <text:p text:style-name="P5"><text:span text:style-name="T18"><text:s text:c="2"/></text:span><text:span text:style-name="T18">private</text:span><text:span text:style-name="T19"> UserRepository </text:span><text:span text:style-name="T20">userRepository</text:span><text:span text:style-name="T19">;</text:span></text:p>
          <text:p text:style-name="P5"><text:span text:style-name="T19"/></text:p>
          <text:p text:style-name="P5"><text:span text:style-name="T18"><text:s text:c="2"/></text:span><text:span text:style-name="T18">private</text:span><text:span text:style-name="T19"> UserServiceImpl </text:span><text:span text:style-name="T20">userService</text:span><text:span text:style-name="T19">;</text:span></text:p>
          <text:p text:style-name="P5"><text:span text:style-name="T19"/></text:p>
          <text:p text:style-name="P5"><text:span text:style-name="T21"><text:s text:c="2"/></text:span><text:span text:style-name="T21">@Before</text:span><text:span text:style-name="T19"> </text:span><text:span text:style-name="T18">public</text:span><text:span text:style-name="T19"> </text:span><text:span text:style-name="T18">void</text:span><text:span text:style-name="T19"> setUp() {</text:span></text:p>
          <text:p text:style-name="P5"><text:span text:style-name="T20"><text:s text:c="4"/></text:span><text:span text:style-name="T20">userRepository</text:span><text:span text:style-name="T19"> = </text:span><text:span text:style-name="T22">mock</text:span><text:span text:style-name="T19">(UserRepository.</text:span><text:span text:style-name="T18">class</text:span><text:span text:style-name="T19">);</text:span></text:p>
          <text:p text:style-name="P5"><text:span text:style-name="T20"><text:s text:c="4"/></text:span><text:span text:style-name="T20">userService</text:span><text:span text:style-name="T19"> = </text:span><text:span text:style-name="T18">new</text:span><text:span text:style-name="T19"> UserServiceImpl();</text:span></text:p>
          <text:p text:style-name="P5"><text:span text:style-name="T20"><text:s text:c="4"/></text:span><text:span text:style-name="T20">userService</text:span><text:span text:style-name="T19">.setUserRepository(</text:span><text:span text:style-name="T20">userRepository</text:span><text:span text:style-name="T19">);</text:span></text:p>
          <text:p text:style-name="P5"><text:span text:style-name="T20"><text:s text:c="4"/></text:span><text:span text:style-name="T20">userService</text:span><text:span text:style-name="T19">.init();</text:span></text:p>
          <text:p text:style-name="P5"><text:span text:style-name="T19"><text:s text:c="2"/></text:span><text:span text:style-name="T19">}</text:span></text:p>
          <text:p text:style-name="P5"><text:span text:style-name="T19"/></text:p>
          <text:p text:style-name="P5"><text:span text:style-name="T21"><text:s text:c="2"/></text:span><text:span text:style-name="T21">@Test</text:span><text:span text:style-name="T19"> </text:span><text:span text:style-name="T18">public</text:span><text:span text:style-name="T19"> </text:span><text:span text:style-name="T18">void</text:span><text:span text:style-name="T19"> getByLoginNoUser() {</text:span></text:p>
          <text:p text:style-name="P5"><text:span text:style-name="T19"><text:s text:c="4"/></text:span><text:span text:style-name="T19">String login = </text:span><text:span text:style-name="T23">"test"</text:span><text:span text:style-name="T19">;</text:span></text:p>
          <text:p text:style-name="P5"><text:span text:style-name="T22"><text:s text:c="4"/></text:span><text:span text:style-name="T22">when</text:span><text:span text:style-name="T19">(</text:span><text:span text:style-name="T20">userRepository</text:span><text:span text:style-name="T19">.getByLogin(login)).thenReturn(</text:span><text:span text:style-name="T18">null</text:span><text:span text:style-name="T19">);</text:span></text:p>
          <text:p text:style-name="P5"><text:span text:style-name="T19"><text:s text:c="4"/></text:span><text:span text:style-name="T19">Assert.</text:span><text:span text:style-name="T22">assertNull</text:span><text:span text:style-name="T19">(</text:span><text:span text:style-name="T20">userService</text:span><text:span text:style-name="T19">.authenticate(login, </text:span><text:span text:style-name="T23">""</text:span><text:span text:style-name="T19">));</text:span></text:p>
          <text:p text:style-name="P5"><text:span text:style-name="T22"><text:s text:c="4"/></text:span><text:span text:style-name="T22">verify</text:span><text:span text:style-name="T19">(</text:span><text:span text:style-name="T20">userRepository</text:span><text:span text:style-name="T19">).getByLogin(login);</text:span></text:p>
          <text:p text:style-name="P5"><text:span text:style-name="T19"><text:s text:c="2"/></text:span><text:span text:style-name="T19">}</text:span></text:p>
          <text:p text:style-name="P5"><text:span text:style-name="T1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4.714cm" presentation:class="outline" presentation:user-transformed="true">
          <draw:text-box>
            <text:list text:style-name="L3"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as d'impact sur le code</text:p>
              </text:list-item>
              <text:list-item>
                <text:p>Type-saf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3" draw:text-style-name="P8" xml:id="id4" draw:id="id4" draw:layer="layout" svg:width="24.762cm" svg:height="6.931cm" svg:x="1.397cm" svg:y="4.499cm">
          <text:p text:style-name="P5"><text:span text:style-name="T14">public</text:span><text:span text:style-name="T15"> </text:span><text:span text:style-name="T14">class</text:span><text:span text:style-name="T15"> JdbcUserRepository </text:span><text:span text:style-name="T14">implements</text:span><text:span text:style-name="T15"> UserRepository {</text:span></text:p>
          <text:p text:style-name="P5"><text:span text:style-name="T15"/></text:p>
          <text:p text:style-name="P5"><text:span text:style-name="T14"><text:s text:c="2"/></text:span><text:span text:style-name="T14">private</text:span><text:span text:style-name="T15"> </text:span><text:span text:style-name="T14">final</text:span><text:span text:style-name="T15"> JdbcOperations </text:span><text:span text:style-name="T16">tpl</text:span><text:span text:style-name="T15">;</text:span></text:p>
          <text:p text:style-name="P5"><text:span text:style-name="T15"/></text:p>
          <text:p text:style-name="P5"><text:span text:style-name="T14"><text:s text:c="2"/></text:span><text:span text:style-name="T14">public</text:span><text:span text:style-name="T15"> JdbcUserRepository(DataSource dataSource) {</text:span></text:p>
          <text:p text:style-name="P5"><text:span text:style-name="T14"><text:s text:c="4"/></text:span><text:span text:style-name="T14">this</text:span><text:span text:style-name="T15">.</text:span><text:span text:style-name="T16">tpl</text:span><text:span text:style-name="T15"> = </text:span><text:span text:style-name="T14">new</text:span><text:span text:style-name="T15"> JdbcTemplate(dataSource);</text:span></text:p>
          <text:p text:style-name="P5"><text:span text:style-name="T15"><text:s text:c="2"/></text:span><text:span text:style-name="T15">}</text:span></text:p>
          <text:p text:style-name="P5"><text:span text:style-name="T15"><text:s text:c="2"/></text:span><text:span text:style-name="T15">(...)</text:span></text:p>
          <text:p text:style-name="P5"><text:span text:style-name="T1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5" draw:id="id5" draw:layer="layout" svg:width="24.762cm" svg:height="7.185cm" svg:x="1.396cm" svg:y="12.198cm">
          <text:p text:style-name="P5"><text:span text:style-name="T14">public</text:span><text:span text:style-name="T15"> </text:span><text:span text:style-name="T14">class</text:span><text:span text:style-name="T15"> UserServiceImpl </text:span><text:span text:style-name="T14">implements</text:span><text:span text:style-name="T15"> UserService {</text:span></text:p>
          <text:p text:style-name="P5"><text:span text:style-name="T15"/></text:p>
          <text:p text:style-name="P5"><text:span text:style-name="T14"><text:s text:c="2"/></text:span><text:span text:style-name="T14">private</text:span><text:span text:style-name="T15"> UserRepository </text:span><text:span text:style-name="T16">userRepository</text:span><text:span text:style-name="T15">; <text:s/></text:span><text:span text:style-name="T24">// setter défini</text:span></text:p>
          <text:p text:style-name="P5"><text:span text:style-name="T15"/></text:p>
          <text:p text:style-name="P5"><text:span text:style-name="T15"><text:s text:c="2"/></text:span><text:span text:style-name="T14">private</text:span><text:span text:style-name="T15"> String </text:span><text:span text:style-name="T16">digest</text:span><text:span text:style-name="T15">; <text:s/></text:span><text:span text:style-name="T24">// setter défini</text:span></text:p>
          <text:p text:style-name="P5"><text:span text:style-name="T25"><text:s text:c="2"/></text:span></text:p>
          <text:p text:style-name="P5"><text:span text:style-name="T25"><text:s text:c="2"/></text:span><text:span text:style-name="T25">(...)</text:span></text:p>
          <text:p text:style-name="P5"><text:span text:style-name="T14"><text:s text:c="2"/></text:span></text:p>
          <text:p text:style-name="P5"><text:span text:style-name="T14"><text:s text:c="2"/></text:span><text:span text:style-name="T14">public</text:span><text:span text:style-name="T26"> </text:span><text:span text:style-name="T14">void</text:span><text:span text:style-name="T15"> init() { (...) } </text:span><text:span text:style-name="T24">// méthode d'initialisation</text:span></text:p>
          <text:p text:style-name="P5"><text:span text:style-name="T15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3" draw:text-style-name="P7" draw:layer="layout" svg:width="19.436cm" svg:height="15.272cm" svg:x="1.392cm" svg:y="4.794cm">
          <text:p text:style-name="P5"><text:span text:style-name="T27">@Configuration</text:span></text:p>
          <text:p text:style-name="P5"><text:span text:style-name="T28">public</text:span><text:span text:style-name="T29"> </text:span><text:span text:style-name="T28">class</text:span><text:span text:style-name="T29"> ApplicationConfiguration {</text:span></text:p>
          <text:p text:style-name="P5"><text:span text:style-name="T29"/></text:p>
          <text:p text:style-name="P5"><text:span text:style-name="T30"><text:s text:c="2"/></text:span><text:span text:style-name="T27">@Bean</text:span><text:span text:style-name="T29"> </text:span><text:span text:style-name="T28">public</text:span><text:span text:style-name="T29"> DataSource dataSource() {</text:span></text:p>
          <text:p text:style-name="P5"><text:span text:style-name="T28"><text:s text:c="4"/></text:span><text:span text:style-name="T28">return</text:span><text:span text:style-name="T29"> </text:span><text:span text:style-name="T28">new</text:span><text:span text:style-name="T29"> EmbeddedDatabaseBuilder()</text:span></text:p>
          <text:p text:style-name="P5"><text:span text:style-name="T29"><text:s text:c="6"/></text:span><text:span text:style-name="T29">.setType(EmbeddedDatabaseType.</text:span><text:span text:style-name="T31">H2</text:span><text:span text:style-name="T29">)</text:span></text:p>
          <text:p text:style-name="P5"><text:span text:style-name="T29"><text:s text:c="6"/></text:span><text:span text:style-name="T29">.addScript(</text:span><text:span text:style-name="T32">"classpath:/create-tables.sql"</text:span><text:span text:style-name="T29">)</text:span></text:p>
          <text:p text:style-name="P5"><text:span text:style-name="T29"><text:s text:c="6"/></text:span><text:span text:style-name="T29">.addScript(</text:span><text:span text:style-name="T32">"classpath:/insert-data.sql"</text:span><text:span text:style-name="T29">)</text:span></text:p>
          <text:p text:style-name="P5"><text:span text:style-name="T29"><text:s text:c="6"/></text:span><text:span text:style-name="T29">.build();</text:span></text:p>
          <text:p text:style-name="P5"><text:span text:style-name="T29"><text:s text:c="2"/></text:span><text:span text:style-name="T29">}</text:span></text:p>
          <text:p text:style-name="P5"><text:span text:style-name="T33"/></text:p>
          <text:p text:style-name="P5"><text:span text:style-name="T30"><text:s text:c="2"/></text:span><text:span text:style-name="T30">@Bean</text:span><text:span text:style-name="T29"> </text:span><text:span text:style-name="T28">public</text:span><text:span text:style-name="T29"> UserRepository userRepository() {</text:span></text:p>
          <text:p text:style-name="P5"><text:span text:style-name="T28"><text:s text:c="4"/></text:span><text:span text:style-name="T28">return</text:span><text:span text:style-name="T29"> </text:span><text:span text:style-name="T28">new</text:span><text:span text:style-name="T29"> JdbcUserRepository(</text:span><text:span text:style-name="T34">dataSource()</text:span><text:span text:style-name="T29">);</text:span></text:p>
          <text:p text:style-name="P5"><text:span text:style-name="T29"><text:s text:c="2"/></text:span><text:span text:style-name="T29">}</text:span></text:p>
          <text:p text:style-name="P5"><text:span text:style-name="T29"/></text:p>
          <text:p text:style-name="P5"><text:span text:style-name="T30"><text:s text:c="2"/></text:span><text:span text:style-name="T30">@Bean</text:span><text:span text:style-name="T29"> </text:span><text:span text:style-name="T28">public</text:span><text:span text:style-name="T29"> UserService userService() {</text:span></text:p>
          <text:p text:style-name="P5"><text:span text:style-name="T29"><text:s text:c="4"/></text:span><text:span text:style-name="T29">UserServiceImpl userService = </text:span><text:span text:style-name="T28">new</text:span><text:span text:style-name="T29"> UserServiceImpl();</text:span></text:p>
          <text:p text:style-name="P5"><text:span text:style-name="T29"><text:s text:c="4"/></text:span><text:span text:style-name="T29">userService.setDigest(</text:span><text:span text:style-name="T32">"sha-256"</text:span><text:span text:style-name="T29">);</text:span></text:p>
          <text:p text:style-name="P5"><text:span text:style-name="T29"><text:s text:c="4"/></text:span><text:span text:style-name="T29">userService.setUserRepository(userRepository());</text:span></text:p>
          <text:p text:style-name="P5"><text:span text:style-name="T29"><text:s text:c="4"/></text:span><text:span text:style-name="T34">userService.init();</text:span></text:p>
          <text:p text:style-name="P5"><text:span text:style-name="T28"><text:s text:c="4"/></text:span><text:span text:style-name="T28">return</text:span><text:span text:style-name="T29"> userService;</text:span></text:p>
          <text:p text:style-name="P5"><text:span text:style-name="T29"><text:s text:c="2"/></text:span><text:span text:style-name="T29">}</text:span></text:p>
          <text:p text:style-name="P5"><text:span text:style-name="T2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6" draw:id="id6" draw:layer="layout" svg:width="5.591cm" svg:height="2.794cm" svg:x="21.587cm" svg:y="4.064cm">
          <text:p text:style-name="P1"><text:span text:style-name="T35">Déclaration classe de configuration</text:span>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0" xml:id="id7" draw:id="id7" draw:layer="layout" svg:width="5.591cm" svg:height="2.286cm" svg:x="21.59cm" svg:y="7.112cm">
          <text:p text:style-name="P1"><text:span text:style-name="T35">Méthode déclarant un bean</text:span>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0" xml:id="id8" draw:id="id8" draw:layer="layout" svg:width="5.591cm" svg:height="2.286cm" svg:x="21.333cm" svg:y="10.16cm">
          <text:p text:style-name="P1"><text:span text:style-name="T35">Injection de dépendances</text:span>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0" xml:id="id9" draw:id="id9" draw:layer="layout" svg:width="5.591cm" svg:height="2.286cm" svg:x="21.336cm" svg:y="16.256cm">
          <text:p text:style-name="P1"><text:span text:style-name="T35">Callback d'initialisation à appeler</text:span>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classes</text:p>
              </text:list-item>
            </text:list>
            <text:p/>
            <text:p/>
            <text:list text:continue-numbering="true" text:style-name="L3">
              <text:list-item>
                <text:p>Evite des fichiers gros et monolithiques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draw:custom-shape draw:style-name="gr3" draw:text-style-name="P9" draw:layer="layout" svg:width="25.278cm" svg:height="3.248cm" svg:x="1.392cm" svg:y="6.99cm">
          <text:p><text:span text:style-name="T36">@Configuration</text:span></text:p>
          <text:p><text:span text:style-name="T37">@Import</text:span><text:span text:style-name="T38">({InfraConfiguration.</text:span><text:span text:style-name="T39">class</text:span><text:span text:style-name="T38">,ComponentConfiguration.</text:span><text:span text:style-name="T39">class</text:span><text:span text:style-name="T38">})</text:span></text:p>
          <text:p><text:span text:style-name="T40">public</text:span><text:span text:style-name="T41"> </text:span><text:span text:style-name="T40">class</text:span><text:span text:style-name="T41"> Application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Java</text:p>
          </draw:text-box>
        </draw:frame>
        <draw:custom-shape draw:style-name="gr3" draw:text-style-name="P7" draw:layer="layout" svg:width="26.035cm" svg:height="5.655cm" svg:x="0.997cm" svg:y="7.299cm">
          <text:p text:style-name="P5"><text:span text:style-name="T8">ConfigurableApplicationContext </text:span><text:span text:style-name="T9">ctx</text:span><text:span text:style-name="T8"> = </text:span><text:span text:style-name="T10">new</text:span><text:span text:style-name="T8"> AnnotationConfigApplicationContext(</text:span></text:p>
          <text:p text:style-name="P5"><text:span text:style-name="T11"><text:s text:c="4"/></text:span><text:span text:style-name="T8">ApplicationConfiguration.</text:span><text:span text:style-name="T10">class</text:span></text:p>
          <text:p text:style-name="P5"><text:span text:style-name="T8">);</text:span></text:p>
          <text:p><text:span text:style-name="T8">UserService </text:span><text:span text:style-name="T9">userService</text:span><text:span text:style-name="T8"> = </text:span><text:span text:style-name="T9">ctx</text:span><text:span text:style-name="T8">.getBean(UserService.</text:span><text:span text:style-name="T10">class</text:span><text:span text:style-name="T8">);</text:span></text:p>
          <text:p text:style-name="P5"><text:span text:style-name="T8">String login = </text:span><text:span text:style-name="T11">"mmouse"</text:span><text:span text:style-name="T8">;</text:span></text:p>
          <text:p text:style-name="P5"><text:span text:style-name="T8">String password = </text:span><text:span text:style-name="T11">"this is a test"</text:span><text:span text:style-name="T8">;</text:span></text:p>
          <text:p text:style-name="P5"><text:span text:style-name="T9">userService</text:span><text:span text:style-name="T8">.create(login,password);</text:span></text:p>
          <text:p text:style-name="P5"><text:span text:style-name="T9">ctx</text:span><text:span text:style-name="T8">.close();</text:span></text:p>
          <text:p text:style-name="P5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orientée objet</text:p>
              </text:list-item>
            </text:list>
          </draw:text-box>
        </draw:frame>
        <draw:custom-shape draw:style-name="gr3" draw:text-style-name="P11" draw:layer="layout" svg:width="25.278cm" svg:height="6.235cm" svg:x="1.592cm" svg:y="9.005cm">
          <text:p><text:span text:style-name="T30">@Configuration</text:span></text:p>
          <text:p><text:span text:style-name="T42">public</text:span><text:span text:style-name="T43"> </text:span><text:span text:style-name="T42">class</text:span><text:span text:style-name="T43"> SpringMvcConfiguration </text:span><text:span text:style-name="T42">extends</text:span><text:span text:style-name="T43"> </text:span><text:span text:style-name="T44">WebMvcConfigurationSupport</text:span><text:span text:style-name="T43"> {</text:span></text:p>
          <text:p><text:span text:style-name="T30"><text:tab/></text:span></text:p>
          <text:p><text:span text:style-name="T44"><text:tab/></text:span><text:span text:style-name="T45">@Override</text:span></text:p>
          <text:p><text:span text:style-name="T43"><text:tab/></text:span><text:span text:style-name="T42">protected</text:span><text:span text:style-name="T43"> </text:span><text:span text:style-name="T42">void</text:span><text:span text:style-name="T43"> addInterceptors(InterceptorRegistry </text:span><text:span text:style-name="T46">registry</text:span><text:span text:style-name="T43">) {</text:span></text:p>
          <text:p><text:span text:style-name="T43"><text:tab/></text:span><text:span text:style-name="T43"><text:tab/></text:span><text:span text:style-name="T46">registry</text:span><text:span text:style-name="T43">.addInterceptor(</text:span><text:span text:style-name="T42">new</text:span><text:span text:style-name="T43"> MyInterceptor());</text:span></text:p>
          <text:p><text:span text:style-name="T30"><text:tab/></text:span><text:span text:style-name="T30">}</text:span></text:p>
          <text:p><text:span text:style-name="T30"><text:tab/></text:span></text:p>
          <text:p><text:span text:style-name="T3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3" draw:text-style-name="P8" xml:id="id10" draw:id="id10" draw:layer="layout" svg:width="24.762cm" svg:height="6.931cm" svg:x="1.397cm" svg:y="4.499cm">
          <text:p text:style-name="P5"><text:span text:style-name="T14">public</text:span><text:span text:style-name="T15"> </text:span><text:span text:style-name="T14">class</text:span><text:span text:style-name="T15"> JdbcUserRepository </text:span><text:span text:style-name="T14">implements</text:span><text:span text:style-name="T15"> UserRepository {</text:span></text:p>
          <text:p text:style-name="P5"><text:span text:style-name="T15"/></text:p>
          <text:p text:style-name="P5"><text:span text:style-name="T14"><text:s text:c="2"/></text:span><text:span text:style-name="T14">private</text:span><text:span text:style-name="T15"> </text:span><text:span text:style-name="T14">final</text:span><text:span text:style-name="T15"> JdbcOperations </text:span><text:span text:style-name="T16">tpl</text:span><text:span text:style-name="T15">;</text:span></text:p>
          <text:p text:style-name="P5"><text:span text:style-name="T15"/></text:p>
          <text:p text:style-name="P5"><text:span text:style-name="T14"><text:s text:c="2"/></text:span><text:span text:style-name="T14">public</text:span><text:span text:style-name="T15"> JdbcUserRepository(DataSource dataSource) {</text:span></text:p>
          <text:p text:style-name="P5"><text:span text:style-name="T14"><text:s text:c="4"/></text:span><text:span text:style-name="T14">this</text:span><text:span text:style-name="T15">.</text:span><text:span text:style-name="T16">tpl</text:span><text:span text:style-name="T15"> = </text:span><text:span text:style-name="T14">new</text:span><text:span text:style-name="T15"> JdbcTemplate(dataSource);</text:span></text:p>
          <text:p text:style-name="P5"><text:span text:style-name="T15"><text:s text:c="2"/></text:span><text:span text:style-name="T15">}</text:span></text:p>
          <text:p text:style-name="P5"><text:span text:style-name="T15"><text:s text:c="2"/></text:span><text:span text:style-name="T15">(...)</text:span></text:p>
          <text:p text:style-name="P5"><text:span text:style-name="T1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1" draw:id="id11" draw:layer="layout" svg:width="24.762cm" svg:height="7.185cm" svg:x="1.396cm" svg:y="12.198cm">
          <text:p text:style-name="P5"><text:span text:style-name="T14">public</text:span><text:span text:style-name="T15"> </text:span><text:span text:style-name="T14">class</text:span><text:span text:style-name="T15"> UserServiceImpl </text:span><text:span text:style-name="T14">implements</text:span><text:span text:style-name="T15"> UserService {</text:span></text:p>
          <text:p text:style-name="P5"><text:span text:style-name="T15"/></text:p>
          <text:p text:style-name="P5"><text:span text:style-name="T14"><text:s text:c="2"/></text:span><text:span text:style-name="T14">private</text:span><text:span text:style-name="T15"> UserRepository </text:span><text:span text:style-name="T16">userRepository</text:span><text:span text:style-name="T15">; <text:s/></text:span><text:span text:style-name="T24">// setter défini</text:span></text:p>
          <text:p text:style-name="P5"><text:span text:style-name="T15"/></text:p>
          <text:p text:style-name="P5"><text:span text:style-name="T15"><text:s text:c="2"/></text:span><text:span text:style-name="T14">private</text:span><text:span text:style-name="T15"> String </text:span><text:span text:style-name="T16">digest</text:span><text:span text:style-name="T15">; <text:s/></text:span><text:span text:style-name="T24">// setter défini</text:span></text:p>
          <text:p text:style-name="P5"><text:span text:style-name="T25"><text:s text:c="2"/></text:span></text:p>
          <text:p text:style-name="P5"><text:span text:style-name="T25"><text:s text:c="2"/></text:span><text:span text:style-name="T25">(...)</text:span></text:p>
          <text:p text:style-name="P5"><text:span text:style-name="T14"><text:s text:c="2"/></text:span></text:p>
          <text:p text:style-name="P5"><text:span text:style-name="T14"><text:s text:c="2"/></text:span><text:span text:style-name="T14">public</text:span><text:span text:style-name="T26"> </text:span><text:span text:style-name="T14">void</text:span><text:span text:style-name="T15"> init() { (...) } </text:span><text:span text:style-name="T24">// méthode d'initialisation</text:span></text:p>
          <text:p text:style-name="P5"><text:span text:style-name="T15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3" draw:text-style-name="P7" draw:layer="layout" svg:width="25.019cm" svg:height="6.677cm" svg:x="1.397cm" svg:y="5.899cm">
          <text:p text:style-name="P5"><text:span text:style-name="T47">&lt;</text:span><text:span text:style-name="T48">bean</text:span><text:span text:style-name="T8"> </text:span><text:span text:style-name="T49">id</text:span><text:span text:style-name="T50">=</text:span><text:span text:style-name="T51">"userRepository"</text:span><text:span text:style-name="T8"> </text:span><text:span text:style-name="T49">class</text:span><text:span text:style-name="T50">=</text:span><text:span text:style-name="T51">"c.z.repository.jdbc.JdbcUserRepository"</text:span><text:span text:style-name="T47">&gt;</text:span></text:p>
          <text:p text:style-name="P5"><text:span text:style-name="T47"><text:s text:c="2"/></text:span><text:span text:style-name="T47">&lt;</text:span><text:span text:style-name="T48">constructor-arg</text:span><text:span text:style-name="T8"> </text:span><text:span text:style-name="T49">ref</text:span><text:span text:style-name="T50">=</text:span><text:span text:style-name="T51">"dataSource"</text:span><text:span text:style-name="T8"> </text:span><text:span text:style-name="T47">/&gt;</text:span></text:p>
          <text:p text:style-name="P5"><text:span text:style-name="T47">&lt;/</text:span><text:span text:style-name="T48">bean</text:span><text:span text:style-name="T47">&gt;</text:span></text:p>
          <text:p text:style-name="P5"><text:span text:style-name="T47"/></text:p>
          <text:p text:style-name="P5"><text:span text:style-name="T47">&lt;</text:span><text:span text:style-name="T48">bean</text:span><text:span text:style-name="T8"> </text:span><text:span text:style-name="T49">id</text:span><text:span text:style-name="T50">=</text:span><text:span text:style-name="T51">"userService"</text:span><text:span text:style-name="T8"> </text:span><text:span text:style-name="T49">class</text:span><text:span text:style-name="T50">=</text:span><text:span text:style-name="T51">"c.z.business.impl.UserServiceImpl"</text:span><text:span text:style-name="T8"> </text:span></text:p>
          <text:p text:style-name="P5"><text:span text:style-name="T8"><text:s text:c="6"/></text:span><text:span text:style-name="T49">init-method</text:span><text:span text:style-name="T50">=</text:span><text:span text:style-name="T51">"init"</text:span><text:span text:style-name="T47">&gt;</text:span></text:p>
          <text:p text:style-name="P5"><text:span text:style-name="T47"><text:s text:c="2"/></text:span><text:span text:style-name="T47">&lt;</text:span><text:span text:style-name="T48">property</text:span><text:span text:style-name="T8"> </text:span><text:span text:style-name="T49">name</text:span><text:span text:style-name="T50">=</text:span><text:span text:style-name="T51">"digest"</text:span><text:span text:style-name="T8"> </text:span><text:span text:style-name="T49">value</text:span><text:span text:style-name="T50">=</text:span><text:span text:style-name="T51">"sha-256"</text:span><text:span text:style-name="T8"> </text:span><text:span text:style-name="T47">/&gt;</text:span></text:p>
          <text:p text:style-name="P5"><text:span text:style-name="T47"><text:s text:c="2"/></text:span><text:span text:style-name="T47">&lt;</text:span><text:span text:style-name="T48">property</text:span><text:span text:style-name="T8"> </text:span><text:span text:style-name="T49">name</text:span><text:span text:style-name="T50">=</text:span><text:span text:style-name="T51">"userRepository"</text:span><text:span text:style-name="T8"> </text:span><text:span text:style-name="T49">ref</text:span><text:span text:style-name="T50">=</text:span><text:span text:style-name="T51">"userRepository"</text:span><text:span text:style-name="T8"> </text:span><text:span text:style-name="T47">/&gt;</text:span></text:p>
          <text:p text:style-name="P5"><text:span text:style-name="T47">&lt;/</text:span><text:span text:style-name="T48">bean</text:span><text:span text:style-name="T47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3" draw:text-style-name="P7" xml:id="id12" draw:id="id12" draw:layer="layout" svg:width="25.019cm" svg:height="2.229cm" svg:x="1.397cm" svg:y="5.899cm">
          <text:p text:style-name="P5"><text:span text:style-name="T47">&lt;</text:span><text:span text:style-name="T48">bean</text:span><text:span text:style-name="T8"> </text:span><text:span text:style-name="T49">id</text:span><text:span text:style-name="T50">=</text:span><text:span text:style-name="T51">"userRepository"</text:span><text:span text:style-name="T8"> </text:span><text:span text:style-name="T49">class</text:span><text:span text:style-name="T50">=</text:span><text:span text:style-name="T51">"c.z.repository.jdbc.JdbcUserRepository"</text:span><text:span text:style-name="T47">&gt;</text:span></text:p>
          <text:p text:style-name="P5"><text:span text:style-name="T47"><text:s text:c="2"/></text:span><text:span text:style-name="T47">&lt;</text:span><text:span text:style-name="T48">constructor-arg</text:span><text:span text:style-name="T8"> </text:span><text:span text:style-name="T49">ref</text:span><text:span text:style-name="T50">=</text:span><text:span text:style-name="T51">"dataSource"</text:span><text:span text:style-name="T8"> </text:span><text:span text:style-name="T47">/&gt;</text:span></text:p>
          <text:p text:style-name="P5"><text:span text:style-name="T47">&lt;/</text:span><text:span text:style-name="T48">bean</text:span><text:span text:style-name="T47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13" text:id="id13">Id pour pouvoir y faire référence</text:p>
              </text:list-item>
              <text:list-item>
                <text:p xml:id="id14" text:id="id14">Attribut pour la classe d'implémentation</text:p>
              </text:list-item>
              <text:list-item>
                <text:p xml:id="id15" text:id="id15">Injection par constructeur</text:p>
              </text:list-item>
              <text:list-item>
                <text:p xml:id="id16" text:id="id16">Référence à un autre bean</text:p>
                <text:list>
                  <text:list-item>
                    <text:p xml:id="id17" text:id="id17">Attribut <text:span text:style-name="T52">ref</text:span></text:p>
                  </text:list-item>
                  <text:list-item>
                    <text:p xml:id="id18" text:id="id18">Définition du <text:span text:style-name="T52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3" draw:text-style-name="P7" xml:id="id19" draw:id="id19" draw:layer="layout" svg:width="25.019cm" svg:height="3.499cm" svg:x="1.397cm" svg:y="5.899cm">
          <text:p><text:span text:style-name="T47">&lt;</text:span><text:span text:style-name="T48">bean</text:span><text:span text:style-name="T8"> </text:span><text:span text:style-name="T49">id</text:span><text:span text:style-name="T50">=</text:span><text:span text:style-name="T51">"userService"</text:span><text:span text:style-name="T8"> </text:span><text:span text:style-name="T49">class</text:span><text:span text:style-name="T50">=</text:span><text:span text:style-name="T51">"c.z.business.impl.UserServiceImpl"</text:span><text:span text:style-name="T8"> </text:span></text:p>
          <text:p><text:span text:style-name="T8"><text:s text:c="6"/></text:span><text:span text:style-name="T49">init-method</text:span><text:span text:style-name="T50">=</text:span><text:span text:style-name="T51">"init"</text:span><text:span text:style-name="T47">&gt;</text:span></text:p>
          <text:p><text:span text:style-name="T47"><text:s text:c="2"/></text:span><text:span text:style-name="T47">&lt;</text:span><text:span text:style-name="T48">property</text:span><text:span text:style-name="T8"> </text:span><text:span text:style-name="T49">name</text:span><text:span text:style-name="T50">=</text:span><text:span text:style-name="T51">"digest"</text:span><text:span text:style-name="T8"> </text:span><text:span text:style-name="T49">value</text:span><text:span text:style-name="T50">=</text:span><text:span text:style-name="T51">"sha-256"</text:span><text:span text:style-name="T8"> </text:span><text:span text:style-name="T47">/&gt;</text:span></text:p>
          <text:p><text:span text:style-name="T47"><text:s text:c="2"/></text:span><text:span text:style-name="T47">&lt;</text:span><text:span text:style-name="T48">property</text:span><text:span text:style-name="T8"> </text:span><text:span text:style-name="T49">name</text:span><text:span text:style-name="T50">=</text:span><text:span text:style-name="T51">"userRepository"</text:span><text:span text:style-name="T8"> </text:span><text:span text:style-name="T49">ref</text:span><text:span text:style-name="T50">=</text:span><text:span text:style-name="T51">"userRepository"</text:span><text:span text:style-name="T8"> </text:span><text:span text:style-name="T47">/&gt;</text:span></text:p>
          <text:p><text:span text:style-name="T47">&lt;/</text:span><text:span text:style-name="T48">bean</text:span><text:span text:style-name="T47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20" text:id="id20">Spring appelle la méthode d'initialisation</text:p>
                <text:list>
                  <text:list-item>
                    <text:p xml:id="id21" text:id="id21">Attribut <text:span text:style-name="T52">init-method</text:span></text:p>
                  </text:list-item>
                </text:list>
              </text:list-item>
              <text:list-item>
                <text:p xml:id="id22" text:id="id22">Injection par setter</text:p>
                <text:list>
                  <text:list-item>
                    <text:p xml:id="id23" text:id="id23">Valeur scalaire, attribut <text:span text:style-name="T52">value</text:span></text:p>
                  </text:list-item>
                  <text:list-item>
                    <text:p xml:id="id24" text:id="id24">Bean Spring, attribut <text:span text:style-name="T52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3" draw:text-style-name="P7" draw:layer="layout" svg:width="25.019cm" svg:height="4.769cm" svg:x="1.397cm" svg:y="8.699cm">
          <text:p text:style-name="P5"><text:span text:style-name="T47">&lt;?</text:span><text:span text:style-name="T48">xml</text:span><text:span text:style-name="T53"> </text:span><text:span text:style-name="T49">version</text:span><text:span text:style-name="T50">=</text:span><text:span text:style-name="T51">"1.0"</text:span><text:span text:style-name="T53"> </text:span><text:span text:style-name="T49">encoding</text:span><text:span text:style-name="T50">=</text:span><text:span text:style-name="T51">"UTF-8"</text:span><text:span text:style-name="T47">?&gt;</text:span></text:p>
          <text:p text:style-name="P5"><text:span text:style-name="T47">&lt;</text:span><text:span text:style-name="T48">beans</text:span><text:span text:style-name="T53"> </text:span><text:span text:style-name="T49">xmlns</text:span><text:span text:style-name="T50">=</text:span><text:span text:style-name="T51">"http://www.springframework.org/schema/beans"</text:span></text:p>
          <text:p text:style-name="P5"><text:span text:style-name="T49"><text:s text:c="6"/></text:span><text:span text:style-name="T49">xmlns:xsi</text:span><text:span text:style-name="T50">=</text:span><text:span text:style-name="T51">"http://www.w3.org/2001/XMLSchema-instance"</text:span></text:p>
          <text:p text:style-name="P5"><text:span text:style-name="T49"><text:s text:c="7"/></text:span><text:span text:style-name="T49">xsi:schemaLocation</text:span><text:span text:style-name="T50">=</text:span><text:span text:style-name="T51">"http://www.springframework.org/schema/beans </text:span></text:p>
          <text:p text:style-name="P5"><text:span text:style-name="T51"><text:s text:c="9"/></text:span><text:span text:style-name="T51">http://www.springframework.org/schema/beans/spring-beans.xsd"</text:span><text:span text:style-name="T47">&gt;</text:span></text:p>
          <text:p text:style-name="P5"><text:span text:style-name="T50"><text:s/></text:span><text:span text:style-name="T50">(...)</text:span></text:p>
          <text:p text:style-name="P5"><text:span text:style-name="T47">&lt;/</text:span><text:span text:style-name="T48">beans</text:span><text:span text:style-name="T47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3" draw:text-style-name="P9" draw:layer="layout" svg:width="25.019cm" svg:height="3.493cm" svg:x="1.397cm" svg:y="7.299cm">
          <text:p text:style-name="P5"><text:span text:style-name="T54">&lt;</text:span><text:span text:style-name="T55">jdbc:embedded-database</text:span><text:span text:style-name="T56"> </text:span><text:span text:style-name="T57">id</text:span><text:span text:style-name="T58">=</text:span><text:span text:style-name="T59">"dataSource"</text:span><text:span text:style-name="T56"> </text:span><text:span text:style-name="T57">type</text:span><text:span text:style-name="T58">=</text:span><text:span text:style-name="T59">"H2"</text:span><text:span text:style-name="T54">&gt;</text:span></text:p>
          <text:p text:style-name="P5"><text:span text:style-name="T54"><text:s text:c="2"/></text:span><text:span text:style-name="T54">&lt;</text:span><text:span text:style-name="T55">jdbc:script</text:span><text:span text:style-name="T56"> </text:span><text:span text:style-name="T57">location</text:span><text:span text:style-name="T58">=</text:span><text:span text:style-name="T59">"classpath:/create-tables.sql"</text:span><text:span text:style-name="T56"> </text:span><text:span text:style-name="T54">/&gt;</text:span></text:p>
          <text:p text:style-name="P5"><text:span text:style-name="T54"><text:s text:c="2"/></text:span><text:span text:style-name="T54">&lt;</text:span><text:span text:style-name="T55">jdbc:script</text:span><text:span text:style-name="T56"> </text:span><text:span text:style-name="T57">location</text:span><text:span text:style-name="T58">=</text:span><text:span text:style-name="T59">"classpath:/insert-data.sql"</text:span><text:span text:style-name="T56"> </text:span><text:span text:style-name="T54">/&gt;</text:span></text:p>
          <text:p text:style-name="P5"><text:span text:style-name="T54">&lt;/</text:span><text:span text:style-name="T55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52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3" draw:text-style-name="P7" draw:layer="layout" svg:width="25.273cm" svg:height="8.195cm" svg:x="1.397cm" svg:y="7.299cm">
          <text:p text:style-name="P5"><text:span text:style-name="T47">&lt;?</text:span><text:span text:style-name="T48">xml</text:span><text:span text:style-name="T53"> </text:span><text:span text:style-name="T49">version</text:span><text:span text:style-name="T50">=</text:span><text:span text:style-name="T51">"1.0"</text:span><text:span text:style-name="T53"> </text:span><text:span text:style-name="T49">encoding</text:span><text:span text:style-name="T50">=</text:span><text:span text:style-name="T51">"UTF-8"</text:span><text:span text:style-name="T47">?&gt;</text:span></text:p>
          <text:p text:style-name="P5"><text:span text:style-name="T47">&lt;</text:span><text:span text:style-name="T48">beans</text:span><text:span text:style-name="T53"> </text:span><text:span text:style-name="T49">xmlns</text:span><text:span text:style-name="T50">=</text:span><text:span text:style-name="T51">"http://www.springframework.org/schema/beans"</text:span></text:p>
          <text:p text:style-name="P5"><text:span text:style-name="T49"><text:s text:c="8"/></text:span><text:span text:style-name="T49">xmlns:xsi</text:span><text:span text:style-name="T50">=</text:span><text:span text:style-name="T51">"http://www.w3.org/2001/XMLSchema-instance"</text:span></text:p>
          <text:p text:style-name="P5"><text:span text:style-name="T49"><text:s text:c="8"/></text:span><text:span text:style-name="T60">xmlns:jdbc</text:span><text:span text:style-name="T61">=</text:span><text:span text:style-name="T62">"http://www.springframework.org/schema/jdbc"</text:span></text:p>
          <text:p text:style-name="P5"><text:span text:style-name="T49"><text:s text:c="8"/></text:span><text:span text:style-name="T49">xsi:schemaLocation</text:span><text:span text:style-name="T50">=</text:span><text:span text:style-name="T51">"</text:span><text:span text:style-name="T51"><text:a xlink:href="http://www.springframework.org/schema/beans" xlink:type="simple">http://www.springframework.org/schema/beans</text:a></text:span></text:p>
          <text:p text:style-name="P5"><text:span text:style-name="T51"><text:s text:c="10"/></text:span><text:span text:style-name="T51">http://www.springframework.org/schema/beans/spring-beans.xsd</text:span></text:p>
          <text:p text:style-name="P5"><text:span text:style-name="T51"><text:s text:c="10"/></text:span><text:span text:style-name="T62">http://www.springframework.org/schema/jdbc </text:span></text:p>
          <text:p text:style-name="P5"><text:span text:style-name="T62"><text:s text:c="10"/></text:span><text:span text:style-name="T62">http://www.springframework.org/schema/jdbc/spring-jdbc-3.1.xsd"</text:span><text:span text:style-name="T47">&gt;</text:span></text:p>
          <text:p text:style-name="P5"><text:span text:style-name="T53"/></text:p>
          <text:p text:style-name="P5"><text:span text:style-name="T53"><text:s text:c="2"/></text:span><text:span text:style-name="T53">(...)</text:span></text:p>
          <text:p text:style-name="P5"><text:span text:style-name="T53"/></text:p>
          <text:p text:style-name="P5"><text:span text:style-name="T47">&lt;/</text:span><text:span text:style-name="T48">beans</text:span><text:span text:style-name="T47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3" draw:text-style-name="P9" draw:layer="layout" svg:width="25.273cm" svg:height="1.947cm" svg:x="1.397cm" svg:y="7.699cm">
          <text:p text:style-name="P5"><text:span text:style-name="T54">&lt;</text:span><text:span text:style-name="T55">import</text:span><text:span text:style-name="T56"> </text:span><text:span text:style-name="T57">resource</text:span><text:span text:style-name="T58">=</text:span><text:span text:style-name="T59">"classpath:/application-components.xml"</text:span><text:span text:style-name="T56"> </text:span><text:span text:style-name="T54">/&gt;</text:span></text:p>
          <text:p text:style-name="P5"><text:span text:style-name="T54">&lt;</text:span><text:span text:style-name="T55">import</text:span><text:span text:style-name="T56"> </text:span><text:span text:style-name="T57">resource</text:span><text:span text:style-name="T58">=</text:span><text:span text:style-name="T59">"classpath:/test-datasource.xml"</text:span><text:span text:style-name="T56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s gros et monolithiques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3" draw:text-style-name="P7" draw:layer="layout" svg:width="25.273cm" svg:height="5.655cm" svg:x="1.397cm" svg:y="7.299cm">
          <text:p text:style-name="P5"><text:span text:style-name="T8">ConfigurableApplicationContext </text:span><text:span text:style-name="T9">ctx</text:span><text:span text:style-name="T8"> = </text:span><text:span text:style-name="T10">new</text:span><text:span text:style-name="T8"> ClassPathXmlApplicationContext(</text:span></text:p>
          <text:p text:style-name="P5"><text:span text:style-name="T11"><text:s text:c="2"/></text:span><text:span text:style-name="T11">"classpath:/test-application-configuration.xml"</text:span></text:p>
          <text:p text:style-name="P5"><text:span text:style-name="T8">);</text:span></text:p>
          <text:p><text:span text:style-name="T8">UserService </text:span><text:span text:style-name="T9">userService</text:span><text:span text:style-name="T8"> = </text:span><text:span text:style-name="T9">ctx</text:span><text:span text:style-name="T8">.getBean(UserService.</text:span><text:span text:style-name="T10">class</text:span><text:span text:style-name="T8">);</text:span></text:p>
          <text:p text:style-name="P5"><text:span text:style-name="T8">String login = </text:span><text:span text:style-name="T11">"mmouse"</text:span><text:span text:style-name="T8">;</text:span></text:p>
          <text:p text:style-name="P5"><text:span text:style-name="T8">String password = </text:span><text:span text:style-name="T11">"this is a test"</text:span><text:span text:style-name="T8">;</text:span></text:p>
          <text:p text:style-name="P5"><text:span text:style-name="T9">userService</text:span><text:span text:style-name="T8">.create(login,password);</text:span></text:p>
          <text:p text:style-name="P5"><text:span text:style-name="T9">ctx</text:span><text:span text:style-name="T8">.close();</text:span></text:p>
          <text:p text:style-name="P5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text-style-name="P12" draw:layer="layout" svg:width="25.269cm" svg:height="13.99cm" svg:x="1.401cm" svg:y="5.314cm" presentation:class="outline" presentation:user-transformed="true">
          <draw:text-box>
            <text:list text:style-name="L3">
              <text:list-item>
                <text:p><text:span text:style-name="T63">Alternative/complément aux configurations Java et XML</text:span></text:p>
              </text:list-item>
              <text:list-item>
                <text:p><text:span text:style-name="T63">Le mode le plus couramment utilisé</text:span></text:p>
              </text:list-item>
              <text:list-item>
                <text:p><text:span text:style-name="T63">Instructions de configuration directement dans les classes applicatives</text:span></text:p>
                <text:list>
                  <text:list-item>
                    <text:p><text:span text:style-name="T63">Intrusif</text:span></text:p>
                  </text:list-item>
                </text:list>
              </text:list-item>
              <text:list-item>
                <text:p><text:span text:style-name="T63">Type-safe</text:span></text:p>
              </text:list-item>
              <text:list-item>
                <text:p><text:span text:style-name="T63">Efficace et rapide</text:span></text:p>
                <text:list>
                  <text:list-item>
                    <text:p><text:span text:style-name="T63">Modifier le code et la configuration au même endroit</text:span></text:p>
                  </text:list-item>
                </text:list>
              </text:list-item>
              <text:list-item>
                <text:p><text:span text:style-name="T63">Mais plus rigide</text:span></text:p>
                <text:list>
                  <text:list-item>
                    <text:p><text:span text:style-name="T63">Configuration en dur dans le code</text:span></text:p>
                  </text:list-item>
                  <text:list-item>
                    <text:p><text:span text:style-name="T63">On ne peut annoter que son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3" draw:text-style-name="P13" xml:id="id25" draw:id="id25" draw:layer="layout" svg:width="25.273cm" svg:height="3.462cm" svg:x="1.396cm" svg:y="6.698cm">
          <text:p text:style-name="P5"><text:span text:style-name="T64">@Repository</text:span></text:p>
          <text:p text:style-name="P5"><text:span text:style-name="T65">public</text:span><text:span text:style-name="T66"> </text:span><text:span text:style-name="T65">class</text:span><text:span text:style-name="T66"> JdbcUserRepository </text:span><text:span text:style-name="T65">implements</text:span><text:span text:style-name="T66"> UserRepository { </text:span></text:p>
          <text:p text:style-name="P5"><text:span text:style-name="T66"><text:s/></text:span><text:span text:style-name="T66">(...)</text:span></text:p>
          <text:p text:style-name="P5"><text:span text:style-name="T6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xml:id="id26" draw:id="id26" draw:layer="layout" svg:width="25.273cm" svg:height="3.462cm" svg:x="1.395cm" svg:y="10.797cm">
          <text:p text:style-name="P5"><text:span text:style-name="T64">@Service</text:span></text:p>
          <text:p text:style-name="P5"><text:span text:style-name="T65">public</text:span><text:span text:style-name="T66"> </text:span><text:span text:style-name="T65">class</text:span><text:span text:style-name="T66"> UserServiceImpl </text:span><text:span text:style-name="T65">implements</text:span><text:span text:style-name="T66"> UserService {</text:span></text:p>
          <text:p text:style-name="P5"><text:span text:style-name="T66"><text:s text:c="2"/></text:span><text:span text:style-name="T66">(...)</text:span></text:p>
          <text:p text:style-name="P5"><text:span text:style-name="T6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“Component scanning”</text:p>
              </text:list-item>
              <text:list-item>
                <text:p>Scanning des packages et sous-packages</text:p>
              </text:list-item>
              <text:list-item>
                <text:p>Java</text:p>
              </text:list-item>
            </text:list>
            <text:p/>
            <text:p/>
            <text:list text:continue-numbering="true" text:style-name="L3">
              <text:list-item>
                <text:p>XML</text:p>
                <text:list>
                  <text:list-item>
                    <text:p>Bien importer le namespace “context”</text:p>
                  </text:list-item>
                </text:list>
              </text:list-item>
            </text:list>
          </draw:text-box>
        </draw:frame>
        <draw:custom-shape draw:style-name="gr3" draw:text-style-name="P14" draw:layer="layout" svg:width="25.273cm" svg:height="1.431cm" svg:x="1.395cm" svg:y="15.597cm">
          <text:p text:style-name="P5"><text:span text:style-name="T67">&lt;</text:span><text:span text:style-name="T68">context:component-scan</text:span><text:span text:style-name="T69"> </text:span><text:span text:style-name="T70">base-package</text:span><text:span text:style-name="T71">=</text:span><text:span text:style-name="T72">"com.zenika"</text:span><text:span text:style-name="T73"> </text:span><text:span text:style-name="T7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4" draw:layer="layout" svg:width="25.273cm" svg:height="3.003cm" svg:x="1.395cm" svg:y="10.197cm">
          <text:p text:style-name="P5"><text:span text:style-name="T75">@Configuration</text:span></text:p>
          <text:p text:style-name="P5"><text:span text:style-name="T76">@ComponentScan</text:span><text:span text:style-name="T77">(</text:span><text:span text:style-name="T78">"com.zenika"</text:span><text:span text:style-name="T77">)</text:span></text:p>
          <text:p text:style-name="P5"><text:span text:style-name="T79">public</text:span><text:span text:style-name="T69"> </text:span><text:span text:style-name="T79">class</text:span><text:span text:style-name="T69"> Components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3" draw:text-style-name="P14" draw:layer="layout" svg:width="25.273cm" svg:height="1.939cm" svg:x="1.395cm" svg:y="6.697cm">
          <text:p text:style-name="P5"><text:span text:style-name="T75">@Autowired</text:span></text:p>
          <text:p text:style-name="P5"><text:span text:style-name="T79">public</text:span><text:span text:style-name="T6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4" draw:layer="layout" svg:width="25.273cm" svg:height="1.939cm" svg:x="1.394cm" svg:y="8.996cm">
          <text:p text:style-name="P5"><text:span text:style-name="T75">@Autowired</text:span></text:p>
          <text:p text:style-name="P5"><text:span text:style-name="T79">private</text:span><text:span text:style-name="T69"> UserRepository </text:span><text:span text:style-name="T80">userRepository</text:span><text:span text:style-name="T6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Java/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utowiring : configuration Java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@Autowired fonctionne aussi entre classes de configuration Java</text:p>
              </text:list-item>
            </text:list>
          </draw:text-box>
        </draw:frame>
        <draw:custom-shape draw:style-name="gr3" draw:text-style-name="P15" draw:layer="layout" svg:width="20.252cm" svg:height="10.876cm" svg:x="1.292cm" svg:y="9.19cm">
          <text:p><text:span text:style-name="T36">@Configuration</text:span></text:p>
          <text:p><text:span text:style-name="T39">public</text:span><text:span text:style-name="T41"> </text:span><text:span text:style-name="T39">class</text:span><text:span text:style-name="T41"> ComponentConfiguration {</text:span></text:p>
          <text:p><text:span text:style-name="T36"/></text:p>
          <text:p><text:span text:style-name="T41"><text:tab/></text:span><text:span text:style-name="T37">@Autowired</text:span><text:span text:style-name="T38"> DataSource </text:span><text:span text:style-name="T81">dataSource</text:span><text:span text:style-name="T38">;</text:span></text:p>
          <text:p><text:span text:style-name="T36"><text:tab/></text:span></text:p>
          <text:p><text:span text:style-name="T41"><text:tab/></text:span><text:span text:style-name="T82">@Bean</text:span><text:span text:style-name="T41"> </text:span><text:span text:style-name="T39">public</text:span><text:span text:style-name="T41"> UserRepository userRepository() {</text:span></text:p>
          <text:p><text:span text:style-name="T41"><text:tab/></text:span><text:span text:style-name="T41"><text:tab/></text:span><text:span text:style-name="T39">return</text:span><text:span text:style-name="T41"> </text:span><text:span text:style-name="T39">new</text:span><text:span text:style-name="T41"> JdbcUserRepository(</text:span><text:span text:style-name="T81">dataSource</text:span><text:span text:style-name="T41">);</text:span></text:p>
          <text:p><text:span text:style-name="T36"><text:tab/></text:span><text:span text:style-name="T36">}</text:span></text:p>
          <text:p><text:span text:style-name="T36"><text:tab/></text:span></text:p>
          <text:p><text:span text:style-name="T41"><text:tab/></text:span><text:span text:style-name="T82">@Bean</text:span><text:span text:style-name="T41"> </text:span><text:span text:style-name="T39">public</text:span><text:span text:style-name="T41"> UserService userService() {</text:span></text:p>
          <text:p><text:span text:style-name="T41"><text:s text:c="7"/></text:span><text:span text:style-name="T41">...</text:span></text:p>
          <text:p><text:span text:style-name="T36"><text:tab/></text:span><text:span text:style-name="T36">}</text:span></text:p>
          <text:p><text:span text:style-name="T36"><text:tab/></text:span></text:p>
          <text:p><text:span text:style-name="T3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91cm" svg:height="1.778cm" svg:x="19.555cm" svg:y="7.366cm">
          <text:p text:style-name="P1">Une classe de configuration</text:p>
          <draw:enhanced-geometry svg:viewBox="0 0 21600 21600" draw:mirror-horizontal="false" draw:type="line-callout-2" draw:modifiers="-48569.0987124463 28969.9831365936 -3600 4000 -961.802575107296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draw:layer="layout" svg:width="5.591cm" svg:height="2.794cm" svg:x="21.082cm" svg:y="10.414cm">
          <text:p text:style-name="P1">Déclaré dans une autre classe de configuration</text:p>
          <draw:enhanced-geometry svg:viewBox="0 0 21600 21600" draw:mirror-horizontal="false" draw:type="line-callout-2" draw:modifiers="-21569.0987124464 12024.9016100179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5.892cm" svg:x="1.4cm" svg:y="16.714cm" presentation:class="outline" presentation:user-transformed="true">
          <draw:text-box>
            <text:list text:style-name="L3">
              <text:list-item>
                <text:p>Externalisation dans un fichier properties traitée par la suite</text:p>
              </text:list-item>
            </text:list>
          </draw:text-box>
        </draw:frame>
        <draw:custom-shape draw:style-name="gr3" draw:text-style-name="P13" draw:layer="layout" svg:width="25.273cm" svg:height="1.939cm" svg:x="1.393cm" svg:y="4.895cm">
          <text:p text:style-name="P5"><text:span text:style-name="T83">@Value</text:span><text:span text:style-name="T84">(</text:span><text:span text:style-name="T85">"${digest}"</text:span><text:span text:style-name="T84">)</text:span></text:p>
          <text:p text:style-name="P5"><text:span text:style-name="T86">private</text:span><text:span text:style-name="T84"> String </text:span><text:span text:style-name="T87">digest</text:span><text:span text:style-name="T84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6" draw:layer="layout" svg:width="25.273cm" svg:height="8.408cm" svg:x="1.392cm" svg:y="7.548cm">
          <text:p text:style-name="P5"><text:span text:style-name="T88">@Configuration</text:span></text:p>
          <text:p text:style-name="P5"><text:span text:style-name="T89">public</text:span><text:span text:style-name="T90"> </text:span><text:span text:style-name="T89">class</text:span><text:span text:style-name="T90"> TestConfiguration {</text:span></text:p>
          <text:p text:style-name="P5"><text:span text:style-name="T91"/></text:p>
          <text:p text:style-name="P5"><text:span text:style-name="T92"><text:s text:c="2"/></text:span><text:span text:style-name="T92">@Bean</text:span></text:p>
          <text:p text:style-name="P5"><text:span text:style-name="T90"><text:s text:c="2"/></text:span><text:span text:style-name="T89">public</text:span><text:span text:style-name="T90"> </text:span><text:span text:style-name="T89">static</text:span><text:span text:style-name="T90"> PropertySourcesPlaceholderConfigurer properties() {</text:span></text:p>
          <text:p text:style-name="P5"><text:span text:style-name="T90"><text:s text:c="4"/></text:span><text:span text:style-name="T90">PropertySourcesPlaceholderConfigurer </text:span><text:span text:style-name="T93">propertySourcesPlaceholderConfigurer</text:span><text:span text:style-name="T90"> = </text:span></text:p>
          <text:p text:style-name="P5"><text:span text:style-name="T90"><text:s text:c="6"/></text:span><text:span text:style-name="T89">new</text:span><text:span text:style-name="T90"> PropertySourcesPlaceholderConfigurer();</text:span></text:p>
          <text:p text:style-name="P5"><text:span text:style-name="T90"><text:s text:c="4"/></text:span><text:span text:style-name="T90">Properties </text:span><text:span text:style-name="T93">properties</text:span><text:span text:style-name="T90"> = </text:span><text:span text:style-name="T89">new</text:span><text:span text:style-name="T90"> Properties();</text:span></text:p>
          <text:p text:style-name="P5"><text:span text:style-name="T90"><text:s text:c="4"/></text:span><text:span text:style-name="T93">properties</text:span><text:span text:style-name="T90">.setProperty(</text:span><text:span text:style-name="T94">"digest"</text:span><text:span text:style-name="T90">, </text:span><text:span text:style-name="T94">"sha-256"</text:span><text:span text:style-name="T90">);</text:span></text:p>
          <text:p text:style-name="P5"><text:span text:style-name="T90"><text:s text:c="4"/></text:span><text:span text:style-name="T93">propertySourcesPlaceholderConfigurer</text:span><text:span text:style-name="T90">.setProperties(</text:span><text:span text:style-name="T93">properties</text:span><text:span text:style-name="T90">);</text:span></text:p>
          <text:p text:style-name="P5"><text:span text:style-name="T90"><text:s text:c="4"/></text:span><text:span text:style-name="T89">return</text:span><text:span text:style-name="T90"> </text:span><text:span text:style-name="T93">propertySourcesPlaceholderConfigurer</text:span><text:span text:style-name="T90">;</text:span></text:p>
          <text:p text:style-name="P5"><text:span text:style-name="T90"><text:s text:c="2"/></text:span><text:span text:style-name="T90">}</text:span></text:p>
          <text:p text:style-name="P5"><text:span text:style-name="T90"/></text:p>
          <text:p text:style-name="P5"><text:span text:style-name="T9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habitation avec Java/XML</text:p>
          </draw:text-box>
        </draw:frame>
        <draw:frame presentation:style-name="pr3" draw:layer="layout" svg:width="24.639cm" svg:height="12.18cm" svg:x="1.4cm" svg:y="5.414cm" presentation:class="outline" presentation:user-transformed="true">
          <draw:text-box>
            <text:list text:style-name="L3">
              <text:list-item>
                <text:p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Java/XML pour la partie infra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>Fonctionne si le component scanning est activé</text:p>
                <text:list>
                  <text:list-item>
                    <text:p>@PostConstruct n'est pas détectée sinon</text:p>
                  </text:list-item>
                </text:list>
              </text:list-item>
            </text:list>
          </draw:text-box>
        </draw:frame>
        <draw:custom-shape draw:style-name="gr3" draw:text-style-name="P14" draw:layer="layout" svg:width="25.273cm" svg:height="3.582cm" svg:x="1.392cm" svg:y="6.094cm">
          <text:p text:style-name="P5"><text:span text:style-name="T75">@PostConstruct</text:span></text:p>
          <text:p text:style-name="P5"><text:span text:style-name="T79">public</text:span><text:span text:style-name="T69"> </text:span><text:span text:style-name="T79">void</text:span><text:span text:style-name="T69"> init() {</text:span></text:p>
          <text:p text:style-name="P5"><text:span text:style-name="T69"><text:s text:c="2"/></text:span><text:span text:style-name="T69">(...) </text:span></text:p>
          <text:p text:style-name="P5"><text:span text:style-name="T6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3" draw:text-style-name="P14" draw:layer="layout" svg:width="25.273cm" svg:height="14.917cm" svg:x="1.393cm" svg:y="4.895cm">
          <text:p text:style-name="P5"><text:span text:style-name="T79">public</text:span><text:span text:style-name="T69"> </text:span><text:span text:style-name="T79">class</text:span><text:span text:style-name="T69"> ApplicationIntegrationTest {</text:span></text:p>
          <text:p text:style-name="P5"><text:span text:style-name="T95"/></text:p>
          <text:p text:style-name="P5"><text:span text:style-name="T79"><text:s text:c="2"/></text:span><text:span text:style-name="T79">private</text:span><text:span text:style-name="T69"> ConfigurableApplicationContext </text:span><text:span text:style-name="T80">ctx</text:span><text:span text:style-name="T69">;</text:span></text:p>
          <text:p text:style-name="P5"><text:span text:style-name="T69"/></text:p>
          <text:p text:style-name="P5"><text:span text:style-name="T79"><text:s text:c="2"/></text:span><text:span text:style-name="T79">private</text:span><text:span text:style-name="T69"> UserService </text:span><text:span text:style-name="T80">userService</text:span><text:span text:style-name="T69">;</text:span></text:p>
          <text:p text:style-name="P5"><text:span text:style-name="T69"/></text:p>
          <text:p text:style-name="P5"><text:span text:style-name="T75"><text:s text:c="2"/></text:span><text:span text:style-name="T75">@Before</text:span><text:span text:style-name="T69"> </text:span><text:span text:style-name="T79">public</text:span><text:span text:style-name="T69"> </text:span><text:span text:style-name="T79">void</text:span><text:span text:style-name="T69"> setUp() {</text:span></text:p>
          <text:p text:style-name="P5"><text:span text:style-name="T80"><text:s text:c="4"/></text:span><text:span text:style-name="T80">ctx</text:span><text:span text:style-name="T69"> = </text:span><text:span text:style-name="T79">new</text:span><text:span text:style-name="T69"> ClassPathXmlApplicationContext(</text:span></text:p>
          <text:p text:style-name="P5"><text:span text:style-name="T96"><text:s text:c="6"/></text:span><text:span text:style-name="T96">"classpath:/test-application-configuration.xml"</text:span></text:p>
          <text:p text:style-name="P5"><text:span text:style-name="T69"><text:s text:c="4"/></text:span><text:span text:style-name="T69">);</text:span></text:p>
          <text:p text:style-name="P5"><text:span text:style-name="T80"><text:s text:c="4"/></text:span><text:span text:style-name="T80">userService</text:span><text:span text:style-name="T69"> = </text:span><text:span text:style-name="T80">ctx</text:span><text:span text:style-name="T69">.getBean(UserService.</text:span><text:span text:style-name="T79">class</text:span><text:span text:style-name="T69">);</text:span></text:p>
          <text:p text:style-name="P5"><text:span text:style-name="T69"><text:s text:c="2"/></text:span><text:span text:style-name="T69">}</text:span></text:p>
          <text:p text:style-name="P5"><text:span text:style-name="T69"/></text:p>
          <text:p text:style-name="P5"><text:span text:style-name="T75"><text:s text:c="2"/></text:span><text:span text:style-name="T75">@After</text:span><text:span text:style-name="T69"> </text:span><text:span text:style-name="T79">public</text:span><text:span text:style-name="T69"> </text:span><text:span text:style-name="T79">void</text:span><text:span text:style-name="T69"> tearDown() {</text:span></text:p>
          <text:p text:style-name="P5"><text:span text:style-name="T80"><text:s text:c="4"/></text:span><text:span text:style-name="T80">ctx</text:span><text:span text:style-name="T69">.close();</text:span></text:p>
          <text:p text:style-name="P5"><text:span text:style-name="T69"><text:s text:c="2"/></text:span><text:span text:style-name="T69">}</text:span></text:p>
          <text:p text:style-name="P5"><text:span text:style-name="T69"><text:s text:c="2"/></text:span><text:span text:style-name="T69">(...)</text:span></text:p>
          <text:p text:style-name="P5"><text:span text:style-name="T6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91cm" svg:height="2.794cm" svg:x="22.009cm" svg:y="6.35cm">
          <text:p text:style-name="P1">Création / destruction pénibles</text:p>
          <draw:enhanced-geometry svg:viewBox="0 0 21600 21600" draw:mirror-horizontal="false" draw:type="line-callout-2" draw:modifiers="-17934.3347639485 32913.9177101968 -3820.17167381974 12658.6046511628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3" draw:text-style-name="P13" xml:id="id27" draw:id="id27" draw:layer="layout" svg:width="25.273cm" svg:height="5.873cm" svg:x="1.393cm" svg:y="4.795cm">
          <text:p text:style-name="P5"><text:span text:style-name="T97">@RunWith</text:span><text:span text:style-name="T98">(SpringJUnit4ClassRunner.</text:span><text:span text:style-name="T86">class</text:span><text:span text:style-name="T98">)</text:span></text:p>
          <text:p text:style-name="P5"><text:span text:style-name="T99">@ContextConfiguration</text:span><text:span text:style-name="T100">(classes=TestConfiguration.</text:span><text:span text:style-name="T101">class</text:span><text:span text:style-name="T100">)</text:span></text:p>
          <text:p text:style-name="P5"><text:span text:style-name="T86">public</text:span><text:span text:style-name="T84"> </text:span><text:span text:style-name="T86">class</text:span><text:span text:style-name="T84"> ApplicationIntegrationTest {</text:span></text:p>
          <text:p text:style-name="P5"><text:span text:style-name="T102"/></text:p>
          <text:p text:style-name="P5"><text:span text:style-name="T83"><text:s text:c="2"/></text:span><text:span text:style-name="T97">@Autowired</text:span><text:span text:style-name="T84"> UserService </text:span><text:span text:style-name="T87">userService</text:span><text:span text:style-name="T84">;</text:span></text:p>
          <text:p text:style-name="P5"><text:span text:style-name="T84"><text:s text:c="2"/></text:span><text:span text:style-name="T84">(...)</text:span></text:p>
          <text:p text:style-name="P5"><text:span text:style-name="T8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1.614cm" presentation:class="outline" presentation:user-transformed="true">
          <draw:text-box>
            <text:list text:style-name="L3">
              <text:list-item>
                <text:p xml:id="id28" text:id="id28">TestContext Framework</text:p>
              </text:list-item>
              <text:list-item>
                <text:p xml:id="id29" text:id="id29">Evite la création et l'injection de dépendances</text:p>
              </text:list-item>
              <text:list-item>
                <text:p xml:id="id30" text:id="id30">Contexte mis en cache dans une suite de test</text:p>
                <text:list>
                  <text:list-item>
                    <text:p xml:id="id31" text:id="id31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text-style-name="P17" draw:layer="layout" svg:width="25.199cm" svg:height="3.506cm" svg:x="1.4cm" svg:y="0.237cm" presentation:class="title">
          <draw:text-box>
            <text:p><text:span text:style-name="T103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custom-shape draw:style-name="gr5" draw:text-style-name="P18" xml:id="id36" draw:id="id36" draw:layer="layout" svg:width="13.905cm" svg:height="4.826cm" svg:x="8.733cm" svg:y="12.946cm">
          <text:p text:style-name="P1"><text:span text:style-name="T104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6" draw:text-style-name="P19" xml:id="id32" draw:id="id32" draw:layer="layout" svg:width="7.047cm" svg:height="2.26cm" svg:x="14.859cm" svg:y="14.154cm">
          <text:p text:style-name="P1"><text:span text:style-name="T105">DefaultHelloSer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19" xml:id="id33" draw:id="id33" draw:layer="layout" svg:width="7.047cm" svg:height="2.26cm" svg:x="14.802cm" svg:y="8.854cm">
          <text:p text:style-name="P1"><text:span text:style-name="T105">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20" xml:id="id35" draw:id="id35" draw:layer="layout" svg:width="3.745cm" svg:height="2.26cm" svg:x="9.576cm" svg:y="14.162cm">
          <text:p text:style-name="P1"><text:span text:style-name="T105">Aspect</text:span></text:p>
          <draw:enhanced-geometry svg:viewBox="0 0 21600 21600" draw:type="rectangle" draw:enhanced-path="M 0 0 L 21600 0 21600 21600 0 21600 0 0 Z N"/>
        </draw:custom-shape>
        <draw:polyline draw:style-name="gr8" draw:text-style-name="P21" xml:id="id38" draw:id="id38" draw:layer="layout" svg:width="4.209cm" svg:height="0cm" svg:x="5.366cm" svg:y="14.67cm" svg:viewBox="0 0 4210 0" draw:points="0,0 4210,0">
          <text:p/>
        </draw:polyline>
        <draw:polyline draw:style-name="gr8" draw:text-style-name="P21" xml:id="id39" draw:id="id39" draw:layer="layout" svg:width="1.553cm" svg:height="0cm" svg:x="13.321cm" svg:y="14.62cm" svg:viewBox="0 0 1554 0" draw:points="0,0 1554,0">
          <text:p/>
        </draw:polyline>
        <draw:polyline draw:style-name="gr8" draw:text-style-name="P21" xml:id="id40" draw:id="id40" draw:layer="layout" svg:width="1.537cm" svg:height="0cm" svg:x="13.321cm" svg:y="15.94cm" svg:viewBox="0 0 1538 0" draw:points="1538,0 0,0">
          <text:p/>
        </draw:polyline>
        <draw:polyline draw:style-name="gr8" draw:text-style-name="P21" xml:id="id41" draw:id="id41" draw:layer="layout" svg:width="4.209cm" svg:height="0cm" svg:x="5.366cm" svg:y="15.94cm" svg:viewBox="0 0 4210 0" draw:points="4210,0 0,0">
          <text:p/>
        </draw:polyline>
        <draw:polyline draw:style-name="gr9" draw:text-style-name="P21" xml:id="id34" draw:id="id34" draw:layer="layout" svg:width="1.777cm" svg:height="3.039cm" svg:x="18.574cm" svg:y="11.114cm" svg:viewBox="0 0 1778 3040" draw:points="1778,3040 0,0">
          <text:p/>
        </draw:polyline>
        <draw:polyline draw:style-name="gr9" draw:text-style-name="P21" xml:id="id37" draw:id="id37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3" draw:text-style-name="P7" draw:layer="layout" svg:width="25.817cm" svg:height="11.284cm" svg:x="1.061cm" svg:y="4.91cm">
          <text:p text:style-name="P5"><text:span text:style-name="T10">final</text:span><text:span text:style-name="T106"> HelloService targetService = </text:span><text:span text:style-name="T10">new</text:span><text:span text:style-name="T106"> DefaultHelloService();</text:span></text:p>
          <text:p text:style-name="P5"><text:span text:style-name="T106"/></text:p>
          <text:p text:style-name="P5"><text:span text:style-name="T106">InvocationHandler handler = </text:span><text:span text:style-name="T10">new</text:span><text:span text:style-name="T106"> InvocationHandler() {</text:span></text:p>
          <text:p text:style-name="P5"><text:span text:style-name="T106"/></text:p>
          <text:p text:style-name="P5"><text:span text:style-name="T107"><text:s text:c="2"/></text:span><text:span text:style-name="T107">@Override</text:span></text:p>
          <text:p text:style-name="P5"><text:span text:style-name="T10"><text:s text:c="2"/></text:span><text:span text:style-name="T10">public</text:span><text:span text:style-name="T106"> Object invoke(Object proxy, Method method, Object[] args) </text:span></text:p>
          <text:p text:style-name="P5"><text:span text:style-name="T108"><text:s text:c="16"/></text:span><text:span text:style-name="T10">throws</text:span><text:span text:style-name="T106"> Throwable {</text:span></text:p>
          <text:p text:style-name="P5"><text:span text:style-name="T106"><text:s text:c="4"/></text:span><text:span text:style-name="T106">Object res = method.invoke(targetService, args);</text:span></text:p>
          <text:p text:style-name="P5"><text:span text:style-name="T10"><text:s text:c="4"/></text:span><text:span text:style-name="T10">return</text:span><text:span text:style-name="T106"> res;</text:span></text:p>
          <text:p text:style-name="P5"><text:span text:style-name="T106"><text:s text:c="2"/></text:span><text:span text:style-name="T106">}</text:span></text:p>
          <text:p text:style-name="P5"><text:span text:style-name="T106">};</text:span></text:p>
          <text:p text:style-name="P5"><text:span text:style-name="T106">HelloService decoratedHelloService = (HelloService) Proxy.</text:span><text:span text:style-name="T109">newProxyInstance</text:span><text:span text:style-name="T106">(</text:span></text:p>
          <text:p text:style-name="P5"><text:span text:style-name="T106"><text:s text:c="2"/></text:span><text:span text:style-name="T106">getClass().getClassLoader(),</text:span></text:p>
          <text:p text:style-name="P5"><text:span text:style-name="T10"><text:s text:c="2"/></text:span><text:span text:style-name="T10">new</text:span><text:span text:style-name="T106"> Class&lt;?&gt;[]{HelloService.</text:span><text:span text:style-name="T10">class</text:span><text:span text:style-name="T106">},</text:span><text:span text:style-name="T106"><text:tab/></text:span></text:p>
          <text:p text:style-name="P5"><text:span text:style-name="T106"><text:s text:c="2"/></text:span><text:span text:style-name="T106">handler</text:span></text:p>
          <text:p text:style-name="P5"><text:span text:style-name="T106">);</text:span></text:p>
          <text:p text:style-name="P5"><text:span text:style-name="T106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custom-shape draw:style-name="gr3" draw:text-style-name="P7" draw:layer="layout" svg:width="22.346cm" svg:height="9.445cm" svg:x="1.076cm" svg:y="7.319cm">
          <text:p text:style-name="P5"><text:span text:style-name="T110">@Aspect</text:span></text:p>
          <text:p text:style-name="P5"><text:span text:style-name="T10">public</text:span><text:span text:style-name="T106"> </text:span><text:span text:style-name="T10">class</text:span><text:span text:style-name="T106"> LogAspect {</text:span></text:p>
          <text:p text:style-name="P5"><text:span text:style-name="T111"/></text:p>
          <text:p text:style-name="P5"><text:span text:style-name="T10"><text:s text:c="2"/></text:span><text:span text:style-name="T12">(...)</text:span></text:p>
          <text:p text:style-name="P5"><text:span text:style-name="T106"/></text:p>
          <text:p text:style-name="P5"><text:span text:style-name="T107"><text:s text:c="2"/></text:span><text:span text:style-name="T110">@Around</text:span><text:span text:style-name="T108">(</text:span><text:span text:style-name="T112">"execution(* com.zenika.business.*.*(..))"</text:span><text:span text:style-name="T108">)</text:span></text:p>
          <text:p text:style-name="P5"><text:span text:style-name="T10"><text:s text:c="2"/></text:span><text:span text:style-name="T10">public</text:span><text:span text:style-name="T106"> Object log(ProceedingJoinPoint jp) </text:span><text:span text:style-name="T10">throws</text:span><text:span text:style-name="T106"> Throwable {</text:span></text:p>
          <text:p text:style-name="P5"><text:span text:style-name="T113"><text:s text:c="4"/></text:span><text:span text:style-name="T113">LOGGER</text:span><text:span text:style-name="T106">.info(</text:span><text:span text:style-name="T114">"Appel à {}"</text:span><text:span text:style-name="T106">,jp.getSignature().toShortString());</text:span></text:p>
          <text:p text:style-name="P5"><text:span text:style-name="T106"><text:s text:c="4"/></text:span><text:span text:style-name="T106">Object res = jp.proceed();</text:span></text:p>
          <text:p text:style-name="P5"><text:span text:style-name="T113"><text:s text:c="4"/></text:span><text:span text:style-name="T113">LOGGER</text:span><text:span text:style-name="T106">.info(</text:span><text:span text:style-name="T114">"Fin de l'appel"</text:span><text:span text:style-name="T106">);</text:span></text:p>
          <text:p text:style-name="P5"><text:span text:style-name="T10"><text:s text:c="4"/></text:span><text:span text:style-name="T10">return</text:span><text:span text:style-name="T106"> res;</text:span></text:p>
          <text:p text:style-name="P5"><text:span text:style-name="T106"><text:s text:c="2"/></text:span><text:span text:style-name="T106">}</text:span></text:p>
          <text:p text:style-name="P5"><text:span text:style-name="T106"/></text:p>
          <text:p text:style-name="P5"><text:span text:style-name="T10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4" draw:text-style-name="P1" xml:id="id42" draw:id="id42" draw:layer="layout" svg:width="6.607cm" svg:height="2.032cm" svg:x="5.334cm" svg:y="4.572cm">
          <text:p text:style-name="P1">Identifie la classe comme un <text:span text:style-name="T115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xml:id="id43" draw:id="id43" draw:layer="layout" svg:width="6.607cm" svg:height="2.54cm" svg:x="13.462cm" svg:y="4.318cm">
          <text:p text:style-name="P1">Type d'<text:span text:style-name="T115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xml:id="id44" draw:id="id44" draw:layer="layout" svg:width="6.607cm" svg:height="2.032cm" svg:x="20.574cm" svg:y="4.826cm">
          <text:p text:style-name="P1">Expression de <text:span text:style-name="T115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xml:id="id47" draw:id="id47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xml:id="id45" draw:id="id45" draw:layer="layout" svg:width="6.604cm" svg:height="2.54cm" svg:x="9.144cm" svg:y="17.78cm">
          <text:p text:style-name="P1">La méthode de l'<text:span text:style-name="T115">aspect</text:span> est l'<text:span text:style-name="T115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0" draw:text-style-name="P21" xml:id="id46" draw:id="id46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e classe dédiée</text:p>
              </text:list-item>
            </text:list>
          </draw:text-box>
        </draw:frame>
        <draw:custom-shape draw:style-name="gr3" draw:text-style-name="P14" draw:layer="layout" svg:width="25.595cm" svg:height="7.668cm" svg:x="1.075cm" svg:y="7.318cm">
          <text:p text:style-name="P5"><text:span text:style-name="T116">@Configuration</text:span></text:p>
          <text:p text:style-name="P5"><text:span text:style-name="T117">@EnableAspectJAutoProxy</text:span></text:p>
          <text:p text:style-name="P5"><text:span text:style-name="T118">public</text:span><text:span text:style-name="T119"> </text:span><text:span text:style-name="T118">class</text:span><text:span text:style-name="T119"> AopConfiguration {</text:span></text:p>
          <text:p text:style-name="P5"><text:span text:style-name="T120"/></text:p>
          <text:p text:style-name="P5"><text:span text:style-name="T116"><text:s text:c="4"/></text:span><text:span text:style-name="T116">@Bean</text:span><text:span text:style-name="T119"> </text:span><text:span text:style-name="T118">public</text:span><text:span text:style-name="T119"> LogAspect logAspect() {</text:span></text:p>
          <text:p text:style-name="P5"><text:span text:style-name="T118"><text:s text:c="8"/></text:span><text:span text:style-name="T118">return</text:span><text:span text:style-name="T119"> </text:span><text:span text:style-name="T118">new</text:span><text:span text:style-name="T119"> LogAspect();</text:span></text:p>
          <text:p text:style-name="P5"><text:span text:style-name="T119"><text:s text:c="4"/></text:span><text:span text:style-name="T119">}</text:span></text:p>
          <text:p text:style-name="P5"><text:span text:style-name="T119"/></text:p>
          <text:p text:style-name="P5"><text:span text:style-name="T11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3" draw:text-style-name="P9" xml:id="id48" draw:id="id48" draw:layer="layout" svg:width="23.056cm" svg:height="9.617cm" svg:x="1.074cm" svg:y="8.417cm">
          <text:p text:style-name="P5"><text:span text:style-name="T121">@Transactional</text:span></text:p>
          <text:p text:style-name="P5"><text:span text:style-name="T122">public</text:span><text:span text:style-name="T123"> </text:span><text:span text:style-name="T122">class</text:span><text:span text:style-name="T123"> UserServiceImpl </text:span><text:span text:style-name="T122">implements</text:span><text:span text:style-name="T123"> UserService {</text:span></text:p>
          <text:p text:style-name="P5"><text:span text:style-name="T124"/></text:p>
          <text:p text:style-name="P5"><text:span text:style-name="T122"><text:s text:c="2"/></text:span><text:span text:style-name="T122">public</text:span><text:span text:style-name="T123"> User create(String login, String password) {</text:span></text:p>
          <text:p text:style-name="P5"><text:span text:style-name="T123"><text:s text:c="4"/></text:span><text:span text:style-name="T123">(...)</text:span></text:p>
          <text:p text:style-name="P5"><text:span text:style-name="T123"><text:s text:c="2"/></text:span><text:span text:style-name="T123">}</text:span></text:p>
          <text:p text:style-name="P5"><text:span text:style-name="T123"/></text:p>
          <text:p text:style-name="P5"><text:span text:style-name="T125"><text:s text:c="2"/></text:span><text:span text:style-name="T121">@Transactional</text:span><text:span text:style-name="T126">(readOnly=</text:span><text:span text:style-name="T122">true</text:span><text:span text:style-name="T126">)</text:span></text:p>
          <text:p text:style-name="P5"><text:span text:style-name="T122"><text:s text:c="2"/></text:span><text:span text:style-name="T122">public</text:span><text:span text:style-name="T123"> User authenticate(String login, String password) {</text:span></text:p>
          <text:p text:style-name="P5"><text:span text:style-name="T123"><text:s text:c="4"/></text:span><text:span text:style-name="T123">(...)</text:span></text:p>
          <text:p text:style-name="P5"><text:span text:style-name="T123"><text:s text:c="2"/></text:span><text:span text:style-name="T123">}</text:span></text:p>
          <text:p text:style-name="P5"><text:span text:style-name="T123"/></text:p>
          <text:p text:style-name="P5"><text:span text:style-name="T12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9" draw:id="id49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xml:id="id50" draw:id="id50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xml:id="id51" draw:id="id51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tiver les <text:s/>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</text:list-item>
            </text:list>
          </draw:text-box>
        </draw:frame>
        <draw:custom-shape draw:style-name="gr3" draw:text-style-name="P11" draw:layer="layout" svg:width="25.278cm" svg:height="9.029cm" svg:x="1.392cm" svg:y="9.405cm">
          <text:p><text:span text:style-name="T30">@Configuration</text:span></text:p>
          <text:p><text:span text:style-name="T27">@EnableTransactionManagement</text:span></text:p>
          <text:p><text:span text:style-name="T42">public</text:span><text:span text:style-name="T43"> </text:span><text:span text:style-name="T42">class</text:span><text:span text:style-name="T43"> InfraConfiguration {</text:span></text:p>
          <text:p><text:span text:style-name="T30"><text:tab/></text:span></text:p>
          <text:p><text:span text:style-name="T43"><text:tab/></text:span><text:span text:style-name="T127">@Bean</text:span><text:span text:style-name="T43"> </text:span><text:span text:style-name="T42">public</text:span><text:span text:style-name="T43"> PlatformTransactionManager transactionManager() {</text:span></text:p>
          <text:p><text:span text:style-name="T43"><text:tab/></text:span><text:span text:style-name="T43"><text:tab/></text:span><text:span text:style-name="T42">return</text:span><text:span text:style-name="T43"> </text:span><text:span text:style-name="T42">new</text:span><text:span text:style-name="T43"> DataSourceTransactionManager(dataSource());</text:span></text:p>
          <text:p><text:span text:style-name="T30"><text:tab/></text:span><text:span text:style-name="T30">}</text:span></text:p>
          <text:p><text:span text:style-name="T30"/></text:p>
          <text:p><text:span text:style-name="T43"><text:tab/></text:span><text:span text:style-name="T127">@Bean</text:span><text:span text:style-name="T43"> </text:span><text:span text:style-name="T42">public</text:span><text:span text:style-name="T43"> DataSource dataSource() {</text:span></text:p>
          <text:p><text:span text:style-name="T43"><text:s text:c="6"/></text:span><text:span text:style-name="T43">...</text:span></text:p>
          <text:p><text:span text:style-name="T30"><text:tab/></text:span><text:span text:style-name="T30">}</text:span></text:p>
          <text:p><text:span text:style-name="T30"><text:tab/></text:span></text:p>
          <text:p><text:span text:style-name="T3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tivation en XML</text:p>
          </draw:text-box>
        </draw:frame>
        <draw:custom-shape draw:style-name="gr3" draw:text-style-name="P9" draw:layer="layout" svg:width="25.753cm" svg:height="4.693cm" svg:x="0.916cm" svg:y="6.483cm">
          <text:p text:style-name="P5"><text:span text:style-name="T128">&lt;</text:span><text:span text:style-name="T129">bean</text:span><text:span text:style-name="T130"> </text:span><text:span text:style-name="T131">id</text:span><text:span text:style-name="T132">=</text:span><text:span text:style-name="T133">"transactionManager"</text:span><text:span text:style-name="T130"> </text:span></text:p>
          <text:p text:style-name="P5"><text:span text:style-name="T130"><text:s text:c="6"/></text:span><text:span text:style-name="T131">class</text:span><text:span text:style-name="T132">=</text:span><text:span text:style-name="T133">"o.s.jdbc.datasource.DataSourceTransactionManager"</text:span><text:span text:style-name="T128">&gt;</text:span></text:p>
          <text:p text:style-name="P5"><text:span text:style-name="T128"><text:s text:c="2"/></text:span><text:span text:style-name="T128">&lt;</text:span><text:span text:style-name="T129">property</text:span><text:span text:style-name="T130"> </text:span><text:span text:style-name="T131">name</text:span><text:span text:style-name="T132">=</text:span><text:span text:style-name="T133">"dataSource"</text:span><text:span text:style-name="T130"> </text:span><text:span text:style-name="T131">ref</text:span><text:span text:style-name="T132">=</text:span><text:span text:style-name="T133">"dataSource"</text:span><text:span text:style-name="T130"> </text:span><text:span text:style-name="T128">/&gt;</text:span></text:p>
          <text:p text:style-name="P5"><text:span text:style-name="T128">&lt;/</text:span><text:span text:style-name="T129">bean</text:span><text:span text:style-name="T128">&gt;</text:span></text:p>
          <text:p text:style-name="P5"><text:span text:style-name="T130"/></text:p>
          <text:p text:style-name="P5"><text:span text:style-name="T128">&lt;</text:span><text:span text:style-name="T129">tx:annotation-driven</text:span><text:span text:style-name="T130"> </text:span><text:span text:style-name="T128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3" draw:text-style-name="P9" draw:layer="layout" svg:width="25.753cm" svg:height="11.298cm" svg:x="0.915cm" svg:y="7.082cm">
          <text:p text:style-name="P5"><text:span text:style-name="T122">public</text:span><text:span text:style-name="T130"> </text:span><text:span text:style-name="T122">class</text:span><text:span text:style-name="T130"> HibernateUserRepository </text:span><text:span text:style-name="T122">implements</text:span><text:span text:style-name="T130"> UserRepository {</text:span></text:p>
          <text:p text:style-name="P5"><text:span text:style-name="T130"/></text:p>
          <text:p text:style-name="P5"><text:span text:style-name="T122"><text:s text:c="2"/></text:span><text:span text:style-name="T122">private</text:span><text:span text:style-name="T130"> </text:span><text:span text:style-name="T122">final</text:span><text:span text:style-name="T130"> SessionFactory </text:span><text:span text:style-name="T134">sessionFactory</text:span><text:span text:style-name="T130">;</text:span></text:p>
          <text:p text:style-name="P5"><text:span text:style-name="T130"/></text:p>
          <text:p text:style-name="P5"><text:span text:style-name="T122"><text:s text:c="2"/></text:span><text:span text:style-name="T122">public</text:span><text:span text:style-name="T126"> HibernateUserRepository(SessionFactory sessionFactory) {</text:span></text:p>
          <text:p text:style-name="P5"><text:span text:style-name="T122"><text:s text:c="4"/></text:span><text:span text:style-name="T122">this</text:span><text:span text:style-name="T126">.</text:span><text:span text:style-name="T135">sessionFactory</text:span><text:span text:style-name="T126"> = sessionFactory;</text:span></text:p>
          <text:p text:style-name="P5"><text:span text:style-name="T136"><text:s text:c="2"/></text:span><text:span text:style-name="T136">}</text:span></text:p>
          <text:p text:style-name="P5"><text:span text:style-name="T137"/></text:p>
          <text:p text:style-name="P5"><text:span text:style-name="T130"><text:s text:c="2"/></text:span><text:span text:style-name="T122">public</text:span><text:span text:style-name="T130"> User getByLogin(String login) {</text:span></text:p>
          <text:p text:style-name="P5"><text:span text:style-name="T122"><text:s text:c="4"/></text:span><text:span text:style-name="T122">return</text:span><text:span text:style-name="T130"> (User) </text:span><text:span text:style-name="T134">sessionFactory</text:span><text:span text:style-name="T130">.</text:span><text:span text:style-name="T126">getCurrentSession()</text:span></text:p>
          <text:p text:style-name="P5"><text:span text:style-name="T130"><text:s text:c="6"/></text:span><text:span text:style-name="T130">.createCriteria(User.</text:span><text:span text:style-name="T122">class</text:span><text:span text:style-name="T130">)</text:span></text:p>
          <text:p text:style-name="P5"><text:span text:style-name="T130"><text:s text:c="6"/></text:span><text:span text:style-name="T130">.add(Restrictions.</text:span><text:span text:style-name="T138">eq</text:span><text:span text:style-name="T130">(</text:span><text:span text:style-name="T139">"login"</text:span><text:span text:style-name="T130">, login))</text:span></text:p>
          <text:p text:style-name="P5"><text:span text:style-name="T130"><text:s text:c="4"/></text:span><text:span text:style-name="T130">.uniqueResult();</text:span></text:p>
          <text:p text:style-name="P5"><text:span text:style-name="T130"><text:s text:c="2"/></text:span><text:span text:style-name="T130">}</text:span></text:p>
          <text:p text:style-name="P5"><text:span text:style-name="T13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2" draw:id="id52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3" draw:text-style-name="P14" draw:layer="layout" svg:width="26.307cm" svg:height="8.812cm" svg:x="1.125cm" svg:y="8.412cm">
          <text:p text:style-name="P5"><text:span text:style-name="T140">@Bean</text:span><text:span text:style-name="T141"> LocalSessionFactoryBean sessionFactory() {</text:span></text:p>
          <text:p text:style-name="P5"><text:span text:style-name="T141"><text:s text:c="2"/></text:span><text:span text:style-name="T141">LocalSessionFactoryBean </text:span><text:span text:style-name="T142">localSessionFactoryBean</text:span><text:span text:style-name="T141"> = </text:span></text:p>
          <text:p text:style-name="P5"><text:span text:style-name="T141"><text:s text:c="4"/></text:span><text:span text:style-name="T143">new</text:span><text:span text:style-name="T141"> LocalSessionFactoryBean();</text:span></text:p>
          <text:p text:style-name="P5"><text:span text:style-name="T142"><text:s text:c="2"/></text:span><text:span text:style-name="T142">localSessionFactoryBean</text:span><text:span text:style-name="T141">.setAnnotatedClasses(User.</text:span><text:span text:style-name="T143">class</text:span><text:span text:style-name="T141">);</text:span></text:p>
          <text:p text:style-name="P5"><text:span text:style-name="T142"><text:s text:c="2"/></text:span><text:span text:style-name="T142">localSessionFactoryBean</text:span><text:span text:style-name="T141">.setDataSource(dataSource());</text:span></text:p>
          <text:p text:style-name="P5"><text:span text:style-name="T141"><text:s text:c="2"/></text:span><text:span text:style-name="T141">Properties </text:span><text:span text:style-name="T142">properties</text:span><text:span text:style-name="T141"> = </text:span><text:span text:style-name="T143">new</text:span><text:span text:style-name="T141"> Properties();</text:span></text:p>
          <text:p text:style-name="P5"><text:span text:style-name="T142"><text:s text:c="2"/></text:span><text:span text:style-name="T142">properties</text:span><text:span text:style-name="T141">.setProperty(</text:span><text:span text:style-name="T144">"showSql"</text:span><text:span text:style-name="T141">, </text:span><text:span text:style-name="T144">"true"</text:span><text:span text:style-name="T141">);</text:span></text:p>
          <text:p text:style-name="P5"><text:span text:style-name="T142"><text:s text:c="2"/></text:span><text:span text:style-name="T142">localSessionFactoryBean</text:span><text:span text:style-name="T141">.setHibernateProperties(</text:span><text:span text:style-name="T142">properties</text:span><text:span text:style-name="T141">);</text:span></text:p>
          <text:p text:style-name="P5"><text:span text:style-name="T143"><text:s text:c="2"/></text:span><text:span text:style-name="T143">return</text:span><text:span text:style-name="T141"> </text:span><text:span text:style-name="T142">localSessionFactoryBean</text:span><text:span text:style-name="T141">;</text:span></text:p>
          <text:p text:style-name="P5"><text:span text:style-name="T14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7.366cm" svg:height="3.84cm" svg:x="19.812cm" svg:y="4.064cm">
          <text:p text:style-name="P1"><text:span text:style-name="T35">Lister les classes une par une ou utiliser “packagesToScan” pour détecter les classes @Entity</text:span></text:p>
          <draw:enhanced-geometry svg:viewBox="0 0 21600 21600" draw:text-areas="800 800 20800 20800" draw:type="round-rectangular-callout" draw:modifiers="10915.8137640831 36209.9453267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>Les DAO doivent être appelés avec une transaction active</text:p>
              </text:list-item>
              <text:list-item>
                <text:p>Toujours le cas en production</text:p>
                <text:list>
                  <text:list-item>
                    <text:p>Services transactionnels appelant un DAO</text:p>
                  </text:list-item>
                </text:list>
              </text:list-item>
              <text:list-item>
                <text:p>Configuration de transaction explicite pour les tests</text:p>
              </text:list-item>
            </text:list>
          </draw:text-box>
        </draw:frame>
        <draw:custom-shape draw:style-name="gr3" draw:text-style-name="P14" draw:layer="layout" svg:width="25.753cm" svg:height="3.524cm" svg:x="1.225cm" svg:y="5.112cm">
          <text:p text:style-name="P5"><text:span text:style-name="T140">@Bean</text:span><text:span text:style-name="T141"> PlatformTransactionManager transactionManager(</text:span></text:p>
          <text:p text:style-name="P5"><text:span text:style-name="T141"><text:s text:c="22"/></text:span><text:span text:style-name="T141">SessionFactory </text:span><text:span text:style-name="T142">sessionFactory</text:span><text:span text:style-name="T141">) {</text:span></text:p>
          <text:p text:style-name="P5"><text:span text:style-name="T143"><text:s text:c="2"/></text:span><text:span text:style-name="T143">return</text:span><text:span text:style-name="T141"> </text:span><text:span text:style-name="T143">new</text:span><text:span text:style-name="T141"> HibernateTransactionManager(</text:span><text:span text:style-name="T142">sessionFactory</text:span><text:span text:style-name="T141">);</text:span></text:p>
          <text:p text:style-name="P5"><text:span text:style-name="T14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3" draw:text-style-name="P22" draw:layer="layout" svg:width="25.753cm" svg:height="5.379cm" svg:x="1.205cm" svg:y="14.687cm">
          <text:p><text:span text:style-name="T145">@Repository</text:span></text:p>
          <text:p><text:span text:style-name="T146">public</text:span><text:span text:style-name="T147"> </text:span><text:span text:style-name="T146">class</text:span><text:span text:style-name="T147"> HibernateUserRepository </text:span><text:span text:style-name="T146">implements</text:span><text:span text:style-name="T147"> UserRepository {</text:span></text:p>
          <text:p><text:span text:style-name="T147"><text:s text:c="2"/></text:span><text:span text:style-name="T147">...</text:span></text:p>
          <text:p><text:span text:style-name="T147">}</text:span></text:p>
          <text:p><text:span text:style-name="T147"/></text:p>
          <text:p text:style-name="P5"><text:span text:style-name="T148">@Bean</text:span><text:span text:style-name="T149"> BeanPostProcessor persistenceExceptionBeanPostProcessor() {</text:span></text:p>
          <text:p text:style-name="P5"><text:span text:style-name="T150"><text:s text:c="2"/></text:span><text:span text:style-name="T150">return</text:span><text:span text:style-name="T149"> </text:span><text:span text:style-name="T150">new</text:span><text:span text:style-name="T149"> PersistenceExceptionTranslationPostProcessor();</text:span></text:p>
          <text:p text:style-name="P5"><text:span text:style-name="T15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JPA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JPA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u EntityManagerFactory</text:p>
                  </text:list-item>
                  <text:list-item>
                    <text:p>Configuration du JpaTransactionManager</text:p>
                  </text:list-item>
                  <text:list-item>
                    <text:p>Injection du EntityManager dans les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3" draw:text-style-name="P9" draw:layer="layout" svg:width="25.753cm" svg:height="12.119cm" svg:x="0.915cm" svg:y="7.082cm">
          <text:p><text:span text:style-name="T152">@PersistenceContext</text:span></text:p>
          <text:p><text:span text:style-name="T153">public</text:span><text:span text:style-name="T154"> </text:span><text:span text:style-name="T153">class</text:span><text:span text:style-name="T154"> JpaUserRepository </text:span><text:span text:style-name="T153">implements</text:span><text:span text:style-name="T154"> UserRepository {</text:span></text:p>
          <text:p><text:span text:style-name="T130"><text:tab/></text:span></text:p>
          <text:p><text:span text:style-name="T154"><text:tab/></text:span><text:span text:style-name="T152">@PersistenceContext</text:span></text:p>
          <text:p><text:span text:style-name="T154"><text:tab/></text:span><text:span text:style-name="T153">private</text:span><text:span text:style-name="T154"> EntityManager </text:span><text:span text:style-name="T155">entityManager</text:span><text:span text:style-name="T154">; </text:span><text:span text:style-name="T130"><text:tab/></text:span></text:p>
          <text:p><text:span text:style-name="T130"/></text:p>
          <text:p><text:span text:style-name="T154"><text:tab/></text:span><text:span text:style-name="T152">@Override</text:span></text:p>
          <text:p><text:span text:style-name="T154"><text:tab/></text:span><text:span text:style-name="T153">public</text:span><text:span text:style-name="T154"> User getByLogin(String </text:span><text:span text:style-name="T156">login</text:span><text:span text:style-name="T154">) {</text:span></text:p>
          <text:p><text:span text:style-name="T154"><text:tab/></text:span><text:span text:style-name="T154"><text:tab/></text:span><text:span text:style-name="T153">return</text:span><text:span text:style-name="T154"> </text:span><text:span text:style-name="T155">entityManager</text:span><text:span text:style-name="T154">.createQuery(</text:span></text:p>
          <text:p><text:span text:style-name="T154"><text:s text:c="17"/></text:span><text:span text:style-name="T157">"select u from User u where login = :login"</text:span><text:span text:style-name="T154">, </text:span></text:p>
          <text:p><text:span text:style-name="T154"><text:s text:c="17"/></text:span><text:span text:style-name="T154">User.</text:span><text:span text:style-name="T153">class</text:span><text:span text:style-name="T154">)</text:span></text:p>
          <text:p><text:span text:style-name="T154"><text:tab/></text:span><text:span text:style-name="T154"><text:tab/></text:span><text:span text:style-name="T154"><text:tab/></text:span><text:span text:style-name="T154"><text:tab/></text:span><text:span text:style-name="T154">.setParameter(</text:span><text:span text:style-name="T157">"login"</text:span><text:span text:style-name="T154">, </text:span><text:span text:style-name="T156">login</text:span><text:span text:style-name="T154">)</text:span></text:p>
          <text:p><text:span text:style-name="T130"><text:tab/></text:span><text:span text:style-name="T130"><text:tab/></text:span><text:span text:style-name="T130"><text:tab/></text:span><text:span text:style-name="T130"><text:tab/></text:span><text:span text:style-name="T130">.getSingleResult();</text:span></text:p>
          <text:p><text:span text:style-name="T130"><text:tab/></text:span><text:span text:style-name="T130">}</text:span></text:p>
          <text:p><text:span text:style-name="T130"/></text:p>
          <text:p><text:span text:style-name="T13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ntityManagerFactory</text:p>
          </draw:text-box>
        </draw:frame>
        <draw:custom-shape draw:style-name="gr3" draw:text-style-name="P14" draw:layer="layout" svg:width="25.753cm" svg:height="14.419cm" svg:x="1.125cm" svg:y="5.412cm">
          <text:p text:style-name="P5"><text:span text:style-name="T158">@Bean</text:span><text:span text:style-name="T159"> LocalContainerEntityManagerFactoryBean emf() {</text:span></text:p>
          <text:p text:style-name="P5"><text:span text:style-name="T159"><text:s text:c="2"/></text:span><text:span text:style-name="T159">LocalContainerEntityManagerFactoryBean </text:span><text:span text:style-name="T160">emfFactoryBean</text:span><text:span text:style-name="T159"> = </text:span></text:p>
          <text:p text:style-name="P5"><text:span text:style-name="T159"><text:s text:c="4"/></text:span><text:span text:style-name="T118">new</text:span><text:span text:style-name="T159"> LocalContainerEntityManagerFactoryBean();</text:span></text:p>
          <text:p text:style-name="P5"><text:span text:style-name="T159"/></text:p>
          <text:p text:style-name="P5"><text:span text:style-name="T160"><text:s text:c="2"/></text:span><text:span text:style-name="T160">emfFactoryBean</text:span><text:span text:style-name="T159">.setDataSource(dataSource());</text:span></text:p>
          <text:p text:style-name="P5"><text:span text:style-name="T160"><text:s text:c="2"/></text:span><text:span text:style-name="T160">emfFactoryBean</text:span><text:span text:style-name="T159">.setPackagesToScan(</text:span></text:p>
          <text:p text:style-name="P5"><text:span text:style-name="T159"><text:s text:c="4"/></text:span><text:span text:style-name="T159">User.</text:span><text:span text:style-name="T118">class</text:span><text:span text:style-name="T159">.getPackage().getName()</text:span></text:p>
          <text:p text:style-name="P5"><text:span text:style-name="T159"><text:s text:c="2"/></text:span><text:span text:style-name="T159">);</text:span></text:p>
          <text:p text:style-name="P5"><text:span text:style-name="T158"/></text:p>
          <text:p text:style-name="P5"><text:span text:style-name="T159"><text:s text:c="2"/></text:span><text:span text:style-name="T159">HibernateJpaVendorAdapter </text:span><text:span text:style-name="T160">adapter</text:span><text:span text:style-name="T159"> = </text:span></text:p>
          <text:p text:style-name="P5"><text:span text:style-name="T159"><text:s text:c="4"/></text:span><text:span text:style-name="T118">new</text:span><text:span text:style-name="T159"> HibernateJpaVendorAdapter();</text:span></text:p>
          <text:p text:style-name="P5"><text:span text:style-name="T160"><text:s text:c="2"/></text:span><text:span text:style-name="T160">adapter</text:span><text:span text:style-name="T159">.setShowSql(</text:span><text:span text:style-name="T118">true</text:span><text:span text:style-name="T159">);</text:span></text:p>
          <text:p text:style-name="P5"><text:span text:style-name="T160"><text:s text:c="2"/></text:span><text:span text:style-name="T160">adapter</text:span><text:span text:style-name="T159">.setDatabase(Database.</text:span><text:span text:style-name="T161">H2</text:span><text:span text:style-name="T159">);</text:span></text:p>
          <text:p text:style-name="P5"><text:span text:style-name="T160"><text:s text:c="2"/></text:span><text:span text:style-name="T160">emfFactoryBean</text:span><text:span text:style-name="T159">.setJpaVendorAdapter(</text:span><text:span text:style-name="T160">adapter</text:span><text:span text:style-name="T159">);</text:span></text:p>
          <text:p text:style-name="P5"><text:span text:style-name="T158"/></text:p>
          <text:p text:style-name="P5"><text:span text:style-name="T118"><text:s text:c="2"/></text:span><text:span text:style-name="T118">return</text:span><text:span text:style-name="T159"> </text:span><text:span text:style-name="T162">emfFactoryBean</text:span><text:span text:style-name="T159">;</text:span></text:p>
          <text:p text:style-name="P5"><text:span text:style-name="T158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53" text:id="id53">Les DAO doivent être appelés avec une transaction active</text:p>
              </text:list-item>
              <text:list-item>
                <text:p xml:id="id54" text:id="id54">Toujours le cas en production</text:p>
                <text:list>
                  <text:list-item>
                    <text:p xml:id="id55" text:id="id55">Services transactionnels appelant un DAO</text:p>
                  </text:list-item>
                </text:list>
              </text:list-item>
              <text:list-item>
                <text:p xml:id="id56" text:id="id56">Configuration de transaction explicite pour les tests</text:p>
              </text:list-item>
            </text:list>
          </draw:text-box>
        </draw:frame>
        <draw:custom-shape draw:style-name="gr3" draw:text-style-name="P9" draw:layer="layout" svg:width="25.753cm" svg:height="3.316cm" svg:x="1.225cm" svg:y="5.112cm">
          <text:p text:style-name="P5"><text:span text:style-name="T137">@Bean</text:span><text:span text:style-name="T130"> PlatformTransactionManager transactionManager(</text:span></text:p>
          <text:p text:style-name="P5"><text:span text:style-name="T130"><text:s text:c="33"/></text:span><text:span text:style-name="T130">EntityManagerFactory </text:span><text:span text:style-name="T163">emf</text:span><text:span text:style-name="T130">) {</text:span></text:p>
          <text:p text:style-name="P5"><text:span text:style-name="T130"><text:s text:c="2"/></text:span><text:span text:style-name="T122">return</text:span><text:span text:style-name="T130"> </text:span><text:span text:style-name="T122">new</text:span><text:span text:style-name="T130"> JpaTransactionManager(</text:span><text:span text:style-name="T163">emf</text:span><text:span text:style-name="T130">);</text:span></text:p>
          <text:p text:style-name="P5"><text:span text:style-name="T130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Des PersistenceException remontent</text:p>
                <text:list>
                  <text:list-item>
                    <text:p>Utilisation de l'API JPA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3" draw:text-style-name="P22" draw:layer="layout" svg:width="25.753cm" svg:height="5.125cm" svg:x="1.205cm" svg:y="14.687cm">
          <text:p><text:span text:style-name="T145">@Repository</text:span></text:p>
          <text:p><text:span text:style-name="T146">public</text:span><text:span text:style-name="T147"> </text:span><text:span text:style-name="T146">class</text:span><text:span text:style-name="T147"> JpaUserRepository </text:span><text:span text:style-name="T146">implements</text:span><text:span text:style-name="T147"> UserRepository {</text:span></text:p>
          <text:p><text:span text:style-name="T147"><text:s text:c="2"/></text:span><text:span text:style-name="T147">...</text:span></text:p>
          <text:p><text:span text:style-name="T147">}</text:span></text:p>
          <text:p><text:span text:style-name="T147"/></text:p>
          <text:p text:style-name="P5"><text:span text:style-name="T148">@Bean</text:span><text:span text:style-name="T149"> BeanPostProcessor persistenceExceptionBeanPostProcessor() {</text:span></text:p>
          <text:p text:style-name="P5"><text:span text:style-name="T150"><text:s text:c="2"/></text:span><text:span text:style-name="T150">return</text:span><text:span text:style-name="T149"> </text:span><text:span text:style-name="T150">new</text:span><text:span text:style-name="T149"> PersistenceExceptionTranslationPostProcessor();</text:span></text:p>
          <text:p text:style-name="P5"><text:span text:style-name="T15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jpa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JPA</text:p>
              </text:list-item>
              <text:list-item>
                <text:p>Configuration EntityManager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3" draw:text-style-name="P9" xml:id="id57" draw:id="id57" draw:layer="layout" svg:width="25.753cm" svg:height="9.173cm" svg:x="1.016cm" svg:y="9.483cm">
          <text:p text:style-name="P5"><text:span text:style-name="T128">&lt;</text:span><text:span text:style-name="T129">context-param</text:span><text:span text:style-name="T128">&gt;</text:span></text:p>
          <text:p text:style-name="P5"><text:span text:style-name="T132"><text:s text:c="4"/></text:span><text:span text:style-name="T132"><text:tab/></text:span><text:span text:style-name="T128">&lt;</text:span><text:span text:style-name="T129">param-name</text:span><text:span text:style-name="T128">&gt;</text:span><text:span text:style-name="T132">contextConfigLocation</text:span><text:span text:style-name="T128">&lt;/</text:span><text:span text:style-name="T129">param-name</text:span><text:span text:style-name="T128">&gt;</text:span></text:p>
          <text:p text:style-name="P5"><text:span text:style-name="T132"><text:s text:c="4"/></text:span><text:span text:style-name="T132"><text:tab/></text:span><text:span text:style-name="T128">&lt;</text:span><text:span text:style-name="T129">param-value</text:span><text:span text:style-name="T128">&gt;</text:span></text:p>
          <text:p text:style-name="P5"><text:span text:style-name="T132"><text:s text:c="4"/></text:span><text:span text:style-name="T132"><text:tab/></text:span><text:span text:style-name="T132">/WEB-INF/applicationContext.xml</text:span></text:p>
          <text:p text:style-name="P5"><text:span text:style-name="T132"><text:s text:c="4"/></text:span><text:span text:style-name="T132"><text:tab/></text:span><text:span text:style-name="T128">&lt;/</text:span><text:span text:style-name="T129">param-value</text:span><text:span text:style-name="T128">&gt;</text:span></text:p>
          <text:p text:style-name="P5"><text:span text:style-name="T128">&lt;/</text:span><text:span text:style-name="T129">context-param</text:span><text:span text:style-name="T128">&gt;</text:span></text:p>
          <text:p text:style-name="P5"><text:span text:style-name="T164"/></text:p>
          <text:p text:style-name="P5"><text:span text:style-name="T128">&lt;</text:span><text:span text:style-name="T129">listener</text:span><text:span text:style-name="T128">&gt;</text:span></text:p>
          <text:p text:style-name="P5"><text:span text:style-name="T132"><text:s text:c="4"/></text:span><text:span text:style-name="T132"><text:tab/></text:span><text:span text:style-name="T128">&lt;</text:span><text:span text:style-name="T129">listener-class</text:span><text:span text:style-name="T128">&gt;</text:span></text:p>
          <text:p text:style-name="P5"><text:span text:style-name="T128"><text:s text:c="9"/></text:span><text:span text:style-name="T132">org.springframework.web.context.ContextLoaderListener</text:span></text:p>
          <text:p text:style-name="P5"><text:span text:style-name="T132"><text:s text:c="7"/></text:span><text:span text:style-name="T128">&lt;/</text:span><text:span text:style-name="T129">listener-class</text:span><text:span text:style-name="T128">&gt;</text:span></text:p>
          <text:p text:style-name="P5"><text:span text:style-name="T128">&lt;/</text:span><text:span text:style-name="T129">listener</text:span><text:span text:style-name="T1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8" draw:id="id58" draw:layer="layout" svg:width="10.922cm" svg:height="2.286cm" svg:x="3.302cm" svg:y="6.35cm">
          <text:p text:style-name="P1">Optionnel (par défaut : </text:p>
          <text:p text:style-name="P1"><text:span text:style-name="T115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xml:id="id59" draw:id="id59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3" draw:text-style-name="P9" xml:id="id60" draw:id="id60" draw:layer="layout" svg:width="25.753cm" svg:height="10.443cm" svg:x="1.015cm" svg:y="9.115cm">
          <text:p text:style-name="P5"><text:span text:style-name="T165">public</text:span><text:span text:style-name="T166"> </text:span><text:span text:style-name="T165">class</text:span><text:span text:style-name="T166"> ListUsersServlet </text:span><text:span text:style-name="T165">extends</text:span><text:span text:style-name="T166"> HttpServlet {</text:span></text:p>
          <text:p text:style-name="P5"><text:span text:style-name="T166"/></text:p>
          <text:p text:style-name="P5"><text:span text:style-name="T166"><text:s text:c="2"/></text:span><text:span text:style-name="T165">private</text:span><text:span text:style-name="T166"> UserService </text:span><text:span text:style-name="T167">userService</text:span><text:span text:style-name="T166">;</text:span></text:p>
          <text:p text:style-name="P5"><text:span text:style-name="T166"/></text:p>
          <text:p text:style-name="P5"><text:span text:style-name="T168"><text:s text:c="2"/></text:span><text:span text:style-name="T168">@Override</text:span></text:p>
          <text:p text:style-name="P5"><text:span text:style-name="T165"><text:s text:c="2"/></text:span><text:span text:style-name="T165">public</text:span><text:span text:style-name="T166"> </text:span><text:span text:style-name="T165">void</text:span><text:span text:style-name="T166"> init() </text:span><text:span text:style-name="T165">throws</text:span><text:span text:style-name="T166"> ServletException {</text:span></text:p>
          <text:p text:style-name="P5"><text:span text:style-name="T166"><text:s text:c="4"/></text:span><text:span text:style-name="T166">ApplicationContext ctx = </text:span></text:p>
          <text:p text:style-name="P5"><text:span text:style-name="T166"><text:s text:c="6"/></text:span><text:span text:style-name="T166">WebApplicationContextUtils.</text:span><text:span text:style-name="T169">getRequiredWebApplicationContext</text:span><text:span text:style-name="T166">(</text:span></text:p>
          <text:p text:style-name="P5"><text:span text:style-name="T166"><text:s text:c="8"/></text:span><text:span text:style-name="T166">getServletContext()</text:span></text:p>
          <text:p text:style-name="P5"><text:span text:style-name="T166"><text:s text:c="4"/></text:span><text:span text:style-name="T166">);</text:span></text:p>
          <text:p text:style-name="P5"><text:span text:style-name="T167"><text:s text:c="4"/></text:span><text:span text:style-name="T167">userService</text:span><text:span text:style-name="T166"> = ctx.getBean(UserService.</text:span><text:span text:style-name="T165">class</text:span><text:span text:style-name="T166">);</text:span></text:p>
          <text:p text:style-name="P5"><text:span text:style-name="T166"><text:s text:c="2"/></text:span><text:span text:style-name="T166">}</text:span></text:p>
          <text:p text:style-name="P5"><text:span text:style-name="T170"><text:s text:c="2"/></text:span><text:span text:style-name="T170">(...) </text:span></text:p>
          <text:p text:style-name="P5"><text:span text:style-name="T170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3" draw:text-style-name="P22" xml:id="id61" draw:id="id61" draw:layer="layout" svg:width="25.753cm" svg:height="7.142cm" svg:x="1.014cm" svg:y="5.914cm">
          <text:p text:style-name="P5"><text:span text:style-name="T171">&lt;!-- ne surtout PAS utiliser ce DataSource en production ! --&gt;</text:span></text:p>
          <text:p text:style-name="P5"><text:span text:style-name="T172">&lt;</text:span><text:span text:style-name="T173">bean</text:span><text:span text:style-name="T174"> </text:span><text:span text:style-name="T175">id</text:span><text:span text:style-name="T176">=</text:span><text:span text:style-name="T177">"dataSource"</text:span><text:span text:style-name="T174"> </text:span><text:span text:style-name="T175">class</text:span><text:span text:style-name="T176">=</text:span><text:span text:style-name="T177">"o.s.jdbc.datasource.SingleConnectionDataSource"</text:span><text:span text:style-name="T172">&gt;</text:span></text:p>
          <text:p text:style-name="P5"><text:span text:style-name="T172"><text:s text:c="2"/></text:span><text:span text:style-name="T172">&lt;</text:span><text:span text:style-name="T173">property</text:span><text:span text:style-name="T174"> </text:span><text:span text:style-name="T175">name</text:span><text:span text:style-name="T176">=</text:span><text:span text:style-name="T177">"driverClassName"</text:span><text:span text:style-name="T174"> </text:span><text:span text:style-name="T175">value</text:span><text:span text:style-name="T176">=</text:span><text:span text:style-name="T177">"</text:span><text:span text:style-name="T178">${db.driver}</text:span><text:span text:style-name="T177">"</text:span><text:span text:style-name="T174"> </text:span><text:span text:style-name="T172">/&gt;</text:span></text:p>
          <text:p text:style-name="P5"><text:span text:style-name="T172"><text:s text:c="2"/></text:span><text:span text:style-name="T172">&lt;</text:span><text:span text:style-name="T173">property</text:span><text:span text:style-name="T174"> </text:span><text:span text:style-name="T175">name</text:span><text:span text:style-name="T176">=</text:span><text:span text:style-name="T177">"url"</text:span><text:span text:style-name="T174"> </text:span><text:span text:style-name="T175">value</text:span><text:span text:style-name="T176">=</text:span><text:span text:style-name="T177">"</text:span><text:span text:style-name="T178">${db.url}</text:span><text:span text:style-name="T177">"</text:span><text:span text:style-name="T174"> </text:span><text:span text:style-name="T172">/&gt;</text:span></text:p>
          <text:p text:style-name="P5"><text:span text:style-name="T172"><text:s text:c="2"/></text:span><text:span text:style-name="T172">&lt;</text:span><text:span text:style-name="T173">property</text:span><text:span text:style-name="T174"> </text:span><text:span text:style-name="T175">name</text:span><text:span text:style-name="T176">=</text:span><text:span text:style-name="T177">"username"</text:span><text:span text:style-name="T174"> </text:span><text:span text:style-name="T175">value</text:span><text:span text:style-name="T176">=</text:span><text:span text:style-name="T177">"</text:span><text:span text:style-name="T178">${db.username}</text:span><text:span text:style-name="T177">"</text:span><text:span text:style-name="T174"> </text:span><text:span text:style-name="T172">/&gt;</text:span></text:p>
          <text:p text:style-name="P5"><text:span text:style-name="T172"><text:s text:c="2"/></text:span><text:span text:style-name="T172">&lt;</text:span><text:span text:style-name="T173">property</text:span><text:span text:style-name="T174"> </text:span><text:span text:style-name="T175">name</text:span><text:span text:style-name="T176">=</text:span><text:span text:style-name="T177">"password"</text:span><text:span text:style-name="T174"> </text:span><text:span text:style-name="T175">value</text:span><text:span text:style-name="T176">=</text:span><text:span text:style-name="T177">"</text:span><text:span text:style-name="T178">${db.password}</text:span><text:span text:style-name="T177">"</text:span><text:span text:style-name="T174"> </text:span><text:span text:style-name="T172">/&gt;</text:span></text:p>
          <text:p text:style-name="P5"><text:span text:style-name="T172"><text:s text:c="2"/></text:span><text:span text:style-name="T172">&lt;</text:span><text:span text:style-name="T173">property</text:span><text:span text:style-name="T174"> </text:span><text:span text:style-name="T175">name</text:span><text:span text:style-name="T176">=</text:span><text:span text:style-name="T177">"suppressClose"</text:span><text:span text:style-name="T174"> </text:span><text:span text:style-name="T175">value</text:span><text:span text:style-name="T176">=</text:span><text:span text:style-name="T177">"true"</text:span><text:span text:style-name="T174"> </text:span><text:span text:style-name="T172">/&gt;</text:span><text:span text:style-name="T176"> </text:span></text:p>
          <text:p text:style-name="P5"><text:span text:style-name="T172">&lt;/</text:span><text:span text:style-name="T173">bean</text:span><text:span text:style-name="T172">&gt;</text:span></text:p>
          <text:p text:style-name="P5"><text:span text:style-name="T176"/></text:p>
          <text:p text:style-name="P5"><text:span text:style-name="T179">&lt;</text:span><text:span text:style-name="T180">context:property-placeholder</text:span><text:span text:style-name="T181"> </text:span></text:p>
          <text:p text:style-name="P5"><text:span text:style-name="T182"><text:s text:c="2"/></text:span><text:span text:style-name="T182">location</text:span><text:span text:style-name="T183">=</text:span><text:span text:style-name="T178">"file:./application-configuration.properties"</text:span><text:span text:style-name="T179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62" draw:id="id62" draw:layer="layout" svg:width="25.753cm" svg:height="3.389cm" svg:x="1.013cm" svg:y="15.013cm">
          <text:p text:style-name="P5"><text:span text:style-name="T184">db.driver=org.h2.Driver</text:span></text:p>
          <text:p text:style-name="P5"><text:span text:style-name="T184">db.url=jdbc:h2:tcp://localhost/mem:spring_workshop</text:span></text:p>
          <text:p text:style-name="P5"><text:span text:style-name="T184">db.username=sa</text:span></text:p>
          <text:p text:style-name="P5"><text:span text:style-name="T184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3" xml:id="id63" draw:id="id63" draw:layer="layout" svg:width="11.416cm" svg:height="0.962cm" svg:x="0.762cm" svg:y="13.962cm">
          <draw:text-box>
            <text:p><text:span text:style-name="T115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3" draw:text-style-name="P24" xml:id="id64" draw:id="id64" draw:layer="layout" svg:width="25.753cm" svg:height="7.548cm" svg:x="1.014cm" svg:y="4.814cm">
          <text:p text:style-name="P5"><text:span text:style-name="T185">&lt;</text:span><text:span text:style-name="T186">beans</text:span><text:span text:style-name="T170"> </text:span><text:span text:style-name="T187">profile</text:span><text:span text:style-name="T188">=</text:span><text:span text:style-name="T189">"in-memory-db"</text:span><text:span text:style-name="T185">&gt;</text:span></text:p>
          <text:p text:style-name="P5"><text:span text:style-name="T185"><text:s text:c="2"/></text:span><text:span text:style-name="T185">&lt;</text:span><text:span text:style-name="T186">jdbc:embedded-database</text:span><text:span text:style-name="T170"> </text:span><text:span text:style-name="T187">id</text:span><text:span text:style-name="T188">=</text:span><text:span text:style-name="T189">"dataSource"</text:span><text:span text:style-name="T170"> </text:span><text:span text:style-name="T187">type</text:span><text:span text:style-name="T188">=</text:span><text:span text:style-name="T189">"H2"</text:span><text:span text:style-name="T185">&gt;</text:span></text:p>
          <text:p text:style-name="P5"><text:span text:style-name="T185"><text:s text:c="4"/></text:span><text:span text:style-name="T185">&lt;</text:span><text:span text:style-name="T186">jdbc:script</text:span><text:span text:style-name="T170"> </text:span><text:span text:style-name="T187">location</text:span><text:span text:style-name="T188">=</text:span><text:span text:style-name="T189">"classpath:/create-tables.sql"</text:span><text:span text:style-name="T170"> </text:span><text:span text:style-name="T185">/&gt;</text:span></text:p>
          <text:p text:style-name="P5"><text:span text:style-name="T185"><text:s text:c="4"/></text:span><text:span text:style-name="T185">&lt;</text:span><text:span text:style-name="T186">jdbc:script</text:span><text:span text:style-name="T170"> </text:span><text:span text:style-name="T187">location</text:span><text:span text:style-name="T188">=</text:span><text:span text:style-name="T189">"classpath:/insert-data.sql"</text:span><text:span text:style-name="T170"> </text:span><text:span text:style-name="T185">/&gt;</text:span></text:p>
          <text:p text:style-name="P5"><text:span text:style-name="T185"><text:s text:c="2"/></text:span><text:span text:style-name="T185">&lt;/</text:span><text:span text:style-name="T186">jdbc:embedded-database</text:span><text:span text:style-name="T185">&gt;</text:span></text:p>
          <text:p text:style-name="P5"><text:span text:style-name="T185">&lt;/</text:span><text:span text:style-name="T186">beans</text:span><text:span text:style-name="T185">&gt;</text:span></text:p>
          <text:p text:style-name="P5"><text:span text:style-name="T188"/></text:p>
          <text:p text:style-name="P5"><text:span text:style-name="T185">&lt;</text:span><text:span text:style-name="T186">beans</text:span><text:span text:style-name="T170"> </text:span><text:span text:style-name="T187">profile</text:span><text:span text:style-name="T188">=</text:span><text:span text:style-name="T189">"standalone-db"</text:span><text:span text:style-name="T185">&gt;</text:span></text:p>
          <text:p text:style-name="P5"><text:span text:style-name="T184"><text:s text:c="2"/></text:span><text:span text:style-name="T184">(...)</text:span></text:p>
          <text:p text:style-name="P5"><text:span text:style-name="T185">&lt;/</text:span><text:span text:style-name="T186">beans</text:span><text:span text:style-name="T18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5" xml:id="id65" draw:id="id65" draw:layer="layout" svg:width="25.753cm" svg:height="1.119cm" svg:x="0.994cm" svg:y="13.613cm">
          <text:p text:style-name="P5"><text:span text:style-name="T190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4" xml:id="id66" draw:id="id66" draw:layer="layout" svg:width="25.753cm" svg:height="1.119cm" svg:x="0.993cm" svg:y="15.112cm">
          <text:p text:style-name="P5"><text:span text:style-name="T191">System.</text:span><text:span text:style-name="T22">setProperty</text:span><text:span text:style-name="T19">(</text:span><text:span text:style-name="T23">"spring.profiles.active"</text:span><text:span text:style-name="T19">, </text:span><text:span text:style-name="T23">"in-memory-db"</text:span><text:span text:style-name="T1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4" xml:id="id67" draw:id="id67" draw:layer="layout" svg:width="25.753cm" svg:height="1.119cm" svg:x="0.992cm" svg:y="16.611cm">
          <text:p text:style-name="P5"><text:span text:style-name="T21">@ActiveProfiles</text:span><text:span text:style-name="T19">(</text:span><text:span text:style-name="T23">"in-memory-db"</text:span><text:span text:style-name="T19">) </text:span><text:span text:style-name="T192">// dans</text:span><text:span text:style-name="T19"> </text:span><text:span text:style-name="T192">le TestContext framework</text:span><text:span text:style-name="T19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3" draw:text-style-name="P24" draw:layer="layout" svg:width="25.753cm" svg:height="10.758cm" svg:x="1.014cm" svg:y="6.414cm">
          <text:p><text:span text:style-name="T168">@Configuration</text:span></text:p>
          <text:p><text:span text:style-name="T193">public</text:span><text:span text:style-name="T194"> </text:span><text:span text:style-name="T193">class</text:span><text:span text:style-name="T194"> ApplicationConfiguration { </text:span></text:p>
          <text:p><text:span text:style-name="T166"><text:tab/></text:span></text:p>
          <text:p><text:span text:style-name="T194"><text:tab/></text:span><text:span text:style-name="T195">@Autowired</text:span><text:span text:style-name="T194"> Environment </text:span><text:span text:style-name="T196">environment</text:span><text:span text:style-name="T194">;</text:span></text:p>
          <text:p><text:span text:style-name="T166"><text:tab/></text:span></text:p>
          <text:p><text:span text:style-name="T194"><text:tab/></text:span><text:span text:style-name="T195">@Bean</text:span><text:span text:style-name="T194"> </text:span><text:span text:style-name="T193">public</text:span><text:span text:style-name="T194"> ObjectMapper jsonMapper() {</text:span></text:p>
          <text:p><text:span text:style-name="T194"><text:tab/></text:span><text:span text:style-name="T194"><text:tab/></text:span><text:span text:style-name="T194">ObjectMapper </text:span><text:span text:style-name="T197">mapper</text:span><text:span text:style-name="T194"> = </text:span><text:span text:style-name="T193">new</text:span><text:span text:style-name="T194"> ObjectMapper();</text:span></text:p>
          <text:p><text:span text:style-name="T194"><text:tab/></text:span><text:span text:style-name="T194"><text:tab/></text:span><text:span text:style-name="T193">if</text:span><text:span text:style-name="T194">(</text:span><text:span text:style-name="T196">environment</text:span><text:span text:style-name="T194">.acceptsProfiles(</text:span><text:span text:style-name="T198">"debug"</text:span><text:span text:style-name="T194">)) {</text:span></text:p>
          <text:p><text:span text:style-name="T194"><text:tab/></text:span><text:span text:style-name="T194"><text:tab/></text:span><text:span text:style-name="T194"><text:tab/></text:span><text:span text:style-name="T197">mapper</text:span><text:span text:style-name="T194">.enable(SerializationFeature.</text:span><text:span text:style-name="T199">INDENT_OUTPUT</text:span><text:span text:style-name="T194">);</text:span></text:p>
          <text:p><text:span text:style-name="T166"><text:tab/></text:span><text:span text:style-name="T166"><text:tab/></text:span><text:span text:style-name="T166">}</text:span></text:p>
          <text:p><text:span text:style-name="T194"><text:tab/></text:span><text:span text:style-name="T194"><text:tab/></text:span><text:span text:style-name="T193">return</text:span><text:span text:style-name="T194"> </text:span><text:span text:style-name="T197">mapper</text:span><text:span text:style-name="T194">;</text:span></text:p>
          <text:p><text:span text:style-name="T166"><text:tab/></text:span><text:span text:style-name="T166">}</text:span></text:p>
          <text:p><text:span text:style-name="T166"><text:tab/></text:span></text:p>
          <text:p><text:span text:style-name="T166">}</text:span></text:p>
          <text:p><text:span text:style-name="T170"/></text:p>
          <text:p><text:span text:style-name="T170"/></text:p>
          <text:p><text:span text:style-name="T170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Spring Boo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But : rendre Spring plus accessible</text:p>
              </text:list-item>
              <text:list-item>
                <text:p>Principes</text:p>
                <text:list>
                  <text:list-item>
                    <text:p>“Convention over configuration”</text:p>
                  </text:list-item>
                  <text:list-item>
                    <text:p>Configuration automatique...</text:p>
                  </text:list-item>
                  <text:list-item>
                    <text:p>Mais surchargeable...</text:p>
                  </text:list-item>
                  <text:list-item>
                    <text:p>En fonction du classpath</text:p>
                  </text:list-item>
                </text:list>
              </text:list-item>
              <text:list-item>
                <text:p>Le moyen le plus simple d'utiliser Spring</text:p>
              </text:list-item>
              <text:list-item>
                <text:p>Focus sur la configuration Jav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mment commencer ?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aire un projet Maven</text:p>
                <text:list>
                  <text:list-item>
                    <text:p>Marche aussi avec Gradle</text:p>
                  </text:list-item>
                </text:list>
              </text:list-item>
              <text:list-item>
                <text:p>Ajouter des dépendances Spring Boot</text:p>
              </text:list-item>
            </text:list>
          </draw:text-box>
        </draw:frame>
        <draw:custom-shape draw:style-name="gr3" draw:text-style-name="P26" draw:layer="layout" svg:width="25.753cm" svg:height="9.587cm" svg:x="1.014cm" svg:y="9.614cm">
          <text:p text:style-name="P5"><text:span text:style-name="T200">&lt;</text:span><text:span text:style-name="T201">project</text:span><text:span text:style-name="T200">&gt;</text:span></text:p>
          <text:p text:style-name="P5"><text:span text:style-name="T200"><text:s text:c="4"/></text:span><text:span text:style-name="T200">&lt;</text:span><text:span text:style-name="T201">parent</text:span><text:span text:style-name="T200">&gt;</text:span></text:p>
          <text:p text:style-name="P5"><text:span text:style-name="T200"><text:s text:c="8"/></text:span><text:span text:style-name="T200">&lt;</text:span><text:span text:style-name="T201">groupId</text:span><text:span text:style-name="T200">&gt;</text:span><text:span text:style-name="T202">org.springframework.boot</text:span><text:span text:style-name="T200">&lt;/</text:span><text:span text:style-name="T201">groupId</text:span><text:span text:style-name="T200">&gt;</text:span></text:p>
          <text:p text:style-name="P5"><text:span text:style-name="T200"><text:s text:c="8"/></text:span><text:span text:style-name="T200">&lt;</text:span><text:span text:style-name="T201">artifactId</text:span><text:span text:style-name="T200">&gt;</text:span><text:span text:style-name="T202">spring-boot-starter-parent</text:span><text:span text:style-name="T200">&lt;/</text:span><text:span text:style-name="T201">artifactId</text:span><text:span text:style-name="T200">&gt;</text:span></text:p>
          <text:p text:style-name="P5"><text:span text:style-name="T200"><text:s text:c="8"/></text:span><text:span text:style-name="T200">&lt;</text:span><text:span text:style-name="T201">version</text:span><text:span text:style-name="T200">&gt;</text:span><text:span text:style-name="T202">1.2.5.RELEASE</text:span><text:span text:style-name="T200">&lt;/</text:span><text:span text:style-name="T201">version</text:span><text:span text:style-name="T200">&gt;</text:span></text:p>
          <text:p text:style-name="P5"><text:span text:style-name="T200"><text:s text:c="4"/></text:span><text:span text:style-name="T200">&lt;/</text:span><text:span text:style-name="T201">parent</text:span><text:span text:style-name="T200">&gt;</text:span></text:p>
          <text:p text:style-name="P5"><text:span text:style-name="T203"><text:s text:c="4"/></text:span><text:span text:style-name="T203">(...)</text:span></text:p>
          <text:p text:style-name="P5"><text:span text:style-name="T202"><text:s text:c="4"/></text:span><text:span text:style-name="T200">&lt;</text:span><text:span text:style-name="T201">dependencies</text:span><text:span text:style-name="T200">&gt;</text:span></text:p>
          <text:p text:style-name="P5"><text:span text:style-name="T200"/></text:p>
          <text:p text:style-name="P5"><text:span text:style-name="T202"><text:s text:c="8"/></text:span><text:span text:style-name="T200">&lt;</text:span><text:span text:style-name="T201">dependency</text:span><text:span text:style-name="T200">&gt;</text:span></text:p>
          <text:p text:style-name="P5"><text:span text:style-name="T202"><text:s text:c="12"/></text:span><text:span text:style-name="T200">&lt;</text:span><text:span text:style-name="T201">groupId</text:span><text:span text:style-name="T200">&gt;</text:span><text:span text:style-name="T202">org.springframework.boot</text:span><text:span text:style-name="T200">&lt;/</text:span><text:span text:style-name="T201">groupId</text:span><text:span text:style-name="T200">&gt;</text:span></text:p>
          <text:p text:style-name="P5"><text:span text:style-name="T202"><text:s text:c="12"/></text:span><text:span text:style-name="T200">&lt;</text:span><text:span text:style-name="T201">artifactId</text:span><text:span text:style-name="T200">&gt;</text:span><text:span text:style-name="T202">spring-boot-starter-web</text:span><text:span text:style-name="T200">&lt;/</text:span><text:span text:style-name="T201">artifactId</text:span><text:span text:style-name="T200">&gt;</text:span></text:p>
          <text:p text:style-name="P5"><text:span text:style-name="T202"><text:s text:c="8"/></text:span><text:span text:style-name="T200">&lt;/</text:span><text:span text:style-name="T201">dependency</text:span><text:span text:style-name="T200">&gt;</text:span></text:p>
          <text:p text:style-name="P5"><text:span text:style-name="T200"/></text:p>
          <text:p text:style-name="P5"><text:span text:style-name="T200"><text:s text:c="4"/></text:span><text:span text:style-name="T200">&lt;/dependencies&gt;</text:span></text:p>
          <text:p text:style-name="P5"><text:span text:style-name="T200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Dépendances “starters”</text:p>
          </draw:text-box>
        </draw:frame>
        <draw:custom-shape draw:style-name="gr3" draw:text-style-name="P26" draw:layer="layout" svg:width="19.17cm" svg:height="9.587cm" svg:x="1.014cm" svg:y="7.414cm">
          <text:p text:style-name="P5"><text:span text:style-name="T200">&lt;</text:span><text:span text:style-name="T201">project</text:span><text:span text:style-name="T200">&gt;</text:span></text:p>
          <text:p text:style-name="P5"><text:span text:style-name="T200"><text:s text:c="4"/></text:span><text:span text:style-name="T200">&lt;</text:span><text:span text:style-name="T201">parent</text:span><text:span text:style-name="T200">&gt;</text:span></text:p>
          <text:p text:style-name="P5"><text:span text:style-name="T200"><text:s text:c="8"/></text:span><text:span text:style-name="T200">&lt;</text:span><text:span text:style-name="T201">groupId</text:span><text:span text:style-name="T200">&gt;</text:span><text:span text:style-name="T202">org.springframework.boot</text:span><text:span text:style-name="T200">&lt;/</text:span><text:span text:style-name="T201">groupId</text:span><text:span text:style-name="T200">&gt;</text:span></text:p>
          <text:p text:style-name="P5"><text:span text:style-name="T200"><text:s text:c="8"/></text:span><text:span text:style-name="T200">&lt;</text:span><text:span text:style-name="T201">artifactId</text:span><text:span text:style-name="T200">&gt;</text:span><text:span text:style-name="T202">spring-boot-starter-parent</text:span><text:span text:style-name="T200">&lt;/</text:span><text:span text:style-name="T201">artifactId</text:span><text:span text:style-name="T200">&gt;</text:span></text:p>
          <text:p text:style-name="P5"><text:span text:style-name="T200"><text:s text:c="8"/></text:span><text:span text:style-name="T200">&lt;</text:span><text:span text:style-name="T201">version</text:span><text:span text:style-name="T200">&gt;</text:span><text:span text:style-name="T202">1.2.5.RELEASE</text:span><text:span text:style-name="T200">&lt;/</text:span><text:span text:style-name="T201">version</text:span><text:span text:style-name="T200">&gt;</text:span></text:p>
          <text:p text:style-name="P5"><text:span text:style-name="T200"><text:s text:c="4"/></text:span><text:span text:style-name="T200">&lt;/</text:span><text:span text:style-name="T201">parent</text:span><text:span text:style-name="T200">&gt;</text:span></text:p>
          <text:p text:style-name="P5"><text:span text:style-name="T203"><text:s text:c="4"/></text:span><text:span text:style-name="T203">(...)</text:span></text:p>
          <text:p text:style-name="P5"><text:span text:style-name="T202"><text:s text:c="4"/></text:span><text:span text:style-name="T200">&lt;</text:span><text:span text:style-name="T201">dependencies</text:span><text:span text:style-name="T200">&gt;</text:span></text:p>
          <text:p text:style-name="P5"><text:span text:style-name="T200"/></text:p>
          <text:p text:style-name="P5"><text:span text:style-name="T202"><text:s text:c="8"/></text:span><text:span text:style-name="T200">&lt;</text:span><text:span text:style-name="T201">dependency</text:span><text:span text:style-name="T200">&gt;</text:span></text:p>
          <text:p text:style-name="P5"><text:span text:style-name="T202"><text:s text:c="12"/></text:span><text:span text:style-name="T200">&lt;</text:span><text:span text:style-name="T201">groupId</text:span><text:span text:style-name="T200">&gt;</text:span><text:span text:style-name="T202">org.springframework.boot</text:span><text:span text:style-name="T200">&lt;/</text:span><text:span text:style-name="T201">groupId</text:span><text:span text:style-name="T200">&gt;</text:span></text:p>
          <text:p text:style-name="P5"><text:span text:style-name="T202"><text:s text:c="12"/></text:span><text:span text:style-name="T200">&lt;</text:span><text:span text:style-name="T201">artifactId</text:span><text:span text:style-name="T200">&gt;</text:span><text:span text:style-name="T202">spring-boot-starter-web</text:span><text:span text:style-name="T200">&lt;/</text:span><text:span text:style-name="T201">artifactId</text:span><text:span text:style-name="T200">&gt;</text:span></text:p>
          <text:p text:style-name="P5"><text:span text:style-name="T202"><text:s text:c="8"/></text:span><text:span text:style-name="T200">&lt;/</text:span><text:span text:style-name="T201">dependency</text:span><text:span text:style-name="T200">&gt;</text:span></text:p>
          <text:p text:style-name="P5"><text:span text:style-name="T200"/></text:p>
          <text:p text:style-name="P5"><text:span text:style-name="T200"><text:s text:c="4"/></text:span><text:span text:style-name="T200">&lt;/dependencies&gt;</text:span></text:p>
          <text:p text:style-name="P5"><text:span text:style-name="T200">&lt;/projec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607cm" svg:height="2.974cm" svg:x="19.698cm" svg:y="4.333cm">
          <text:p text:style-name="P1">Positionne des propriétés Maven</text:p>
          <text:p text:style-name="P1">(ex. : numéros de versions)</text:p>
          <draw:enhanced-geometry svg:viewBox="0 0 21600 21600" draw:mirror-horizontal="false" draw:type="line-callout-2" draw:modifiers="-24188.8619854722 30559.4621848739 -14304.1162227603 15715.9597726279 -813.922518159806 4015.058823529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draw:layer="layout" svg:width="6.607cm" svg:height="3.781cm" svg:x="20.731cm" svg:y="9.272cm">
          <text:p text:style-name="P1">Le nécessaire pour le développement web avec Spring</text:p>
          <text:p text:style-name="P1">(Spring MVC, Jackson, etc)</text:p>
          <draw:enhanced-geometry svg:viewBox="0 0 21600 21600" draw:mirror-horizontal="false" draw:type="line-callout-2" draw:modifiers="-13810.5326876513 22890.745637229 -9855.32687651332 14455.8305994632 -813.922518159806 3164.0401903754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3" draw:text-style-name="P24" draw:layer="layout" svg:width="25.753cm" svg:height="6.21cm" svg:x="1.014cm" svg:y="9.114cm">
          <text:p text:style-name="P5"><text:span text:style-name="T168">@SpringBootApplication</text:span></text:p>
          <text:p text:style-name="P5"><text:span text:style-name="T165">public</text:span><text:span text:style-name="T166"> </text:span><text:span text:style-name="T165">class</text:span><text:span text:style-name="T166"> Application {</text:span></text:p>
          <text:p text:style-name="P5"><text:span text:style-name="T168"/></text:p>
          <text:p text:style-name="P5"><text:span text:style-name="T166"><text:s text:c="4"/></text:span><text:span text:style-name="T165">public</text:span><text:span text:style-name="T166"> </text:span><text:span text:style-name="T165">static</text:span><text:span text:style-name="T166"> </text:span><text:span text:style-name="T165">void</text:span><text:span text:style-name="T166"> main(String[] </text:span><text:span text:style-name="T204">args</text:span><text:span text:style-name="T166">) {</text:span></text:p>
          <text:p text:style-name="P5"><text:span text:style-name="T166"><text:s text:c="8"/></text:span><text:span text:style-name="T166">SpringApplication.</text:span><text:span text:style-name="T169">run</text:span><text:span text:style-name="T166">(Application.</text:span><text:span text:style-name="T165">class</text:span><text:span text:style-name="T166">);</text:span></text:p>
          <text:p text:style-name="P5"><text:span text:style-name="T168"><text:s text:c="4"/></text:span><text:span text:style-name="T166">}</text:span></text:p>
          <text:p text:style-name="P5"><text:span text:style-name="T166"/></text:p>
          <text:p text:style-name="P5"><text:span text:style-name="T16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607cm" svg:height="2.248cm" svg:x="18.298cm" svg:y="7.051cm">
          <text:p text:style-name="P1">Ecrire une méthode main</text:p>
          <draw:enhanced-geometry svg:viewBox="0 0 21600 21600" draw:mirror-horizontal="false" draw:type="line-callout-2" draw:modifiers="-24188.8619854722 40424.36638506 -14304.1162227603 15715.9597726279 -813.922518159806 5311.1605157847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draw:layer="layout" svg:width="6.607cm" svg:height="2.131cm" svg:x="19.752cm" svg:y="15.206cm">
          <text:p text:style-name="P1">Démarre un conteneur web</text:p>
          <draw:enhanced-geometry svg:viewBox="0 0 21600 21600" draw:mirror-horizontal="false" draw:type="line-callout-2" draw:modifiers="-30046.4891041162 -21285.9287054409 -15055.9322033898 -1357.7142857142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Lancer l'application</text:p>
          </draw:text-box>
        </draw:frame>
        <draw:custom-shape draw:style-name="gr3" draw:text-style-name="P27" draw:layer="layout" svg:width="25.753cm" svg:height="6.21cm" svg:x="1.014cm" svg:y="12.614cm">
          <text:p text:style-name="P5"><text:span text:style-name="T205"/></text:p>
          <text:p text:style-name="P5"><text:span text:style-name="T205"><text:s text:c="2"/></text:span><text:span text:style-name="T205">. <text:s text:c="2"/>____ <text:s text:c="9"/>_ <text:s text:c="11"/>__ _ _</text:span></text:p>
          <text:p text:style-name="P5"><text:span text:style-name="T205"><text:s/></text:span><text:span text:style-name="T205">/\\ / ___'_ __ _ _(_)_ __ <text:s/>__ _ \ \ \ \</text:span></text:p>
          <text:p text:style-name="P5"><text:span text:style-name="T205">( ( )\___ | '_ | '_| | '_ \/ _` | \ \ \ \</text:span></text:p>
          <text:p text:style-name="P5"><text:span text:style-name="T205"><text:s/></text:span><text:span text:style-name="T205">\\/ <text:s/>___)| |_)| | | | | || (_| | <text:s/>) ) ) )</text:span></text:p>
          <text:p text:style-name="P5"><text:span text:style-name="T205"><text:s text:c="2"/></text:span><text:span text:style-name="T205">' <text:s/>|____| .__|_| |_|_| |_\__, | / / / /</text:span></text:p>
          <text:p text:style-name="P5"><text:span text:style-name="T205"><text:s/></text:span><text:span text:style-name="T205">=========|_|==============|___/=/_/_/_/</text:span></text:p>
          <text:p text:style-name="P5"><text:span text:style-name="T205"><text:s/></text:span><text:span text:style-name="T205">:: Spring Boot :: <text:s text:c="12"/>(v1.3.0.M5)</text:span></text:p>
          <text:p text:style-name="P5"><text:span text:style-name="T205"/></text:p>
          <text:p text:style-name="P5"><text:span text:style-name="T205">2015-08-21 10:59:32.492 <text:s/>INFO 9337 --- [main] com.zenika.Application <text:s text:c="18"/>: </text:span></text:p>
          <text:p text:style-name="P5"><text:span text:style-name="T205">2015-08-21 10:59:32.538 <text:s/>INFO 9337 --- [main] ationConfigEmbeddedWebApplicationContext : Refreshing ...</text:span></text:p>
          <text:p text:style-name="P5"><text:span text:style-name="T205"/></text:p>
          <text:p text:style-name="P5"><text:span text:style-name="T205">2015-08-21 10:59:37.734 <text:s/>INFO 9337 --- [main] s.b.c.e.t.TomcatEmbeddedServletContainer : Tomcat started on port(s): 8080 (http)</text:span></text:p>
          <text:p text:style-name="P5"><text:span text:style-name="T205">2015-08-21 10:59:37.741 <text:s/>INFO 9337 --- [main] com.zenika.Application <text:s text:c="18"/>: Started Application in 5.532 seconds (JVM running for 5.894)</text:span></text:p>
          <text:p text:style-name="P5"><text:span text:style-name="T20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8" draw:layer="layout" svg:width="25.753cm" svg:height="6.21cm" svg:x="1.014cm" svg:y="5.314cm">
          <text:p text:style-name="P5"><text:span text:style-name="T168">@SpringBootApplication</text:span></text:p>
          <text:p text:style-name="P5"><text:span text:style-name="T165">public</text:span><text:span text:style-name="T166"> </text:span><text:span text:style-name="T165">class</text:span><text:span text:style-name="T166"> Application {</text:span></text:p>
          <text:p text:style-name="P5"><text:span text:style-name="T168"/></text:p>
          <text:p text:style-name="P5"><text:span text:style-name="T166"><text:s text:c="4"/></text:span><text:span text:style-name="T165">public</text:span><text:span text:style-name="T166"> </text:span><text:span text:style-name="T165">static</text:span><text:span text:style-name="T166"> </text:span><text:span text:style-name="T165">void</text:span><text:span text:style-name="T166"> main(String[] </text:span><text:span text:style-name="T204">args</text:span><text:span text:style-name="T166">) {</text:span></text:p>
          <text:p text:style-name="P5"><text:span text:style-name="T166"><text:s text:c="8"/></text:span><text:span text:style-name="T166">SpringApplication.</text:span><text:span text:style-name="T169">run</text:span><text:span text:style-name="T166">(Application.</text:span><text:span text:style-name="T165">class</text:span><text:span text:style-name="T166">);</text:span></text:p>
          <text:p text:style-name="P5"><text:span text:style-name="T168"><text:s text:c="4"/></text:span><text:span text:style-name="T166">}</text:span></text:p>
          <text:p text:style-name="P5"><text:span text:style-name="T166"/></text:p>
          <text:p text:style-name="P5"><text:span text:style-name="T166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ackaging</text:p>
          </draw:text-box>
        </draw:frame>
        <draw:custom-shape draw:style-name="gr3" draw:text-style-name="P29" draw:layer="layout" svg:width="25.753cm" svg:height="6.21cm" svg:x="1.014cm" svg:y="12.614cm">
          <text:p text:style-name="P5"><text:span text:style-name="T206">$ </text:span><text:span text:style-name="T207">mvn clean package</text:span></text:p>
          <text:p text:style-name="P5"><text:span text:style-name="T206">... </text:span></text:p>
          <text:p text:style-name="P5"><text:span text:style-name="T206">$ </text:span><text:span text:style-name="T207">ls -alh target/</text:span></text:p>
          <text:p text:style-name="P5"><text:span text:style-name="T206">total 18M</text:span></text:p>
          <text:p text:style-name="P5"><text:span text:style-name="T206">drwxrwxr-x 6 acogoluegnes acogoluegnes 4,0K août <text:s/>21 11:11 .</text:span></text:p>
          <text:p text:style-name="P5"><text:span text:style-name="T206">drwxrwxr-x 5 acogoluegnes acogoluegnes 4,0K août <text:s/>21 11:11 ..</text:span></text:p>
          <text:p text:style-name="P5"><text:span text:style-name="T206">drwxrwxr-x 5 acogoluegnes acogoluegnes 4,0K août <text:s/>21 11:11 classes</text:span></text:p>
          <text:p text:style-name="P5"><text:span text:style-name="T206">drwxrwxr-x 3 acogoluegnes acogoluegnes 4,0K août <text:s/>21 11:11 generated-sources</text:span></text:p>
          <text:p text:style-name="P5"><text:span text:style-name="T206">drwxrwxr-x 2 acogoluegnes acogoluegnes 4,0K août <text:s/>21 11:11 maven-archiver</text:span></text:p>
          <text:p text:style-name="P5"><text:span text:style-name="T206">drwxrwxr-x 3 acogoluegnes acogoluegnes 4,0K août <text:s/>21 11:11 maven-status</text:span></text:p>
          <text:p text:style-name="P5"><text:span text:style-name="T207">-rw-rw-r-- 1 acogoluegnes acogoluegnes <text:s/>18M août <text:s/>21 11:11 spring-boot-solution-1.3.0.M4.jar</text:span></text:p>
          <text:p text:style-name="P5"><text:span text:style-name="T206">-rw-rw-r-- 1 acogoluegnes acogoluegnes 148K août <text:s/>21 11:11 spring-boot-solution-1.3.0.M4.jar.original</text:span></text:p>
          <text:p text:style-name="P5"><text:span text:style-name="T20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0" draw:layer="layout" svg:width="25.753cm" svg:height="6.252cm" svg:x="1.014cm" svg:y="5.314cm">
          <text:p text:style-name="P5"><text:span text:style-name="T47">&lt;!-- pom.xml --&gt;</text:span></text:p>
          <text:p text:style-name="P5"><text:span text:style-name="T208">&lt;</text:span><text:span text:style-name="T209">build</text:span><text:span text:style-name="T208">&gt;</text:span></text:p>
          <text:p text:style-name="P5"><text:span text:style-name="T210"><text:s text:c="4"/></text:span><text:span text:style-name="T208">&lt;</text:span><text:span text:style-name="T209">plugins</text:span><text:span text:style-name="T208">&gt;</text:span></text:p>
          <text:p text:style-name="P5"><text:span text:style-name="T210"><text:s text:c="8"/></text:span><text:span text:style-name="T208">&lt;</text:span><text:span text:style-name="T209">plugin</text:span><text:span text:style-name="T208">&gt;</text:span></text:p>
          <text:p text:style-name="P5"><text:span text:style-name="T210"><text:s text:c="12"/></text:span><text:span text:style-name="T208">&lt;</text:span><text:span text:style-name="T209">groupId</text:span><text:span text:style-name="T208">&gt;</text:span><text:span text:style-name="T210">org.springframework.boot</text:span><text:span text:style-name="T208">&lt;/</text:span><text:span text:style-name="T209">groupId</text:span><text:span text:style-name="T208">&gt;</text:span></text:p>
          <text:p text:style-name="P5"><text:span text:style-name="T210"><text:s text:c="12"/></text:span><text:span text:style-name="T208">&lt;</text:span><text:span text:style-name="T209">artifactId</text:span><text:span text:style-name="T208">&gt;</text:span><text:span text:style-name="T210">spring-boot-maven-plugin</text:span><text:span text:style-name="T208">&lt;/</text:span><text:span text:style-name="T209">artifactId</text:span><text:span text:style-name="T208">&gt;</text:span></text:p>
          <text:p text:style-name="P5"><text:span text:style-name="T210"><text:s text:c="9"/></text:span><text:span text:style-name="T208">&lt;/</text:span><text:span text:style-name="T209">plugin</text:span><text:span text:style-name="T208">&gt;</text:span></text:p>
          <text:p text:style-name="P5"><text:span text:style-name="T210"><text:s text:c="4"/></text:span><text:span text:style-name="T208">&lt;/</text:span><text:span text:style-name="T209">plugins</text:span><text:span text:style-name="T208">&gt;</text:span></text:p>
          <text:p text:style-name="P5"><text:span text:style-name="T208">&lt;/</text:span><text:span text:style-name="T209">build</text:span><text:span text:style-name="T20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607cm" svg:height="2.131cm" svg:x="21.431cm" svg:y="10.149cm">
          <text:p text:style-name="P1">JAR exécutable</text:p>
          <draw:enhanced-geometry svg:viewBox="0 0 21600 21600" draw:mirror-horizontal="false" draw:type="line-callout-2" draw:modifiers="-10659.4430992736 66704.6904315197 -7037.65133171913 19219.136960600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JAR exécutable</text:p>
          </draw:text-box>
        </draw:frame>
        <draw:custom-shape draw:style-name="gr3" draw:text-style-name="P31" draw:layer="layout" svg:width="26.761cm" svg:height="7.169cm" svg:x="0.504cm" svg:y="6.514cm">
          <text:p text:style-name="P5"><text:span text:style-name="T211">$ </text:span><text:span text:style-name="T212">java -jar target/spring-boot-solution-1.3.0.M5.jar</text:span></text:p>
          <text:p text:style-name="P5"><text:span text:style-name="T211"><text:s text:c="2"/></text:span><text:span text:style-name="T211">. <text:s text:c="2"/>____ <text:s text:c="9"/>_ <text:s text:c="11"/>__ _ _</text:span></text:p>
          <text:p text:style-name="P5"><text:span text:style-name="T211"><text:s/></text:span><text:span text:style-name="T211">/\\ / ___'_ __ _ _(_)_ __ <text:s/>__ _ \ \ \ \</text:span></text:p>
          <text:p text:style-name="P5"><text:span text:style-name="T211">( ( )\___ | '_ | '_| | '_ \/ _` | \ \ \ \</text:span></text:p>
          <text:p text:style-name="P5"><text:span text:style-name="T211"><text:s/></text:span><text:span text:style-name="T211">\\/ <text:s/>___)| |_)| | | | | || (_| | <text:s/>) ) ) )</text:span></text:p>
          <text:p text:style-name="P5"><text:span text:style-name="T211"><text:s text:c="2"/></text:span><text:span text:style-name="T211">' <text:s/>|____| .__|_| |_|_| |_\__, | / / / /</text:span></text:p>
          <text:p text:style-name="P5"><text:span text:style-name="T211"><text:s/></text:span><text:span text:style-name="T211">=========|_|==============|___/=/_/_/_/</text:span></text:p>
          <text:p text:style-name="P5"><text:span text:style-name="T211"><text:s/></text:span><text:span text:style-name="T211">:: Spring Boot :: <text:s text:c="12"/>(v1.3.0.M5)</text:span></text:p>
          <text:p text:style-name="P5"><text:span text:style-name="T211"/></text:p>
          <text:p text:style-name="P5"><text:span text:style-name="T211">...</text:span></text:p>
          <text:p text:style-name="P5"><text:span text:style-name="T211"/></text:p>
          <text:p text:style-name="P5"><text:span text:style-name="T211">2015-08-21 11:17:00.340 <text:s/>INFO 9864 --- [main] Tomcat started on port(s): 8080 (http)</text:span></text:p>
          <text:p text:style-name="P5"><text:span text:style-name="T211">2015-08-21 11:17:00.348 <text:s/>INFO 9864 --- [main] Started Application in 7.31 seconds (JVM running for 7.845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3 annotations en 1</text:p>
                <text:list>
                  <text:list-item>
                    <text:p>@Configuration</text:p>
                  </text:list-item>
                  <text:list-item>
                    <text:p>@ComponentScan (scanne depuis la classe annotée)</text:p>
                  </text:list-item>
                  <text:list-item>
                    <text:p>@EnableAutoConfiguration</text:p>
                  </text:list-item>
                </text:list>
              </text:list-item>
            </text:list>
          </draw:text-box>
        </draw:frame>
        <draw:custom-shape draw:style-name="gr3" draw:text-style-name="P28" draw:layer="layout" svg:width="25.753cm" svg:height="6.21cm" svg:x="1.014cm" svg:y="12.714cm">
          <text:p text:style-name="P5"><text:span text:style-name="T168">@SpringBootApplication</text:span></text:p>
          <text:p text:style-name="P5"><text:span text:style-name="T165">public</text:span><text:span text:style-name="T166"> </text:span><text:span text:style-name="T165">class</text:span><text:span text:style-name="T166"> Application {</text:span></text:p>
          <text:p text:style-name="P5"><text:span text:style-name="T168"/></text:p>
          <text:p text:style-name="P5"><text:span text:style-name="T166"><text:s text:c="4"/></text:span><text:span text:style-name="T165">public</text:span><text:span text:style-name="T166"> </text:span><text:span text:style-name="T165">static</text:span><text:span text:style-name="T166"> </text:span><text:span text:style-name="T165">void</text:span><text:span text:style-name="T166"> main(String[] </text:span><text:span text:style-name="T204">args</text:span><text:span text:style-name="T166">) {</text:span></text:p>
          <text:p text:style-name="P5"><text:span text:style-name="T166"><text:s text:c="8"/></text:span><text:span text:style-name="T166">SpringApplication.</text:span><text:span text:style-name="T169">run</text:span><text:span text:style-name="T166">(Application.</text:span><text:span text:style-name="T165">class</text:span><text:span text:style-name="T166">);</text:span></text:p>
          <text:p text:style-name="P5"><text:span text:style-name="T168"><text:s text:c="4"/></text:span><text:span text:style-name="T166">}</text:span></text:p>
          <text:p text:style-name="P5"><text:span text:style-name="T166"/></text:p>
          <text:p text:style-name="P5"><text:span text:style-name="T166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SpringBootApplic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er Spring dans Spring Boot ?</text:p>
                <text:list>
                  <text:list-item>
                    <text:p>Classes @Configuration</text:p>
                  </text:list-item>
                  <text:list-item>
                    <text:p>Dans l'arborescence de Application</text:p>
                  </text:list-item>
                  <text:list-item>
                    <text:p>Configurer comme d'habitude</text:p>
                  </text:list-item>
                </text:list>
              </text:list-item>
            </text:list>
          </draw:text-box>
        </draw:frame>
        <draw:custom-shape draw:style-name="gr3" draw:text-style-name="P28" draw:layer="layout" svg:width="25.753cm" svg:height="6.21cm" svg:x="1.014cm" svg:y="12.714cm">
          <text:p text:style-name="P5"><text:span text:style-name="T168">@SpringBootApplication</text:span></text:p>
          <text:p text:style-name="P5"><text:span text:style-name="T165">public</text:span><text:span text:style-name="T166"> </text:span><text:span text:style-name="T165">class</text:span><text:span text:style-name="T166"> Application {</text:span></text:p>
          <text:p text:style-name="P5"><text:span text:style-name="T168"/></text:p>
          <text:p text:style-name="P5"><text:span text:style-name="T166"><text:s text:c="4"/></text:span><text:span text:style-name="T165">public</text:span><text:span text:style-name="T166"> </text:span><text:span text:style-name="T165">static</text:span><text:span text:style-name="T166"> </text:span><text:span text:style-name="T165">void</text:span><text:span text:style-name="T166"> main(String[] </text:span><text:span text:style-name="T204">args</text:span><text:span text:style-name="T166">) {</text:span></text:p>
          <text:p text:style-name="P5"><text:span text:style-name="T166"><text:s text:c="8"/></text:span><text:span text:style-name="T166">SpringApplication.</text:span><text:span text:style-name="T169">run</text:span><text:span text:style-name="T166">(Application.</text:span><text:span text:style-name="T165">class</text:span><text:span text:style-name="T166">);</text:span></text:p>
          <text:p text:style-name="P5"><text:span text:style-name="T168"><text:s text:c="4"/></text:span><text:span text:style-name="T166">}</text:span></text:p>
          <text:p text:style-name="P5"><text:span text:style-name="T166"/></text:p>
          <text:p text:style-name="P5"><text:span text:style-name="T166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@EnableAutoconfigur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utomatique</text:p>
              </text:list-item>
              <text:list-item>
                <text:p>Configuration</text:p>
                <text:list>
                  <text:list-item>
                    <text:p>Selon la présence de librairies sur le classpath</text:p>
                  </text:list-item>
                  <text:list-item>
                    <text:p>Selon la présence de beans Spring</text:p>
                  </text:list-item>
                </text:list>
              </text:list-item>
              <text:list-item>
                <text:p>Exemples</text:p>
                <text:list>
                  <text:list-item>
                    <text:p>Spring MVC présent =&gt; DispatcherServlet déclarée</text:p>
                  </text:list-item>
                  <text:list-item>
                    <text:p>H2 présent =&gt; DataSource embarqué déclaré</text:p>
                  </text:list-item>
                  <text:list-item>
                    <text:p>Bean DataSource =&gt; JdbcTemplate déclar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rôleur REST “hello world”</text:p>
          </draw:text-box>
        </draw:frame>
        <draw:custom-shape draw:style-name="gr3" draw:text-style-name="P32" draw:layer="layout" svg:width="25.753cm" svg:height="12.265cm" svg:x="1.014cm" svg:y="6.414cm">
          <text:p text:style-name="P5"><text:span text:style-name="T213">@SpringBootApplication</text:span></text:p>
          <text:p text:style-name="P5"><text:span text:style-name="T214">public</text:span><text:span text:style-name="T215"> </text:span><text:span text:style-name="T214">class</text:span><text:span text:style-name="T215"> Application {</text:span></text:p>
          <text:p text:style-name="P5"><text:span text:style-name="T213"/></text:p>
          <text:p text:style-name="P5"><text:span text:style-name="T215"><text:s text:c="4"/></text:span><text:span text:style-name="T214">public</text:span><text:span text:style-name="T215"> </text:span><text:span text:style-name="T214">static</text:span><text:span text:style-name="T215"> </text:span><text:span text:style-name="T214">void</text:span><text:span text:style-name="T215"> main(String[] </text:span><text:span text:style-name="T216">args</text:span><text:span text:style-name="T215">) {</text:span></text:p>
          <text:p text:style-name="P5"><text:span text:style-name="T215"><text:s text:c="8"/></text:span><text:span text:style-name="T215">SpringApplication.</text:span><text:span text:style-name="T217">run</text:span><text:span text:style-name="T215">(Application.</text:span><text:span text:style-name="T214">class</text:span><text:span text:style-name="T215">);</text:span></text:p>
          <text:p text:style-name="P5"><text:span text:style-name="T213"><text:s text:c="4"/></text:span><text:span text:style-name="T215">}</text:span></text:p>
          <text:p text:style-name="P5"><text:span text:style-name="T215"/></text:p>
          <text:p text:style-name="P5"><text:span text:style-name="T213"><text:s text:c="4"/></text:span><text:span text:style-name="T213">@RestController</text:span></text:p>
          <text:p text:style-name="P5"><text:span text:style-name="T215"><text:s text:c="4"/></text:span><text:span text:style-name="T214">public</text:span><text:span text:style-name="T215"> </text:span><text:span text:style-name="T214">static</text:span><text:span text:style-name="T215"> </text:span><text:span text:style-name="T214">class</text:span><text:span text:style-name="T215"> HelloController {</text:span></text:p>
          <text:p text:style-name="P5"><text:span text:style-name="T215"/></text:p>
          <text:p text:style-name="P5"><text:span text:style-name="T215"><text:s text:c="8"/></text:span><text:span text:style-name="T213">@RequestMapping</text:span><text:span text:style-name="T215">(</text:span><text:span text:style-name="T218">"/hello"</text:span><text:span text:style-name="T215">)</text:span></text:p>
          <text:p text:style-name="P5"><text:span text:style-name="T215"><text:s text:c="8"/></text:span><text:span text:style-name="T214">public</text:span><text:span text:style-name="T215"> String hello() {</text:span></text:p>
          <text:p text:style-name="P5"><text:span text:style-name="T215"><text:s text:c="12"/></text:span><text:span text:style-name="T214">return</text:span><text:span text:style-name="T215"> </text:span><text:span text:style-name="T218">"Hello world!"</text:span><text:span text:style-name="T215">;</text:span></text:p>
          <text:p text:style-name="P5"><text:span text:style-name="T215"><text:s text:c="8"/></text:span><text:span text:style-name="T215">}</text:span></text:p>
          <text:p text:style-name="P5"><text:span text:style-name="T215"/></text:p>
          <text:p text:style-name="P5"><text:span text:style-name="T215"><text:s text:c="4"/></text:span><text:span text:style-name="T215">}</text:span></text:p>
          <text:p text:style-name="P5"><text:span text:style-name="T215"/></text:p>
          <text:p text:style-name="P5"><text:span text:style-name="T21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607cm" svg:height="2.131cm" svg:x="20.409cm" svg:y="7.824cm">
          <text:p text:style-name="P1">Détecté par le component scan</text:p>
          <draw:enhanced-geometry svg:viewBox="0 0 21600 21600" draw:mirror-horizontal="false" draw:type="line-callout-2" draw:modifiers="-40415.0121065375 36807.1294559099 -13084.8668280872 29836.7729831144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" draw:layer="layout" svg:width="8.784cm" svg:height="2.548cm" svg:x="19.077cm" svg:y="10.575cm">
          <text:p text:style-name="P1">Appelée sur une requête HTTP</text:p>
          <text:p text:style-name="P1"><text:span text:style-name="T219">http://localhost:8080</text:span><text:span text:style-name="T115">/hello</text:span></text:p>
          <draw:enhanced-geometry svg:viewBox="0 0 21600 21600" draw:mirror-horizontal="false" draw:type="line-callout-2" draw:modifiers="-16065.3841775754 24955.6688897607 -8131.04154809334 18905.2961945861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Fichiers application.properties</text:p>
              </text:list-item>
              <text:list-item>
                <text:p>Localisations, dans l'ordre de préférence :</text:p>
                <text:list>
                  <text:list-item>
                    <text:p>/config depuis le répertoire courant</text:p>
                  </text:list-item>
                  <text:list-item>
                    <text:p>Le répertoire courant</text:p>
                  </text:list-item>
                  <text:list-item>
                    <text:p>/config sur le classpath</text:p>
                  </text:list-item>
                  <text:list-item>
                    <text:p>Racine du class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pplication.propertie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Qu'y trouve-t-on ?</text:p>
                <text:list>
                  <text:list-item>
                    <text:p>Les paramètres de l'auto-configuration</text:p>
                  </text:list-item>
                </text:list>
              </text:list-item>
              <text:list-item>
                <text:p>Par exemple, pour le conteneur web</text:p>
              </text:list-item>
            </text:list>
          </draw:text-box>
        </draw:frame>
        <draw:custom-shape draw:style-name="gr3" draw:text-style-name="P9" draw:layer="layout" svg:width="26.761cm" svg:height="2.494cm" svg:x="0.504cm" svg:y="10.714cm">
          <text:p text:style-name="P5"><text:span text:style-name="T166">server.port=9000</text:span></text:p>
          <text:p text:style-name="P5"><text:span text:style-name="T166">server.address=192.168.1.20</text:span></text:p>
          <text:p text:style-name="P5"><text:span text:style-name="T166">server.session.timeout=1800 # en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figuration externe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Exemples de paramètres disponibles</text:p>
                <text:list>
                  <text:list-item>
                    <text:p>Connexion base de données</text:p>
                  </text:list-item>
                  <text:list-item>
                    <text:p>Paramètres pool de connexions</text:p>
                  </text:list-item>
                  <text:list-item>
                    <text:p>Log (niveau, format)</text:p>
                  </text:list-item>
                  <text:list-item>
                    <text:p>Configuration SSL</text:p>
                  </text:list-item>
                  <text:list-item>
                    <text:p>Initialisation de la base de données</text:p>
                  </text:list-item>
                  <text:list-item>
                    <text:p>Etc.</text:p>
                  </text:list-item>
                </text:list>
              </text:list-item>
              <text:list-item>
                <text:p>Documentation de référence pour les paramètres disponib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onitoring avec 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Informations sur l'environnement</text:p>
                <text:list>
                  <text:list-item>
                    <text:p>Beans Spring, “health check”, etc</text:p>
                  </text:list-item>
                </text:list>
              </text:list-item>
              <text:list-item>
                <text:p>Exposés sur HTTP (“endpoints”)</text:p>
              </text:list-item>
              <text:list-item>
                <text:p>Pour la production et le développement</text:p>
                <text:list>
                  <text:list-item>
                    <text:p>Indications utiles sur l'application</text:p>
                  </text:list-item>
                </text:list>
              </text:list-item>
            </text:list>
          </draw:text-box>
        </draw:frame>
        <draw:custom-shape draw:style-name="gr3" draw:text-style-name="P24" draw:layer="layout" svg:width="25.753cm" svg:height="3.326cm" svg:x="1.014cm" svg:y="14.014cm">
          <text:p text:style-name="P5"><text:span text:style-name="T54">&lt;</text:span><text:span text:style-name="T55">dependency</text:span><text:span text:style-name="T54">&gt;</text:span></text:p>
          <text:p text:style-name="P5"><text:span text:style-name="T220"><text:s text:c="4"/></text:span><text:span text:style-name="T54">&lt;</text:span><text:span text:style-name="T55">groupId</text:span><text:span text:style-name="T54">&gt;</text:span><text:span text:style-name="T220">org.springframework.boot</text:span><text:span text:style-name="T54">&lt;/</text:span><text:span text:style-name="T55">groupId</text:span><text:span text:style-name="T54">&gt;</text:span></text:p>
          <text:p text:style-name="P5"><text:span text:style-name="T220"><text:s text:c="4"/></text:span><text:span text:style-name="T54">&lt;</text:span><text:span text:style-name="T55">artifactId</text:span><text:span text:style-name="T54">&gt;</text:span><text:span text:style-name="T220">spring-boot-starter-actuator</text:span><text:span text:style-name="T54">&lt;/</text:span><text:span text:style-name="T55">artifactId</text:span><text:span text:style-name="T54">&gt;</text:span></text:p>
          <text:p text:style-name="P5"><text:span text:style-name="T54">&lt;/</text:span><text:span text:style-name="T55">dependency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actuato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ccueil des endpoints</text:p>
              </text:list-item>
            </text:list>
          </draw:text-box>
        </draw:frame>
        <draw:custom-shape draw:style-name="gr3" draw:text-style-name="P24" draw:layer="layout" svg:width="25.753cm" svg:height="12.244cm" svg:x="1.114cm" svg:y="7.314cm">
          <text:p text:style-name="P5"><text:span text:style-name="T56">{</text:span></text:p>
          <text:p text:style-name="P5"><text:span text:style-name="T56"><text:s text:c="2"/></text:span><text:span text:style-name="T56">_links: {</text:span></text:p>
          <text:p text:style-name="P5"><text:span text:style-name="T56"><text:s text:c="4"/></text:span><text:span text:style-name="T56">self: {</text:span></text:p>
          <text:p text:style-name="P5"><text:span text:style-name="T56"><text:s text:c="4"/></text:span><text:span text:style-name="T56">href: "http://localhost:8080/actuator",</text:span></text:p>
          <text:p text:style-name="P5"><text:span text:style-name="T56"><text:s text:c="4"/></text:span><text:span text:style-name="T56">templated: false</text:span></text:p>
          <text:p text:style-name="P5"><text:span text:style-name="T56"><text:s text:c="2"/></text:span><text:span text:style-name="T56">},</text:span></text:p>
          <text:p text:style-name="P5"><text:span text:style-name="T56"><text:s text:c="2"/></text:span><text:span text:style-name="T56">autoconfig: {</text:span></text:p>
          <text:p text:style-name="P5"><text:span text:style-name="T56"><text:s text:c="4"/></text:span><text:span text:style-name="T56">href: "http://localhost:8080/autoconfig",</text:span></text:p>
          <text:p text:style-name="P5"><text:span text:style-name="T56"><text:s text:c="4"/></text:span><text:span text:style-name="T56">templated: false</text:span></text:p>
          <text:p text:style-name="P5"><text:span text:style-name="T56"><text:s text:c="2"/></text:span><text:span text:style-name="T56">},</text:span></text:p>
          <text:p text:style-name="P5"><text:span text:style-name="T56"><text:s text:c="2"/></text:span><text:span text:style-name="T56">beans: {</text:span></text:p>
          <text:p text:style-name="P5"><text:span text:style-name="T56"><text:s text:c="4"/></text:span><text:span text:style-name="T56">href: "http://localhost:8080/beans",</text:span></text:p>
          <text:p text:style-name="P5"><text:span text:style-name="T56"><text:s text:c="4"/></text:span><text:span text:style-name="T56">templated: false</text:span></text:p>
          <text:p text:style-name="P5"><text:span text:style-name="T56"><text:s text:c="2"/></text:span><text:span text:style-name="T56">},</text:span></text:p>
          <text:p text:style-name="P5"><text:span text:style-name="T56"><text:s text:c="2"/></text:span><text:span text:style-name="T56">... </text:span></text:p>
          <text:p text:style-name="P5"><text:span text:style-name="T56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health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ing des systèmes externes</text:p>
              </text:list-item>
            </text:list>
          </draw:text-box>
        </draw:frame>
        <draw:custom-shape draw:style-name="gr3" draw:text-style-name="P24" draw:layer="layout" svg:width="25.753cm" svg:height="12.244cm" svg:x="1.114cm" svg:y="7.314cm">
          <text:p text:style-name="P5"><text:span text:style-name="T56">{</text:span></text:p>
          <text:p text:style-name="P5"><text:span text:style-name="T56"><text:s text:c="2"/></text:span><text:span text:style-name="T56">status: "UP",</text:span></text:p>
          <text:p text:style-name="P5"><text:span text:style-name="T56"><text:s text:c="2"/></text:span><text:span text:style-name="T56">diskSpace: {</text:span></text:p>
          <text:p text:style-name="P5"><text:span text:style-name="T56"><text:s text:c="4"/></text:span><text:span text:style-name="T56">status: "UP",</text:span></text:p>
          <text:p text:style-name="P5"><text:span text:style-name="T56"><text:s text:c="4"/></text:span><text:span text:style-name="T56">total: 243905724416,</text:span></text:p>
          <text:p text:style-name="P5"><text:span text:style-name="T56"><text:s text:c="4"/></text:span><text:span text:style-name="T56">free: 110182084608,</text:span></text:p>
          <text:p text:style-name="P5"><text:span text:style-name="T56"><text:s text:c="4"/></text:span><text:span text:style-name="T56">threshold: 10485760</text:span></text:p>
          <text:p text:style-name="P5"><text:span text:style-name="T56"><text:s text:c="2"/></text:span><text:span text:style-name="T56">},</text:span></text:p>
          <text:p text:style-name="P5"><text:span text:style-name="T56"><text:s text:c="2"/></text:span><text:span text:style-name="T56">db: {</text:span></text:p>
          <text:p text:style-name="P5"><text:span text:style-name="T56"><text:s text:c="4"/></text:span><text:span text:style-name="T56">status: "UP",</text:span></text:p>
          <text:p text:style-name="P5"><text:span text:style-name="T56"><text:s text:c="4"/></text:span><text:span text:style-name="T56">database: "H2",</text:span></text:p>
          <text:p text:style-name="P5"><text:span text:style-name="T56"><text:s text:c="4"/></text:span><text:span text:style-name="T56">hello: 1</text:span></text:p>
          <text:p text:style-name="P5"><text:span text:style-name="T56"><text:s text:c="2"/></text:span><text:span text:style-name="T56">},</text:span></text:p>
          <text:p text:style-name="P5"><text:span text:style-name="T56"><text:s text:c="2"/></text:span><text:span text:style-name="T56">...</text:span></text:p>
          <text:p text:style-name="P5"><text:span text:style-name="T56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/bea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es beans Spring</text:p>
                <text:list>
                  <text:list-item>
                    <text:p>Pratique pour débugguer le component scan, l'auto-configuration</text:p>
                  </text:list-item>
                </text:list>
              </text:list-item>
            </text:list>
          </draw:text-box>
        </draw:frame>
        <draw:custom-shape draw:style-name="gr3" draw:text-style-name="P30" draw:layer="layout" svg:width="25.753cm" svg:height="10.19cm" svg:x="1.114cm" svg:y="9.314cm">
          <text:p text:style-name="P5"><text:span text:style-name="T53">{</text:span></text:p>
          <text:p text:style-name="P5"><text:span text:style-name="T53"><text:s text:c="2"/></text:span><text:span text:style-name="T53">content: [</text:span></text:p>
          <text:p text:style-name="P5"><text:span text:style-name="T53"><text:s text:c="4"/></text:span><text:span text:style-name="T53">{</text:span></text:p>
          <text:p text:style-name="P5"><text:span text:style-name="T53"><text:s text:c="6"/></text:span><text:span text:style-name="T53">context: "application",</text:span></text:p>
          <text:p text:style-name="P5"><text:span text:style-name="T53"><text:s text:c="6"/></text:span><text:span text:style-name="T53">parent: null,</text:span></text:p>
          <text:p text:style-name="P5"><text:span text:style-name="T53"><text:s text:c="6"/></text:span><text:span text:style-name="T53">beans: [</text:span></text:p>
          <text:p text:style-name="P5"><text:span text:style-name="T53"><text:s text:c="8"/></text:span><text:span text:style-name="T53">{</text:span></text:p>
          <text:p text:style-name="P5"><text:span text:style-name="T53"><text:s text:c="11"/></text:span><text:span text:style-name="T53">bean: "application",</text:span></text:p>
          <text:p text:style-name="P5"><text:span text:style-name="T53"><text:s text:c="11"/></text:span><text:span text:style-name="T53">scope: "singleton",</text:span></text:p>
          <text:p text:style-name="P5"><text:span text:style-name="T53"><text:s text:c="11"/></text:span><text:span text:style-name="T53">type: "com.zenika.Application$$EnhancerBySpringCGLIB$$faaf2c13",</text:span></text:p>
          <text:p text:style-name="P5"><text:span text:style-name="T53"><text:s text:c="11"/></text:span><text:span text:style-name="T53">resource: "null",</text:span></text:p>
          <text:p text:style-name="P5"><text:span text:style-name="T53"><text:s text:c="11"/></text:span><text:span text:style-name="T53">dependencies: [ ]</text:span></text:p>
          <text:p text:style-name="P5"><text:span text:style-name="T53"><text:s text:c="4"/></text:span><text:span text:style-name="T53">},</text:span></text:p>
          <text:p text:style-name="P5"><text:span text:style-name="T53"><text:s text:c="2"/></text:span><text:span text:style-name="T53">... </text:span></text:p>
          <text:p text:style-name="P5"><text:span text:style-name="T53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REST</text:p>
          </draw:text-box>
        </draw:frame>
        <draw:custom-shape draw:style-name="gr3" draw:text-style-name="P32" draw:layer="layout" svg:width="25.753cm" svg:height="12.265cm" svg:x="1.014cm" svg:y="6.414cm">
          <text:p text:style-name="P5"><text:span text:style-name="T213">@Controller</text:span></text:p>
          <text:p text:style-name="P5"><text:span text:style-name="T214">public</text:span><text:span text:style-name="T215"> </text:span><text:span text:style-name="T214">class</text:span><text:span text:style-name="T215"> UserController {</text:span></text:p>
          <text:p text:style-name="P5"><text:span text:style-name="T213"/></text:p>
          <text:p text:style-name="P5"><text:span text:style-name="T215"><text:s text:c="4"/></text:span><text:span text:style-name="T213">@Autowired</text:span></text:p>
          <text:p text:style-name="P5"><text:span text:style-name="T215"><text:s text:c="4"/></text:span><text:span text:style-name="T215">UserService </text:span><text:span text:style-name="T221">userService</text:span><text:span text:style-name="T215">;</text:span></text:p>
          <text:p text:style-name="P5"><text:span text:style-name="T213"/></text:p>
          <text:p text:style-name="P5"><text:span text:style-name="T215"><text:s text:c="4"/></text:span><text:span text:style-name="T213">@RequestMapping</text:span><text:span text:style-name="T215">(</text:span></text:p>
          <text:p text:style-name="P5"><text:span text:style-name="T215"><text:s text:c="8"/></text:span><text:span text:style-name="T215">value=</text:span><text:span text:style-name="T218">"/users"</text:span><text:span text:style-name="T215">,method= RequestMethod.</text:span><text:span text:style-name="T222">GET</text:span><text:span text:style-name="T215">,</text:span></text:p>
          <text:p text:style-name="P5"><text:span text:style-name="T215"><text:s text:c="8"/></text:span><text:span text:style-name="T215">produces = </text:span><text:span text:style-name="T218">"application/json"</text:span></text:p>
          <text:p text:style-name="P5"><text:span text:style-name="T218"><text:s text:c="4"/></text:span><text:span text:style-name="T215">)</text:span></text:p>
          <text:p text:style-name="P5"><text:span text:style-name="T215"><text:s text:c="4"/></text:span><text:span text:style-name="T213">@ResponseBody</text:span></text:p>
          <text:p text:style-name="P5"><text:span text:style-name="T215"><text:s text:c="4"/></text:span><text:span text:style-name="T214">public</text:span><text:span text:style-name="T215"> List&lt;User&gt; users() {</text:span></text:p>
          <text:p text:style-name="P5"><text:span text:style-name="T215"><text:s text:c="8"/></text:span><text:span text:style-name="T214">return</text:span><text:span text:style-name="T215"> </text:span><text:span text:style-name="T221">userService</text:span><text:span text:style-name="T215">.list();</text:span></text:p>
          <text:p text:style-name="P5"><text:span text:style-name="T213"><text:s text:c="4"/></text:span><text:span text:style-name="T213">}</text:span></text:p>
          <text:p text:style-name="P5"><text:span text:style-name="T213"/></text:p>
          <text:p text:style-name="P5"><text:span text:style-name="T21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6.607cm" svg:height="2.131cm" svg:x="17.909cm" svg:y="4.283cm">
          <text:p text:style-name="P1"><text:span text:style-name="T35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0" draw:layer="layout" svg:width="8.784cm" svg:height="2.548cm" svg:x="17.018cm" svg:y="6.596cm">
          <text:p text:style-name="P1"><text:span text:style-name="T35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0" draw:layer="layout" svg:width="7.39cm" svg:height="1.371cm" svg:x="18.772cm" svg:y="9.297cm">
          <text:p text:style-name="P1"><text:span text:style-name="T35">Mapping requête HTTP</text:span></text:p>
          <draw:enhanced-geometry svg:viewBox="0 0 21600 21600" draw:mirror-horizontal="false" draw:type="line-callout-2" draw:modifiers="-20910.2963063185 30668.221574344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0" draw:layer="layout" svg:width="7.768cm" svg:height="1.278cm" svg:x="18.902cm" svg:y="11.168cm">
          <text:p text:style-name="P1"><text:span text:style-name="T35">Format retourné : JSON</text:span></text:p>
          <draw:enhanced-geometry svg:viewBox="0 0 21600 21600" draw:mirror-horizontal="false" draw:type="line-callout-2" draw:modifiers="-13564.989059081 18273.0258014074 -3706.11404299138 16482.8772478499 -689.509589393744 9322.283033620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0" draw:layer="layout" svg:width="8.784cm" svg:height="2.548cm" svg:x="18.796cm" svg:y="14.224cm">
          <text:p text:style-name="P1"><text:span text:style-name="T35">Sérialisation de l'objet retourné dans la réponse HTTP</text:span></text:p>
          <draw:enhanced-geometry svg:viewBox="0 0 21600 21600" draw:mirror-horizontal="false" draw:type="line-callout-2" draw:modifiers="-27282.140011383 -5516.5162808944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Méthode affichage HTML</text:p>
          </draw:text-box>
        </draw:frame>
        <draw:custom-shape draw:style-name="gr3" draw:text-style-name="P32" draw:layer="layout" svg:width="25.753cm" svg:height="12.265cm" svg:x="1.014cm" svg:y="6.414cm">
          <text:p text:style-name="P5"><text:span text:style-name="T213">@Controller</text:span></text:p>
          <text:p text:style-name="P5"><text:span text:style-name="T214">public</text:span><text:span text:style-name="T215"> </text:span><text:span text:style-name="T214">class</text:span><text:span text:style-name="T215"> UserController {</text:span></text:p>
          <text:p text:style-name="P5"><text:span text:style-name="T213"/></text:p>
          <text:p text:style-name="P5"><text:span text:style-name="T215"><text:s text:c="4"/></text:span><text:span text:style-name="T213">@Autowired</text:span></text:p>
          <text:p text:style-name="P5"><text:span text:style-name="T215"><text:s text:c="4"/></text:span><text:span text:style-name="T215">UserService </text:span><text:span text:style-name="T221">userService</text:span><text:span text:style-name="T215">;</text:span></text:p>
          <text:p text:style-name="P5"><text:span text:style-name="T213"/></text:p>
          <text:p text:style-name="P5"><text:span text:style-name="T215"><text:s text:c="4"/></text:span><text:span text:style-name="T30">@RequestMapping</text:span><text:span text:style-name="T29">(</text:span></text:p>
          <text:p text:style-name="P5"><text:span text:style-name="T29"><text:s text:c="7"/></text:span><text:span text:style-name="T29">value=</text:span><text:span text:style-name="T32">"/users"</text:span><text:span text:style-name="T29">,method= RequestMethod.</text:span><text:span text:style-name="T223">GET</text:span></text:p>
          <text:p text:style-name="P5"><text:span text:style-name="T223"><text:s text:c="4"/></text:span><text:span text:style-name="T8">)</text:span></text:p>
          <text:p text:style-name="P5"><text:span text:style-name="T215"><text:s text:c="4"/></text:span><text:span text:style-name="T214">public</text:span><text:span text:style-name="T215"> String users(Model </text:span><text:span text:style-name="T216">model</text:span><text:span text:style-name="T215">) {</text:span></text:p>
          <text:p text:style-name="P5"><text:span text:style-name="T215"><text:s text:c="8"/></text:span><text:span text:style-name="T216">model</text:span><text:span text:style-name="T215">.addAttribute(</text:span><text:span text:style-name="T218">"message"</text:span><text:span text:style-name="T215">,</text:span><text:span text:style-name="T218">"Hello Spring Boot!"</text:span><text:span text:style-name="T215">);</text:span></text:p>
          <text:p text:style-name="P5"><text:span text:style-name="T215"><text:s text:c="8"/></text:span><text:span text:style-name="T216">model</text:span><text:span text:style-name="T215">.addAttribute(</text:span><text:span text:style-name="T218">"users"</text:span><text:span text:style-name="T215">,</text:span><text:span text:style-name="T221">userService</text:span><text:span text:style-name="T215">.list());</text:span></text:p>
          <text:p text:style-name="P5"><text:span text:style-name="T215"><text:s text:c="8"/></text:span><text:span text:style-name="T214">return</text:span><text:span text:style-name="T215"> </text:span><text:span text:style-name="T218">"users"</text:span><text:span text:style-name="T215">;</text:span></text:p>
          <text:p text:style-name="P5"><text:span text:style-name="T215"><text:s text:c="4"/></text:span><text:span text:style-name="T215">}</text:span></text:p>
          <text:p text:style-name="P5"><text:span text:style-name="T213"/></text:p>
          <text:p text:style-name="P5"><text:span text:style-name="T21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6.607cm" svg:height="2.131cm" svg:x="17.909cm" svg:y="4.283cm">
          <text:p text:style-name="P1"><text:span text:style-name="T35">Détecté par le component scan</text:span></text:p>
          <draw:enhanced-geometry svg:viewBox="0 0 21600 21600" draw:mirror-horizontal="false" draw:type="line-callout-2" draw:modifiers="-41411.985472155 26037.52345215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0" draw:layer="layout" svg:width="8.784cm" svg:height="2.548cm" svg:x="17.018cm" svg:y="6.596cm">
          <text:p text:style-name="P1"><text:span text:style-name="T35">Injection de dépendances par annotations</text:span></text:p>
          <draw:enhanced-geometry svg:viewBox="0 0 21600 21600" draw:mirror-horizontal="false" draw:type="line-callout-2" draw:modifiers="-26293.7279453614 19879.7959984308 -9834.94593056346 14058.2189093762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0" draw:layer="layout" svg:width="7.39cm" svg:height="1.371cm" svg:x="18.772cm" svg:y="9.297cm">
          <text:p text:style-name="P1"><text:span text:style-name="T35">Mapping requête HTTP</text:span></text:p>
          <draw:enhanced-geometry svg:viewBox="0 0 21600 21600" draw:mirror-horizontal="false" draw:type="line-callout-2" draw:modifiers="-19212.3393316195 26511.9533527697 -10862.8331754837 15680.4664723032 -724.773373021242 8706.12244897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0" draw:layer="layout" svg:width="7.768cm" svg:height="1.532cm" svg:x="18.902cm" svg:y="11.168cm">
          <text:p text:style-name="P1"><text:span text:style-name="T35">Modèle passé à la vue pour le rendu</text:span></text:p>
          <draw:enhanced-geometry svg:viewBox="0 0 21600 21600" draw:mirror-horizontal="false" draw:type="line-callout-2" draw:modifiers="-12828.2146994465 23812.133072407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0" draw:layer="layout" svg:width="8.784cm" svg:height="2.548cm" svg:x="18.134cm" svg:y="16.46cm">
          <text:p text:style-name="P1"><text:span text:style-name="T35">Objets chargés dans le modèle pour le rendu dans la vue</text:span></text:p>
          <draw:enhanced-geometry svg:viewBox="0 0 21600 21600" draw:mirror-horizontal="false" draw:type="line-callout-2" draw:modifiers="-11927.3306772908 -15498.7838367987 -10498.8047808765 -8660.33738721067 -609.766647694935 4677.59905845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Rendu de la vue</text:p>
          </draw:text-box>
        </draw:frame>
        <draw:custom-shape draw:style-name="gr3" draw:text-style-name="P16" draw:layer="layout" svg:width="25.753cm" svg:height="12.265cm" svg:x="1.014cm" svg:y="7.914cm">
          <text:p text:style-name="P5"><text:span text:style-name="T224">&lt;div class="row"&gt;</text:span></text:p>
          <text:p text:style-name="P5"><text:span text:style-name="T224"><text:s text:c="2"/></text:span><text:span text:style-name="T224">&lt;h1&gt;</text:span><text:span text:style-name="T225">${message}</text:span><text:span text:style-name="T224">&lt;/h1&gt;</text:span></text:p>
          <text:p text:style-name="P5"><text:span text:style-name="T224"><text:s text:c="2"/></text:span><text:span text:style-name="T224">&lt;table class="table"&gt;</text:span></text:p>
          <text:p text:style-name="P5"><text:span text:style-name="T224"><text:s text:c="4"/></text:span><text:span text:style-name="T224">&lt;thead&gt;</text:span></text:p>
          <text:p text:style-name="P5"><text:span text:style-name="T224"><text:s text:c="6"/></text:span><text:span text:style-name="T224">&lt;tr&gt;</text:span></text:p>
          <text:p text:style-name="P5"><text:span text:style-name="T224"><text:s text:c="8"/></text:span><text:span text:style-name="T224">&lt;th&gt;ID&lt;/th&gt;</text:span></text:p>
          <text:p text:style-name="P5"><text:span text:style-name="T224"><text:s text:c="8"/></text:span><text:span text:style-name="T224">&lt;th&gt;Login&lt;/th&gt;</text:span></text:p>
          <text:p text:style-name="P5"><text:span text:style-name="T224"><text:s text:c="8"/></text:span><text:span text:style-name="T224">&lt;th&gt;Mot de passe&lt;/th&gt;</text:span></text:p>
          <text:p text:style-name="P5"><text:span text:style-name="T224"><text:s text:c="6"/></text:span><text:span text:style-name="T224">&lt;/tr&gt;</text:span></text:p>
          <text:p text:style-name="P5"><text:span text:style-name="T224"><text:s text:c="4"/></text:span><text:span text:style-name="T224">&lt;/thead&gt;</text:span></text:p>
          <text:p text:style-name="P5"><text:span text:style-name="T224"><text:s text:c="4"/></text:span><text:span text:style-name="T224">&lt;tbody&gt;</text:span></text:p>
          <text:p text:style-name="P5"><text:span text:style-name="T224"><text:s text:c="6"/></text:span><text:span text:style-name="T225">&lt;#list users as user&gt;</text:span></text:p>
          <text:p text:style-name="P5"><text:span text:style-name="T224"><text:s text:c="8"/></text:span><text:span text:style-name="T224">&lt;tr&gt;</text:span></text:p>
          <text:p text:style-name="P5"><text:span text:style-name="T224"><text:s text:c="10"/></text:span><text:span text:style-name="T224">&lt;td&gt;</text:span><text:span text:style-name="T225">${user.id}</text:span><text:span text:style-name="T224">&lt;/td&gt;</text:span></text:p>
          <text:p text:style-name="P5"><text:span text:style-name="T224"><text:s text:c="10"/></text:span><text:span text:style-name="T224">&lt;td&gt;</text:span><text:span text:style-name="T225">${user.login}</text:span><text:span text:style-name="T224">&lt;/td&gt;</text:span></text:p>
          <text:p text:style-name="P5"><text:span text:style-name="T224"><text:s text:c="10"/></text:span><text:span text:style-name="T224">&lt;td&gt;</text:span><text:span text:style-name="T225">${user.password}</text:span><text:span text:style-name="T224">&lt;/td&gt;</text:span></text:p>
          <text:p text:style-name="P5"><text:span text:style-name="T224"><text:s text:c="8"/></text:span><text:span text:style-name="T224">&lt;/tr&gt;</text:span></text:p>
          <text:p text:style-name="P5"><text:span text:style-name="T224"><text:s text:c="6"/></text:span><text:span text:style-name="T225">&lt;/#list&gt;</text:span></text:p>
          <text:p text:style-name="P5"><text:span text:style-name="T224"><text:s text:c="4"/></text:span><text:span text:style-name="T224">&lt;/tbody&gt;</text:span></text:p>
          <text:p text:style-name="P5"><text:span text:style-name="T224"><text:s text:c="2"/></text:span><text:span text:style-name="T224">&lt;/table&gt;</text:span></text:p>
          <text:p text:style-name="P5"><text:span text:style-name="T224">&lt;/div&gt;</text:span></text:p>
          <text:p text:style-name="P5"><text:span text:style-name="T22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6.607cm" svg:height="2.131cm" svg:x="20.825cm" svg:y="8.314cm">
          <text:p text:style-name="P1"><text:span text:style-name="T35">Référence aux objets chargés dans le modèle</text:span></text:p>
          <draw:enhanced-geometry svg:viewBox="0 0 21600 21600" draw:mirror-horizontal="false" draw:type="line-callout-2" draw:modifiers="-43072.5181598063 5450.65666041276 -18837.8934624697 9148.59287054409 -813.922518159806 5612.757973733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10" draw:layer="layout" svg:width="7.768cm" svg:height="1.532cm" svg:x="18.902cm" svg:y="12.368cm">
          <text:p text:style-name="P1"><text:span text:style-name="T35">Itération</text:span></text:p>
          <draw:enhanced-geometry svg:viewBox="0 0 21600 21600" draw:mirror-horizontal="false" draw:type="line-callout-2" draw:modifiers="-26070.6912086498 32843.8356164383 -3706.11404299138 16482.8772478499 -689.509589393744 7777.690802348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presentation:style-name="pr3" draw:layer="layout" svg:width="24.639cm" svg:height="12.18cm" svg:x="1.525cm" svg:y="4.914cm" presentation:class="outline" presentation:user-transformed="true">
          <draw:text-box>
            <text:list text:style-name="L3">
              <text:list-item>
                <text:p>Moteur de template Freemarker</text:p>
                <text:list>
                  <text:list-item>
                    <text:p>Autres options possible : JSP, Velocity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spring-boot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ncement d'une application Spring Boot</text:p>
              </text:list-item>
              <text:list-item>
                <text:p>Contrôleur REST et HTML</text:p>
              </text:list-item>
              <text:list-item>
                <text:p>Configuration d'une application Spring Boot</text:p>
              </text:list-item>
              <text:list-item>
                <text:p>Utilisation de l'Actuat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Monospace1" svg:font-family="Monospace" style:font-family-generic="roma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671c19" draw:fill-gradient-name="Gradient_20_9"/>
      <style:paragraph-properties style:writing-mode="lr-tb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0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8" draw:layer="backgroundobjects" svg:x1="0cm" svg:y1="3.864cm" svg:x2="28cm" svg:y2="3.864cm">
        <text:p/>
      </draw:line>
      <draw:custom-shape draw:name="AutoShape 8" draw:style-name="Mgr4" draw:text-style-name="MP9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5" draw:text-style-name="MP10" draw:layer="backgroundobjects" svg:width="3.493cm" svg:height="1.124cm" svg:x="23.586cm" svg:y="1.392cm">
        <draw:image xlink:href="Pictures/10000000000000D300000044E7D48172030F5CDC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5.3.2.2$MacOSX_X86_64 LibreOffice_project/6cd4f1ef626f15116896b1d8e1398b56da0d0ee1</meta:generator>
    <dc:date>2017-05-17T12:17:30.720031000</dc:date>
    <meta:editing-duration>P2DT2H8M45S</meta:editing-duration>
    <meta:editing-cycles>342</meta:editing-cycles>
    <meta:document-statistic meta:object-count="560"/>
  </office:meta>
</office:document-meta>
</file>